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Bahnschrift" svg:font-family="Bahnschrift, 'Segoe UI'" style:font-family-generic="swiss" style:font-pitch="variable"/>
    <style:font-face style:name="Broadway" svg:font-family="Broadway" style:font-family-generic="decorative" style:font-pitch="variable"/>
    <style:font-face style:name="Courier New" svg:font-family="'Courier New'" style:font-family-generic="modern"/>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0" style:family="table">
      <style:table-properties style:width="6.8375in" fo:margin-left="-0.075in" fo:break-before="page" table:align="left" style:writing-mode="lr-tb"/>
    </style:style>
    <style:style style:name="Table10.A" style:family="table-column">
      <style:table-column-properties style:column-width="6.8375in"/>
    </style:style>
    <style:style style:name="Table10.1" style:family="table-row">
      <style:table-row-properties fo:keep-together="auto"/>
    </style:style>
    <style:style style:name="Table10.A1" style:family="table-cell">
      <style:table-cell-properties style:vertical-align="top" fo:background-color="#d8d8d8"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0.A2" style:family="table-cell">
      <style:table-cell-properties style:vertical-align="top" fo:background-color="#d8d8d8"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1" style:family="table">
      <style:table-properties style:width="6.8375in" fo:margin-left="-0.075in" table:align="left" style:writing-mode="lr-tb"/>
    </style:style>
    <style:style style:name="Table11.A" style:family="table-column">
      <style:table-column-properties style:column-width="6.8375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margin-right="0.25in"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0.4in" fo:margin-right="0in" fo:text-align="justify" style:justify-single-word="false" fo:text-indent="-0.4in" style:auto-text-indent="false"/>
    </style:style>
    <style:style style:name="P4" style:family="paragraph" style:parent-style-name="Standard">
      <style:paragraph-properties fo:margin-left="0.9in" fo:margin-right="0in" fo:text-align="justify" style:justify-single-word="false" fo:text-indent="-0.5in" style:auto-text-indent="false"/>
    </style:style>
    <style:style style:name="P5" style:family="paragraph" style:parent-style-name="Footer">
      <style:paragraph-properties>
        <style:tab-stops/>
      </style:paragraph-properties>
      <style:text-properties fo:language="en" fo:country="US"/>
    </style:style>
    <style:style style:name="P6" style:family="paragraph" style:parent-style-name="Footer">
      <style:paragraph-properties fo:break-before="page">
        <style:tab-stops/>
      </style:paragraph-properties>
      <style:text-properties fo:language="en" fo:country="US"/>
    </style:style>
    <style:style style:name="P7" style:family="paragraph" style:parent-style-name="Standard">
      <style:text-properties fo:font-weight="bold" style:font-weight-asian="bold"/>
    </style:style>
    <style:style style:name="P8" style:family="paragraph" style:parent-style-name="Standard">
      <style:paragraph-properties fo:margin-left="0.4in" fo:margin-right="0in" fo:text-indent="-0.4in" style:auto-text-indent="false"/>
      <style:text-properties fo:font-weight="bold" style:font-weight-asian="bold"/>
    </style:style>
    <style:style style:name="P9" style:family="paragraph" style:parent-style-name="Standard">
      <style:paragraph-properties fo:margin-left="0.5in" fo:margin-right="0in" fo:text-indent="-0.4in" style:auto-text-indent="false"/>
      <style:text-properties fo:font-weight="bold" style:font-weight-asian="bold"/>
    </style:style>
    <style:style style:name="P10" style:family="paragraph" style:parent-style-name="Standard">
      <style:paragraph-properties fo:margin-left="0.3937in" fo:margin-right="0in" fo:text-indent="-0.3937in" style:auto-text-indent="false"/>
      <style:text-properties fo:font-weight="bold" style:font-weight-asian="bold"/>
    </style:style>
    <style:style style:name="P11" style:family="paragraph" style:parent-style-name="Standard">
      <style:paragraph-properties fo:margin-left="0.5in" fo:margin-right="0in" fo:text-indent="-0.5in" style:auto-text-indent="false"/>
      <style:text-properties fo:font-weight="bold" style:font-weight-asian="bold"/>
    </style:style>
    <style:style style:name="P12" style:family="paragraph" style:parent-style-name="Standard">
      <style:paragraph-properties fo:margin-left="0.5in" fo:margin-right="0in" fo:text-indent="-0.5in" style:auto-text-indent="false" fo:break-before="page"/>
      <style:text-properties fo:font-weight="bold" style:font-weight-asian="bold"/>
    </style:style>
    <style:style style:name="P13" style:family="paragraph" style:parent-style-name="Standard">
      <style:paragraph-properties fo:margin-left="1in" fo:margin-right="0in"/>
      <style:text-properties fo:font-weight="bold" style:font-weight-asian="bold"/>
    </style:style>
    <style:style style:name="P14" style:family="paragraph" style:parent-style-name="Standard">
      <style:text-properties fo:text-transform="uppercase" fo:font-weight="bold" style:font-weight-asian="bold" style:font-size-complex="12pt"/>
    </style:style>
    <style:style style:name="P15" style:family="paragraph" style:parent-style-name="Standard">
      <style:paragraph-properties fo:text-align="center" style:justify-single-word="false"/>
      <style:text-properties style:font-name="Arial Rounded MT Bold" fo:font-size="16pt" fo:font-weight="bold" style:font-size-asian="16pt" style:font-weight-asian="bold" style:font-name-complex="Arial Rounded MT Bold" style:font-size-complex="16pt"/>
    </style:style>
    <style:style style:name="P16" style:family="paragraph" style:parent-style-name="Standard">
      <style:text-properties style:font-name="Arial Rounded MT Bold" fo:font-size="16pt" fo:font-weight="bold" style:font-size-asian="16pt" style:font-weight-asian="bold" style:font-name-complex="Arial Rounded MT Bold" style:font-size-complex="16pt"/>
    </style:style>
    <style:style style:name="P17" style:family="paragraph" style:parent-style-name="Standard">
      <style:paragraph-properties fo:text-align="center" style:justify-single-word="false"/>
      <style:text-properties style:font-name="Broadway" fo:font-size="26pt" fo:font-weight="bold" style:font-size-asian="26pt" style:font-weight-asian="bold" style:font-name-complex="Arial" style:font-size-complex="26pt"/>
    </style:style>
    <style:style style:name="P18" style:family="paragraph" style:parent-style-name="Standard">
      <style:text-properties style:text-underline-style="solid" style:text-underline-width="auto" style:text-underline-color="font-color" fo:font-weight="bold" style:font-weight-asian="bold"/>
    </style:style>
    <style:style style:name="P19" style:family="paragraph" style:parent-style-name="Standard">
      <style:paragraph-properties fo:margin-left="0.4in" fo:margin-right="0in" fo:text-indent="-0.4in" style:auto-text-indent="false"/>
      <style:text-properties style:text-underline-style="solid" style:text-underline-width="auto" style:text-underline-color="font-color" fo:font-weight="bold" style:font-weight-asian="bold"/>
    </style:style>
    <style:style style:name="P20" style:family="paragraph" style:parent-style-name="Standard">
      <style:paragraph-properties fo:margin-left="0.5in" fo:margin-right="0in" fo:text-indent="-0.5in" style:auto-text-indent="false"/>
      <style:text-properties style:text-underline-style="solid" style:text-underline-width="auto" style:text-underline-color="font-color" fo:font-weight="bold" style:font-weight-asian="bold"/>
    </style:style>
    <style:style style:name="P21" style:family="paragraph" style:parent-style-name="Standard">
      <style:paragraph-properties fo:break-before="page"/>
      <style:text-properties style:text-underline-style="solid" style:text-underline-width="auto" style:text-underline-color="font-color" fo:font-weight="bold" style:font-weight-asian="bold"/>
    </style:style>
    <style:style style:name="P22" style:family="paragraph" style:parent-style-name="Standard">
      <style:text-properties style:text-underline-style="solid" style:text-underline-width="auto" style:text-underline-color="font-color"/>
    </style:style>
    <style:style style:name="P2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P24" style:family="paragraph" style:parent-style-name="Standard">
      <style:paragraph-properties fo:text-align="center" style:justify-single-word="false" style:snap-to-layout-grid="false"/>
      <style:text-properties fo:font-size="14pt" style:text-underline-style="solid" style:text-underline-width="auto" style:text-underline-color="font-color" fo:font-weight="bold" style:font-size-asian="14pt" style:font-weight-asian="bold"/>
    </style:style>
    <style:style style:name="P25" style:family="paragraph" style:parent-style-name="Standard">
      <style:paragraph-properties fo:text-align="center" style:justify-single-word="false"/>
      <style:text-properties fo:font-size="14pt" fo:font-weight="bold" style:font-size-asian="14pt" style:font-weight-asian="bold"/>
    </style:style>
    <style:style style:name="P26" style:family="paragraph" style:parent-style-name="Standard">
      <style:text-properties fo:font-size="14pt" fo:font-weight="bold" style:font-size-asian="14pt" style:font-weight-asian="bold"/>
    </style:style>
    <style:style style:name="P27" style:family="paragraph" style:parent-style-name="Standard">
      <style:paragraph-properties fo:margin-left="0.5in" fo:margin-right="0in"/>
    </style:style>
    <style:style style:name="P28" style:family="paragraph" style:parent-style-name="Standard">
      <style:paragraph-properties fo:margin-left="0.5in" fo:margin-right="0in" fo:text-indent="-0.5in" style:auto-text-indent="false"/>
    </style:style>
    <style:style style:name="P29" style:family="paragraph" style:parent-style-name="Standard">
      <style:paragraph-properties fo:margin-left="0.9in" fo:margin-right="0in" fo:text-indent="-0.5in" style:auto-text-indent="false"/>
    </style:style>
    <style:style style:name="P30" style:family="paragraph" style:parent-style-name="Standard">
      <style:paragraph-properties fo:margin-left="0.9in" fo:margin-right="0in" fo:text-indent="-0.5in" style:auto-text-indent="false" fo:break-before="page"/>
    </style:style>
    <style:style style:name="P31" style:family="paragraph" style:parent-style-name="Standard">
      <style:paragraph-properties fo:margin-left="1in" fo:margin-right="0in" fo:text-indent="-0.5in" style:auto-text-indent="false"/>
    </style:style>
    <style:style style:name="P32" style:family="paragraph" style:parent-style-name="Standard">
      <style:paragraph-properties fo:margin-left="1in" fo:margin-right="0in"/>
    </style:style>
    <style:style style:name="P33" style:family="paragraph" style:parent-style-name="Standard">
      <style:paragraph-properties fo:margin-right="0in" fo:text-indent="0.5in" style:auto-text-indent="false"/>
    </style:style>
    <style:style style:name="P34" style:family="paragraph" style:parent-style-name="Standard">
      <style:paragraph-properties fo:margin-right="0in" fo:text-indent="0.25in" style:auto-text-indent="false"/>
    </style:style>
    <style:style style:name="P35" style:family="paragraph" style:parent-style-name="Standard">
      <style:text-properties fo:font-size="12pt" style:font-size-asian="12pt"/>
    </style:style>
    <style:style style:name="P36" style:family="paragraph" style:parent-style-name="Subtitle">
      <style:text-properties fo:font-size="12pt" style:font-size-asian="12pt"/>
    </style:style>
    <style:style style:name="P37" style:family="paragraph" style:parent-style-name="Standard">
      <style:paragraph-properties>
        <style:tab-stops>
          <style:tab-stop style:position="0in"/>
        </style:tab-stops>
      </style:paragraph-properties>
    </style:style>
    <style:style style:name="P38" style:family="paragraph" style:parent-style-name="Standard">
      <style:paragraph-properties fo:margin-left="0.5in" fo:margin-right="0in">
        <style:tab-stops>
          <style:tab-stop style:position="0in"/>
        </style:tab-stops>
      </style:paragraph-properties>
    </style:style>
    <style:style style:name="P39" style:family="paragraph" style:parent-style-name="Standard">
      <style:paragraph-properties fo:margin-left="0.4in" fo:margin-right="0in" fo:text-indent="-0.4in" style:auto-text-indent="false"/>
    </style:style>
    <style:style style:name="P40" style:family="paragraph" style:parent-style-name="Standard">
      <style:paragraph-properties fo:margin-left="0.3937in" fo:margin-right="0in" fo:text-indent="-0.3937in" style:auto-text-indent="false"/>
    </style:style>
    <style:style style:name="P41" style:family="paragraph" style:parent-style-name="Standard">
      <style:paragraph-properties fo:margin-left="1.1in" fo:margin-right="0in" fo:text-indent="-0.6in" style:auto-text-indent="false"/>
    </style:style>
    <style:style style:name="P42" style:family="paragraph" style:parent-style-name="Standard">
      <style:paragraph-properties fo:margin-left="1.1in" fo:margin-right="0in" fo:text-indent="-0.6in" style:auto-text-indent="false" fo:break-before="page"/>
    </style:style>
    <style:style style:name="P43" style:family="paragraph" style:parent-style-name="Standard">
      <style:paragraph-properties fo:margin-left="0.4925in" fo:margin-right="0in" fo:text-indent="-0.4925in" style:auto-text-indent="false"/>
    </style:style>
    <style:style style:name="P44" style:family="paragraph" style:parent-style-name="Heading_20_3" style:list-style-name="WW8Num69"/>
    <style:style style:name="P45" style:family="paragraph" style:parent-style-name="Standard">
      <style:paragraph-properties fo:text-align="center" style:justify-single-word="false"/>
      <style:text-properties style:font-name="Arial Rounded MT Bold" fo:font-size="16pt" fo:font-weight="bold" style:font-size-asian="16pt" style:font-weight-asian="bold" style:font-name-complex="Arial Rounded MT Bold" style:font-size-complex="16pt"/>
    </style:style>
    <style:style style:name="P46" style:family="paragraph" style:parent-style-name="Standard" style:list-style-name="WW8Num61"/>
    <style:style style:name="P47" style:family="paragraph" style:parent-style-name="Standard" style:list-style-name="WW8Num33"/>
    <style:style style:name="P48" style:family="paragraph" style:parent-style-name="Standard" style:list-style-name="WW8Num33">
      <style:paragraph-properties fo:text-align="justify" style:justify-single-word="false"/>
    </style:style>
    <style:style style:name="P49" style:family="paragraph" style:parent-style-name="Standard" style:list-style-name="WW8Num77">
      <style:paragraph-properties fo:text-align="justify" style:justify-single-word="false"/>
    </style:style>
    <style:style style:name="P50" style:family="paragraph" style:parent-style-name="Standard" style:list-style-name="WW8Num77"/>
    <style:style style:name="P51" style:family="paragraph" style:parent-style-name="Standard" style:list-style-name="WW8Num51"/>
    <style:style style:name="P52" style:family="paragraph" style:parent-style-name="Standard" style:list-style-name="WW8Num17"/>
    <style:style style:name="P53" style:family="paragraph" style:parent-style-name="Standard" style:list-style-name="WW8Num30"/>
    <style:style style:name="P54" style:family="paragraph" style:parent-style-name="Standard" style:list-style-name="WW8Num74"/>
    <style:style style:name="P55" style:family="paragraph" style:parent-style-name="Standard" style:list-style-name="WW8Num34"/>
    <style:style style:name="P56" style:family="paragraph" style:parent-style-name="Standard" style:list-style-name="WW8Num8"/>
    <style:style style:name="P57" style:family="paragraph" style:parent-style-name="Standard" style:list-style-name="WW8Num87"/>
    <style:style style:name="P58" style:family="paragraph" style:parent-style-name="Standard" style:list-style-name="WW8Num83"/>
    <style:style style:name="P59" style:family="paragraph" style:parent-style-name="Standard" style:list-style-name="WW8Num47"/>
    <style:style style:name="P60" style:family="paragraph" style:parent-style-name="Standard" style:list-style-name="WW8Num65"/>
    <style:style style:name="P61" style:family="paragraph" style:parent-style-name="Standard" style:list-style-name="WW8Num65">
      <style:paragraph-properties>
        <style:tab-stops>
          <style:tab-stop style:position="0.9846in"/>
        </style:tab-stops>
      </style:paragraph-properties>
    </style:style>
    <style:style style:name="P62" style:family="paragraph" style:parent-style-name="Standard" style:list-style-name="WW8Num41"/>
    <style:style style:name="P63" style:family="paragraph" style:parent-style-name="Standard" style:list-style-name="WW8Num37"/>
    <style:style style:name="P64" style:family="paragraph" style:parent-style-name="Standard" style:list-style-name="WW8Num24"/>
    <style:style style:name="P65" style:family="paragraph" style:parent-style-name="Standard" style:list-style-name="WW8Num72"/>
    <style:style style:name="P66" style:family="paragraph" style:parent-style-name="Standard" style:list-style-name="WW8Num86"/>
    <style:style style:name="P67" style:family="paragraph" style:parent-style-name="Standard" style:list-style-name="WW8Num78"/>
    <style:style style:name="P68" style:family="paragraph" style:parent-style-name="Standard" style:list-style-name="WW8Num40"/>
    <style:style style:name="P69" style:family="paragraph" style:parent-style-name="Standard" style:list-style-name="WW8Num63">
      <style:paragraph-properties fo:margin-left="0in" fo:margin-right="0in" fo:text-indent="0in" style:auto-text-indent="false">
        <style:tab-stops>
          <style:tab-stop style:position="0in"/>
        </style:tab-stops>
      </style:paragraph-properties>
    </style:style>
    <style:style style:name="P70" style:family="paragraph">
      <loext:graphic-properties draw:fill="none" draw:fill-color="#ffffff"/>
      <style:paragraph-properties fo:text-align="center"/>
    </style:style>
    <style:style style:name="P71" style:family="paragraph">
      <loext:graphic-properties draw:fill="none" draw:fill-color="#ffffff"/>
    </style:style>
    <style:style style:name="P72" style:family="paragraph">
      <loext:graphic-properties draw:fill="solid" draw:fill-color="#000000"/>
    </style:style>
    <style:style style:name="P73" style:family="paragraph">
      <loext:graphic-properties draw:fill="solid" draw:fill-color="#00e5e5"/>
    </style:style>
    <style:style style:name="P74" style:family="paragraph">
      <loext:graphic-properties draw:fill="solid" draw:fill-color="#bfccd8"/>
    </style:style>
    <style:style style:name="P75" style:family="paragraph">
      <loext:graphic-properties draw:fill="solid" draw:fill-color="#007fe5"/>
    </style:style>
    <style:style style:name="P76" style:family="paragraph">
      <loext:graphic-properties draw:fill="solid" draw:fill-color="#ffd8b2"/>
    </style:style>
    <style:style style:name="P77" style:family="paragraph">
      <loext:graphic-properties draw:fill="solid" draw:fill-color="#e50019"/>
    </style:style>
    <style:style style:name="P78" style:family="paragraph">
      <loext:graphic-properties draw:fill="solid" draw:fill-color="#00b200"/>
    </style:style>
    <style:style style:name="P79" style:family="paragraph">
      <loext:graphic-properties draw:fill="solid" draw:fill-color="#0000ff"/>
    </style:style>
    <style:style style:name="P80" style:family="paragraph">
      <loext:graphic-properties draw:fill="solid" draw:fill-color="#ffe500"/>
    </style:style>
    <style:style style:name="P81" style:family="paragraph">
      <loext:graphic-properties draw:fill="solid" draw:fill-color="#b200ff"/>
    </style:style>
    <style:style style:name="P82" style:family="paragraph">
      <loext:graphic-properties draw:fill="solid" draw:fill-color="#ffe819"/>
    </style:style>
    <style:style style:name="P83" style:family="paragraph">
      <loext:graphic-properties draw:fill="solid" draw:fill-color="#ffe8d1"/>
    </style:style>
    <style:style style:name="T1" style:family="text">
      <style:text-properties fo:font-weight="bold" style:font-weight-asian="bold"/>
    </style:style>
    <style:style style:name="T2" style:family="text">
      <style:text-properties style:font-name="Arial Rounded MT Bold" fo:font-size="16pt" fo:font-weight="bold" style:font-size-asian="16pt" style:font-weight-asian="bold" style:font-name-complex="Arial Rounded MT Bold" style:font-size-complex="16pt"/>
    </style:style>
    <style:style style:name="T3" style:family="text">
      <style:text-properties style:font-name="Bahnschrift" fo:font-size="26pt" fo:font-weight="bold" style:font-size-asian="26pt" style:font-weight-asian="bold" style:font-name-complex="Arial" style:font-size-complex="26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fo:font-size="14pt" style:text-underline-style="solid" style:text-underline-width="auto" style:text-underline-color="font-color" fo:font-weight="bold" style:font-size-asian="14pt" style:font-weight-asian="bold"/>
    </style:style>
    <style:style style:name="T7" style:family="text">
      <style:text-properties fo:font-style="italic" style:font-style-asian="italic"/>
    </style:style>
    <style:style style:name="T8" style:family="text">
      <style:text-properties officeooo:rsid="001e2a11"/>
    </style:style>
    <style:style style:name="fr1"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100%" draw:fill="solid" draw:fill-color="#ffffff" draw:opacity="0%" fo:padding-left="0.1008in" fo:padding-right="0.1008in" fo:padding-top="0.0508in" fo:padding-bottom="0.0508in" fo:border="none"/>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gr1" style:family="graphic">
      <style:graphic-properties style:writing-mode="lr-tb" loext:decorative="false"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loext:decorative="false" style:run-through="foreground"/>
    </style:style>
    <style:style style:name="gr3" style:family="graphic">
      <style:graphic-properties style:writing-mode="lr-tb" loext:decorative="false" style:run-through="foreground"/>
    </style:style>
    <style:style style:name="gr4" style:family="graphic">
      <style:graphic-properties draw:stroke="solid" svg:stroke-width="0in" svg:stroke-color="#000000" draw:stroke-linejoin="round" draw:fill="none" draw:fill-color="#ffffff" draw:textarea-horizontal-align="left" draw:textarea-vertical-align="top" draw:auto-grow-height="false" fo:min-height="3.9264in" fo:min-width="4.1783in" fo:padding-top="0.0902in" fo:padding-bottom="0.0902in" fo:padding-left="0.1736in" fo:padding-right="0.1736in" fo:wrap-option="wrap" draw:shadow-color="#808080" loext:decorative="false" style:run-through="foreground"/>
    </style:style>
    <style:style style:name="gr5" style:family="graphic">
      <style:graphic-properties draw:stroke="solid" svg:stroke-width="0in" svg:stroke-color="#000000" draw:stroke-linejoin="round" draw:fill="none" draw:fill-color="#ffffff" draw:textarea-horizontal-align="left" draw:textarea-vertical-align="top" draw:auto-grow-height="false" fo:min-height="5.2701in" fo:min-width="5.6583in" fo:padding-top="0.0902in" fo:padding-bottom="0.0902in" fo:padding-left="0.1736in" fo:padding-right="0.1736in" fo:wrap-option="wrap" draw:shadow-color="#808080" loext:decorative="false" style:run-through="foreground"/>
    </style:style>
    <style:style style:name="gr6" style:family="graphic">
      <style:graphic-properties draw:stroke="none" draw:fill="solid" draw:fill-color="#000000" draw:textarea-horizontal-align="left" draw:textarea-vertical-align="top" draw:auto-grow-height="false" fo:min-height="0.3728in" fo:min-width="0.0327in" fo:padding-top="0.0902in" fo:padding-bottom="0.0902in" fo:padding-left="0.1736in" fo:padding-right="0.1736in" fo:wrap-option="wrap" draw:shadow-color="#808080" loext:decorative="false" style:run-through="foreground"/>
    </style:style>
    <style:style style:name="gr7" style:family="graphic">
      <style:graphic-properties draw:stroke="none" draw:fill="solid" draw:fill-color="#000000" draw:textarea-horizontal-align="left" draw:textarea-vertical-align="top" draw:auto-grow-height="false" fo:min-height="0.3543in" fo:min-width="0.0673in" fo:padding-top="0.0902in" fo:padding-bottom="0.0902in" fo:padding-left="0.1736in" fo:padding-right="0.1736in" fo:wrap-option="wrap" draw:shadow-color="#808080" loext:decorative="false" style:run-through="foreground"/>
    </style:style>
    <style:style style:name="gr8" style:family="graphic">
      <style:graphic-properties draw:stroke="none" draw:fill="solid" draw:fill-color="#000000" draw:textarea-horizontal-align="left" draw:textarea-vertical-align="top" draw:auto-grow-height="false" fo:min-height="0.3528in" fo:min-width="0in" fo:padding-top="0.0902in" fo:padding-bottom="0.0902in" fo:padding-left="0.1736in" fo:padding-right="0.1736in" fo:wrap-option="wrap" draw:shadow-color="#808080" loext:decorative="false" style:run-through="foreground"/>
    </style:style>
    <style:style style:name="gr9" style:family="graphic">
      <style:graphic-properties draw:stroke="none" draw:fill="solid" draw:fill-color="#000000" draw:textarea-horizontal-align="left" draw:textarea-vertical-align="top" draw:auto-grow-height="false" fo:min-height="0.2437in" fo:min-width="0.15in" fo:padding-top="0.0902in" fo:padding-bottom="0.0902in" fo:padding-left="0.1736in" fo:padding-right="0.1736in" fo:wrap-option="wrap" draw:shadow-color="#808080" loext:decorative="false" style:run-through="foreground"/>
    </style:style>
    <style:style style:name="gr10" style:family="graphic">
      <style:graphic-properties draw:stroke="none" draw:fill="solid" draw:fill-color="#000000" draw:textarea-horizontal-align="left" draw:textarea-vertical-align="top" draw:auto-grow-height="false" fo:min-height="0.3638in" fo:min-width="0.1492in" fo:padding-top="0.0902in" fo:padding-bottom="0.0902in" fo:padding-left="0.1736in" fo:padding-right="0.1736in" fo:wrap-option="wrap" draw:shadow-color="#808080" loext:decorative="false" style:run-through="foreground"/>
    </style:style>
    <style:style style:name="gr11" style:family="graphic">
      <style:graphic-properties draw:stroke="none" draw:fill="solid" draw:fill-color="#000000" draw:textarea-horizontal-align="left" draw:textarea-vertical-align="top" draw:auto-grow-height="false" fo:min-height="0.2335in" fo:min-width="0.078in" fo:padding-top="0.0902in" fo:padding-bottom="0.0902in" fo:padding-left="0.1736in" fo:padding-right="0.1736in" fo:wrap-option="wrap" draw:shadow-color="#808080" loext:decorative="false" style:run-through="foreground"/>
    </style:style>
    <style:style style:name="gr12" style:family="graphic">
      <style:graphic-properties draw:stroke="none" draw:fill="solid" draw:fill-color="#000000" draw:textarea-horizontal-align="left" draw:textarea-vertical-align="top" draw:auto-grow-height="false" fo:min-height="0.2457in" fo:min-width="0in" fo:padding-top="0.0902in" fo:padding-bottom="0.0902in" fo:padding-left="0.1736in" fo:padding-right="0.1736in" fo:wrap-option="wrap" draw:shadow-color="#808080" loext:decorative="false" style:run-through="foreground"/>
    </style:style>
    <style:style style:name="gr13" style:family="graphic">
      <style:graphic-properties draw:stroke="none" draw:fill="solid" draw:fill-color="#000000" draw:textarea-horizontal-align="left" draw:textarea-vertical-align="top" draw:auto-grow-height="false" fo:min-height="0.3in" fo:min-width="0.2339in" fo:padding-top="0.0902in" fo:padding-bottom="0.0902in" fo:padding-left="0.1736in" fo:padding-right="0.1736in" fo:wrap-option="wrap" draw:shadow-color="#808080" loext:decorative="false" style:run-through="foreground"/>
    </style:style>
    <style:style style:name="gr14" style:family="graphic">
      <style:graphic-properties draw:stroke="none" draw:fill="solid" draw:fill-color="#000000" draw:textarea-horizontal-align="left" draw:textarea-vertical-align="top" draw:auto-grow-height="false" fo:min-height="0.2173in" fo:min-width="0.0898in" fo:padding-top="0.0902in" fo:padding-bottom="0.0902in" fo:padding-left="0.1736in" fo:padding-right="0.1736in" fo:wrap-option="wrap" draw:shadow-color="#808080" loext:decorative="false" style:run-through="foreground"/>
    </style:style>
    <style:style style:name="gr15" style:family="graphic">
      <style:graphic-properties draw:stroke="none" draw:fill="solid" draw:fill-color="#000000" draw:textarea-horizontal-align="left" draw:textarea-vertical-align="top" draw:auto-grow-height="false" fo:min-height="0.1453in" fo:min-width="0.0228in" fo:padding-top="0.0902in" fo:padding-bottom="0.0902in" fo:padding-left="0.1736in" fo:padding-right="0.1736in" fo:wrap-option="wrap" draw:shadow-color="#808080" loext:decorative="false" style:run-through="foreground"/>
    </style:style>
    <style:style style:name="gr16" style:family="graphic">
      <style:graphic-properties draw:stroke="none" draw:fill="solid" draw:fill-color="#000000" draw:textarea-horizontal-align="left" draw:textarea-vertical-align="top" draw:auto-grow-height="false" fo:min-height="0.1555in" fo:min-width="0.0134in" fo:padding-top="0.0902in" fo:padding-bottom="0.0902in" fo:padding-left="0.1736in" fo:padding-right="0.1736in" fo:wrap-option="wrap" draw:shadow-color="#808080" loext:decorative="false" style:run-through="foreground"/>
    </style:style>
    <style:style style:name="gr17" style:family="graphic">
      <style:graphic-properties draw:stroke="none" draw:fill="solid" draw:fill-color="#000000" draw:textarea-horizontal-align="left" draw:textarea-vertical-align="top" draw:auto-grow-height="false" fo:min-height="0.1591in" fo:min-width="0.0228in" fo:padding-top="0.0902in" fo:padding-bottom="0.0902in" fo:padding-left="0.1736in" fo:padding-right="0.1736in" fo:wrap-option="wrap" draw:shadow-color="#808080" loext:decorative="false" style:run-through="foreground"/>
    </style:style>
    <style:style style:name="gr18" style:family="graphic">
      <style:graphic-properties draw:stroke="none" draw:fill="solid" draw:fill-color="#000000" draw:textarea-horizontal-align="left" draw:textarea-vertical-align="top" draw:auto-grow-height="false" fo:min-height="0.1929in" fo:min-width="0.078in" fo:padding-top="0.0902in" fo:padding-bottom="0.0902in" fo:padding-left="0.1736in" fo:padding-right="0.1736in" fo:wrap-option="wrap" draw:shadow-color="#808080" loext:decorative="false" style:run-through="foreground"/>
    </style:style>
    <style:style style:name="gr19" style:family="graphic">
      <style:graphic-properties draw:stroke="none" draw:fill="solid" draw:fill-color="#000000" draw:textarea-horizontal-align="left" draw:textarea-vertical-align="top" draw:auto-grow-height="false" fo:min-height="0.1957in" fo:min-width="0.0646in" fo:padding-top="0.0902in" fo:padding-bottom="0.0902in" fo:padding-left="0.1736in" fo:padding-right="0.1736in" fo:wrap-option="wrap" draw:shadow-color="#808080" loext:decorative="false" style:run-through="foreground"/>
    </style:style>
    <style:style style:name="gr20" style:family="graphic">
      <style:graphic-properties draw:stroke="none" draw:fill="solid" draw:fill-color="#000000" draw:textarea-horizontal-align="left" draw:textarea-vertical-align="top" draw:auto-grow-height="false" fo:min-height="0.248in" fo:min-width="0in" fo:padding-top="0.0902in" fo:padding-bottom="0.0902in" fo:padding-left="0.1736in" fo:padding-right="0.1736in" fo:wrap-option="wrap" draw:shadow-color="#808080" loext:decorative="false" style:run-through="foreground"/>
    </style:style>
    <style:style style:name="gr21" style:family="graphic">
      <style:graphic-properties draw:stroke="none" draw:fill="solid" draw:fill-color="#000000" draw:textarea-horizontal-align="left" draw:textarea-vertical-align="top" draw:auto-grow-height="false" fo:min-height="0.2634in" fo:min-width="0.1091in" fo:padding-top="0.0902in" fo:padding-bottom="0.0902in" fo:padding-left="0.1736in" fo:padding-right="0.1736in" fo:wrap-option="wrap" draw:shadow-color="#808080" loext:decorative="false" style:run-through="foreground"/>
    </style:style>
    <style:style style:name="gr22" style:family="graphic">
      <style:graphic-properties draw:stroke="none" draw:fill="solid" draw:fill-color="#000000" draw:textarea-horizontal-align="left" draw:textarea-vertical-align="top" draw:auto-grow-height="false" fo:min-height="0.1598in" fo:min-width="0.0209in" fo:padding-top="0.0902in" fo:padding-bottom="0.0902in" fo:padding-left="0.1736in" fo:padding-right="0.1736in" fo:wrap-option="wrap" draw:shadow-color="#808080" loext:decorative="false" style:run-through="foreground"/>
    </style:style>
    <style:style style:name="gr23" style:family="graphic">
      <style:graphic-properties draw:stroke="none" draw:fill="solid" draw:fill-color="#000000" draw:textarea-horizontal-align="left" draw:textarea-vertical-align="top" draw:auto-grow-height="false" fo:min-height="0.139in" fo:min-width="0in" fo:padding-top="0.0902in" fo:padding-bottom="0.0902in" fo:padding-left="0.1736in" fo:padding-right="0.1736in" fo:wrap-option="wrap" draw:shadow-color="#808080" loext:decorative="false" style:run-through="foreground"/>
    </style:style>
    <style:style style:name="gr24" style:family="graphic">
      <style:graphic-properties draw:stroke="none" draw:fill="solid" draw:fill-color="#000000" draw:textarea-horizontal-align="left" draw:textarea-vertical-align="top" draw:auto-grow-height="false" fo:min-height="0.2311in" fo:min-width="0in" fo:padding-top="0.0902in" fo:padding-bottom="0.0902in" fo:padding-left="0.1736in" fo:padding-right="0.1736in" fo:wrap-option="wrap" draw:shadow-color="#808080" loext:decorative="false" style:run-through="foreground"/>
    </style:style>
    <style:style style:name="gr25" style:family="graphic">
      <style:graphic-properties draw:stroke="none" draw:fill="solid" draw:fill-color="#000000" draw:textarea-horizontal-align="left" draw:textarea-vertical-align="top" draw:auto-grow-height="false" fo:min-height="0.2193in" fo:min-width="0in" fo:padding-top="0.0902in" fo:padding-bottom="0.0902in" fo:padding-left="0.1736in" fo:padding-right="0.1736in" fo:wrap-option="wrap" draw:shadow-color="#808080" loext:decorative="false" style:run-through="foreground"/>
    </style:style>
    <style:style style:name="gr26" style:family="graphic">
      <style:graphic-properties draw:stroke="none" draw:fill="solid" draw:fill-color="#000000" draw:textarea-horizontal-align="left" draw:textarea-vertical-align="top" draw:auto-grow-height="false" fo:min-height="0.1827in" fo:min-width="0in" fo:padding-top="0.0902in" fo:padding-bottom="0.0902in" fo:padding-left="0.1736in" fo:padding-right="0.1736in" fo:wrap-option="wrap" draw:shadow-color="#808080" loext:decorative="false" style:run-through="foreground"/>
    </style:style>
    <style:style style:name="gr27" style:family="graphic">
      <style:graphic-properties draw:stroke="none" draw:fill="solid" draw:fill-color="#000000" draw:textarea-horizontal-align="left" draw:textarea-vertical-align="top" draw:auto-grow-height="false" fo:min-height="0.1992in" fo:min-width="0in" fo:padding-top="0.0902in" fo:padding-bottom="0.0902in" fo:padding-left="0.1736in" fo:padding-right="0.1736in" fo:wrap-option="wrap" draw:shadow-color="#808080" loext:decorative="false" style:run-through="foreground"/>
    </style:style>
    <style:style style:name="gr28" style:family="graphic">
      <style:graphic-properties draw:stroke="none" draw:fill="solid" draw:fill-color="#000000" draw:textarea-horizontal-align="left" draw:textarea-vertical-align="top" draw:auto-grow-height="false" fo:min-height="0.1583in" fo:min-width="0.0236in" fo:padding-top="0.0902in" fo:padding-bottom="0.0902in" fo:padding-left="0.1736in" fo:padding-right="0.1736in" fo:wrap-option="wrap" draw:shadow-color="#808080" loext:decorative="false" style:run-through="foreground"/>
    </style:style>
    <style:style style:name="gr29" style:family="graphic">
      <style:graphic-properties draw:stroke="none" draw:fill="solid" draw:fill-color="#000000" draw:textarea-horizontal-align="left" draw:textarea-vertical-align="top" draw:auto-grow-height="false" fo:min-height="0.2165in" fo:min-width="0.0929in" fo:padding-top="0.0902in" fo:padding-bottom="0.0902in" fo:padding-left="0.1736in" fo:padding-right="0.1736in" fo:wrap-option="wrap" draw:shadow-color="#808080" loext:decorative="false" style:run-through="foreground"/>
    </style:style>
    <style:style style:name="gr30" style:family="graphic">
      <style:graphic-properties draw:stroke="none" draw:fill="solid" draw:fill-color="#000000" draw:textarea-horizontal-align="left" draw:textarea-vertical-align="top" draw:auto-grow-height="false" fo:min-height="0.0811in" fo:min-width="0.0756in" fo:padding-top="0.0902in" fo:padding-bottom="0.0902in" fo:padding-left="0.1736in" fo:padding-right="0.1736in" fo:wrap-option="wrap" draw:shadow-color="#808080" loext:decorative="false" style:run-through="foreground"/>
    </style:style>
    <style:style style:name="gr31" style:family="graphic">
      <style:graphic-properties draw:stroke="none" draw:fill="solid" draw:fill-color="#000000" draw:textarea-horizontal-align="left" draw:textarea-vertical-align="top" draw:auto-grow-height="false" fo:min-height="0.1571in" fo:min-width="0.0283in" fo:padding-top="0.0902in" fo:padding-bottom="0.0902in" fo:padding-left="0.1736in" fo:padding-right="0.1736in" fo:wrap-option="wrap" draw:shadow-color="#808080" loext:decorative="false" style:run-through="foreground"/>
    </style:style>
    <style:style style:name="gr32" style:family="graphic">
      <style:graphic-properties draw:stroke="none" draw:fill="solid" draw:fill-color="#000000" draw:textarea-horizontal-align="left" draw:textarea-vertical-align="top" draw:auto-grow-height="false" fo:min-height="0.8016in" fo:min-width="3.55in" fo:padding-top="0.0902in" fo:padding-bottom="0.0902in" fo:padding-left="0.1736in" fo:padding-right="0.1736in" fo:wrap-option="wrap" draw:shadow-color="#808080" loext:decorative="false" style:run-through="foreground"/>
    </style:style>
    <style:style style:name="gr33" style:family="graphic">
      <style:graphic-properties draw:stroke="none" draw:fill="solid" draw:fill-color="#000000" draw:textarea-horizontal-align="left" draw:textarea-vertical-align="top" draw:auto-grow-height="false" fo:min-height="2.8992in" fo:min-width="2.672in" fo:padding-top="0.0902in" fo:padding-bottom="0.0902in" fo:padding-left="0.1736in" fo:padding-right="0.1736in" fo:wrap-option="wrap" draw:shadow-color="#808080" loext:decorative="false" style:run-through="foreground"/>
    </style:style>
    <style:style style:name="gr34" style:family="graphic">
      <style:graphic-properties draw:stroke="none" draw:fill="solid" draw:fill-color="#00e5e5" draw:textarea-horizontal-align="left" draw:textarea-vertical-align="top" draw:auto-grow-height="false" fo:min-height="0.3075in" fo:min-width="0.4835in" fo:padding-top="0.0902in" fo:padding-bottom="0.0902in" fo:padding-left="0.1736in" fo:padding-right="0.1736in" fo:wrap-option="wrap" draw:shadow-color="#808080" loext:decorative="false" style:run-through="foreground"/>
    </style:style>
    <style:style style:name="gr35" style:family="graphic">
      <style:graphic-properties draw:stroke="none" draw:fill="solid" draw:fill-color="#00e5e5" draw:textarea-horizontal-align="left" draw:textarea-vertical-align="top" draw:auto-grow-height="false" fo:min-height="0in" fo:min-width="2.6681in" fo:padding-top="0.0902in" fo:padding-bottom="0.0902in" fo:padding-left="0.1736in" fo:padding-right="0.1736in" fo:wrap-option="wrap" draw:shadow-color="#808080" loext:decorative="false" style:run-through="foreground"/>
    </style:style>
    <style:style style:name="gr36" style:family="graphic">
      <style:graphic-properties draw:stroke="none" draw:fill="solid" draw:fill-color="#00e5e5" draw:textarea-horizontal-align="left" draw:textarea-vertical-align="top" draw:auto-grow-height="false" fo:min-height="0in" fo:min-width="2.672in" fo:padding-top="0.0902in" fo:padding-bottom="0.0902in" fo:padding-left="0.1736in" fo:padding-right="0.1736in" fo:wrap-option="wrap" draw:shadow-color="#808080" loext:decorative="false" style:run-through="foreground"/>
    </style:style>
    <style:style style:name="gr37" style:family="graphic">
      <style:graphic-properties draw:stroke="none" draw:fill="solid" draw:fill-color="#00e5e5" draw:textarea-horizontal-align="left" draw:textarea-vertical-align="top" draw:auto-grow-height="false" fo:min-height="0in" fo:min-width="2.6382in" fo:padding-top="0.0902in" fo:padding-bottom="0.0902in" fo:padding-left="0.1736in" fo:padding-right="0.1736in" fo:wrap-option="wrap" draw:shadow-color="#808080" loext:decorative="false" style:run-through="foreground"/>
    </style:style>
    <style:style style:name="gr38" style:family="graphic">
      <style:graphic-properties draw:stroke="none" draw:fill="solid" draw:fill-color="#bfccd8" draw:textarea-horizontal-align="left" draw:textarea-vertical-align="top" draw:auto-grow-height="false" fo:min-height="1.6264in" fo:min-width="0.4047in" fo:padding-top="0.0902in" fo:padding-bottom="0.0902in" fo:padding-left="0.1736in" fo:padding-right="0.1736in" fo:wrap-option="wrap" draw:shadow-color="#808080" loext:decorative="false" style:run-through="foreground"/>
    </style:style>
    <style:style style:name="gr39" style:family="graphic">
      <style:graphic-properties draw:stroke="none" draw:fill="solid" draw:fill-color="#000000" draw:textarea-horizontal-align="left" draw:textarea-vertical-align="top" draw:auto-grow-height="false" fo:min-height="0in" fo:min-width="0in" fo:padding-top="0.0902in" fo:padding-bottom="0.0902in" fo:padding-left="0.1736in" fo:padding-right="0.1736in" fo:wrap-option="wrap" draw:shadow-color="#808080" loext:decorative="false" style:run-through="foreground"/>
    </style:style>
    <style:style style:name="gr40" style:family="graphic">
      <style:graphic-properties draw:stroke="none" draw:fill="solid" draw:fill-color="#000000" draw:textarea-horizontal-align="left" draw:textarea-vertical-align="top" draw:auto-grow-height="false" fo:min-height="1.0055in" fo:min-width="0in" fo:padding-top="0.0902in" fo:padding-bottom="0.0902in" fo:padding-left="0.1736in" fo:padding-right="0.1736in" fo:wrap-option="wrap" draw:shadow-color="#808080" loext:decorative="false" style:run-through="foreground"/>
    </style:style>
    <style:style style:name="gr41" style:family="graphic">
      <style:graphic-properties draw:stroke="none" draw:fill="solid" draw:fill-color="#000000" draw:textarea-horizontal-align="left" draw:textarea-vertical-align="top" draw:auto-grow-height="false" fo:min-height="0.0701in" fo:min-width="0in" fo:padding-top="0.0902in" fo:padding-bottom="0.0902in" fo:padding-left="0.1736in" fo:padding-right="0.1736in" fo:wrap-option="wrap" draw:shadow-color="#808080" loext:decorative="false" style:run-through="foreground"/>
    </style:style>
    <style:style style:name="gr42" style:family="graphic">
      <style:graphic-properties draw:stroke="none" draw:fill="solid" draw:fill-color="#000000" draw:textarea-horizontal-align="left" draw:textarea-vertical-align="top" draw:auto-grow-height="false" fo:min-height="0.1008in" fo:min-width="0in" fo:padding-top="0.0902in" fo:padding-bottom="0.0902in" fo:padding-left="0.1736in" fo:padding-right="0.1736in" fo:wrap-option="wrap" draw:shadow-color="#808080" loext:decorative="false" style:run-through="foreground"/>
    </style:style>
    <style:style style:name="gr43" style:family="graphic">
      <style:graphic-properties draw:stroke="none" draw:fill="solid" draw:fill-color="#000000" draw:textarea-horizontal-align="left" draw:textarea-vertical-align="top" draw:auto-grow-height="false" fo:min-height="0.8681in" fo:min-width="0in" fo:padding-top="0.0902in" fo:padding-bottom="0.0902in" fo:padding-left="0.1736in" fo:padding-right="0.1736in" fo:wrap-option="wrap" draw:shadow-color="#808080" loext:decorative="false" style:run-through="foreground"/>
    </style:style>
    <style:style style:name="gr44" style:family="graphic">
      <style:graphic-properties draw:stroke="none" draw:fill="solid" draw:fill-color="#000000" draw:textarea-horizontal-align="left" draw:textarea-vertical-align="top" draw:auto-grow-height="false" fo:min-height="0.8866in" fo:min-width="0in" fo:padding-top="0.0902in" fo:padding-bottom="0.0902in" fo:padding-left="0.1736in" fo:padding-right="0.1736in" fo:wrap-option="wrap" draw:shadow-color="#808080" loext:decorative="false" style:run-through="foreground"/>
    </style:style>
    <style:style style:name="gr45" style:family="graphic">
      <style:graphic-properties draw:stroke="none" draw:fill="solid" draw:fill-color="#000000" draw:textarea-horizontal-align="left" draw:textarea-vertical-align="top" draw:auto-grow-height="false" fo:min-height="0.0827in" fo:min-width="0in" fo:padding-top="0.0902in" fo:padding-bottom="0.0902in" fo:padding-left="0.1736in" fo:padding-right="0.1736in" fo:wrap-option="wrap" draw:shadow-color="#808080" loext:decorative="false" style:run-through="foreground"/>
    </style:style>
    <style:style style:name="gr46" style:family="graphic">
      <style:graphic-properties draw:stroke="none" draw:fill="solid" draw:fill-color="#000000" draw:textarea-horizontal-align="left" draw:textarea-vertical-align="top" draw:auto-grow-height="false" fo:min-height="0.0673in" fo:min-width="0in" fo:padding-top="0.0902in" fo:padding-bottom="0.0902in" fo:padding-left="0.1736in" fo:padding-right="0.1736in" fo:wrap-option="wrap" draw:shadow-color="#808080" loext:decorative="false" style:run-through="foreground"/>
    </style:style>
    <style:style style:name="gr47" style:family="graphic">
      <style:graphic-properties draw:stroke="none" draw:fill="solid" draw:fill-color="#000000" draw:textarea-horizontal-align="left" draw:textarea-vertical-align="top" draw:auto-grow-height="false" fo:min-height="1.1035in" fo:min-width="0in" fo:padding-top="0.0902in" fo:padding-bottom="0.0902in" fo:padding-left="0.1736in" fo:padding-right="0.1736in" fo:wrap-option="wrap" draw:shadow-color="#808080" loext:decorative="false" style:run-through="foreground"/>
    </style:style>
    <style:style style:name="gr48" style:family="graphic">
      <style:graphic-properties draw:stroke="none" draw:fill="solid" draw:fill-color="#000000" draw:textarea-horizontal-align="left" draw:textarea-vertical-align="top" draw:auto-grow-height="false" fo:min-height="0.0634in" fo:min-width="0in" fo:padding-top="0.0902in" fo:padding-bottom="0.0902in" fo:padding-left="0.1736in" fo:padding-right="0.1736in" fo:wrap-option="wrap" draw:shadow-color="#808080" loext:decorative="false" style:run-through="foreground"/>
    </style:style>
    <style:style style:name="gr49" style:family="graphic">
      <style:graphic-properties draw:stroke="none" draw:fill="solid" draw:fill-color="#007fe5" draw:textarea-horizontal-align="left" draw:textarea-vertical-align="top" draw:auto-grow-height="false" fo:min-height="1.8898in" fo:min-width="0.7528in" fo:padding-top="0.0902in" fo:padding-bottom="0.0902in" fo:padding-left="0.1736in" fo:padding-right="0.1736in" fo:wrap-option="wrap" draw:shadow-color="#808080" loext:decorative="false" style:run-through="foreground"/>
    </style:style>
    <style:style style:name="gr50" style:family="graphic">
      <style:graphic-properties draw:stroke="none" draw:fill="solid" draw:fill-color="#000000" draw:textarea-horizontal-align="left" draw:textarea-vertical-align="top" draw:auto-grow-height="false" fo:min-height="1.6445in" fo:min-width="0.5756in" fo:padding-top="0.0902in" fo:padding-bottom="0.0902in" fo:padding-left="0.1736in" fo:padding-right="0.1736in" fo:wrap-option="wrap" draw:shadow-color="#808080" loext:decorative="false" style:run-through="foreground"/>
    </style:style>
    <style:style style:name="gr51" style:family="graphic">
      <style:graphic-properties draw:stroke="none" draw:fill="solid" draw:fill-color="#000000" draw:textarea-horizontal-align="left" draw:textarea-vertical-align="top" draw:auto-grow-height="false" fo:min-height="0.0252in" fo:min-width="0in" fo:padding-top="0.0902in" fo:padding-bottom="0.0902in" fo:padding-left="0.1736in" fo:padding-right="0.1736in" fo:wrap-option="wrap" draw:shadow-color="#808080" loext:decorative="false" style:run-through="foreground"/>
    </style:style>
    <style:style style:name="gr52" style:family="graphic">
      <style:graphic-properties draw:stroke="none" draw:fill="solid" draw:fill-color="#000000" draw:textarea-horizontal-align="left" draw:textarea-vertical-align="top" draw:auto-grow-height="false" fo:min-height="0.0909in" fo:min-width="0in" fo:padding-top="0.0902in" fo:padding-bottom="0.0902in" fo:padding-left="0.1736in" fo:padding-right="0.1736in" fo:wrap-option="wrap" draw:shadow-color="#808080" loext:decorative="false" style:run-through="foreground"/>
    </style:style>
    <style:style style:name="gr53" style:family="graphic">
      <style:graphic-properties draw:stroke="none" draw:fill="solid" draw:fill-color="#000000" draw:textarea-horizontal-align="left" draw:textarea-vertical-align="top" draw:auto-grow-height="false" fo:min-height="1.6445in" fo:min-width="0.5772in" fo:padding-top="0.0902in" fo:padding-bottom="0.0902in" fo:padding-left="0.1736in" fo:padding-right="0.1736in" fo:wrap-option="wrap" draw:shadow-color="#808080" loext:decorative="false" style:run-through="foreground"/>
    </style:style>
    <style:style style:name="gr54" style:family="graphic">
      <style:graphic-properties draw:stroke="none" draw:fill="solid" draw:fill-color="#ffd8b2" draw:textarea-horizontal-align="left" draw:textarea-vertical-align="top" draw:auto-grow-height="false" fo:min-height="0.0783in" fo:min-width="0in" fo:padding-top="0.0902in" fo:padding-bottom="0.0902in" fo:padding-left="0.1736in" fo:padding-right="0.1736in" fo:wrap-option="wrap" draw:shadow-color="#808080" loext:decorative="false" style:run-through="foreground"/>
    </style:style>
    <style:style style:name="gr55" style:family="graphic">
      <style:graphic-properties draw:stroke="none" draw:fill="solid" draw:fill-color="#e50019" draw:textarea-horizontal-align="left" draw:textarea-vertical-align="top" draw:auto-grow-height="false" fo:min-height="1.9272in" fo:min-width="0.1437in" fo:padding-top="0.0902in" fo:padding-bottom="0.0902in" fo:padding-left="0.1736in" fo:padding-right="0.1736in" fo:wrap-option="wrap" draw:shadow-color="#808080" loext:decorative="false" style:run-through="foreground"/>
    </style:style>
    <style:style style:name="gr56" style:family="graphic">
      <style:graphic-properties draw:stroke="none" draw:fill="solid" draw:fill-color="#000000" draw:textarea-horizontal-align="left" draw:textarea-vertical-align="top" draw:auto-grow-height="false" fo:min-height="1.7028in" fo:min-width="0.0008in" fo:padding-top="0.0902in" fo:padding-bottom="0.0902in" fo:padding-left="0.1736in" fo:padding-right="0.1736in" fo:wrap-option="wrap" draw:shadow-color="#808080" loext:decorative="false" style:run-through="foreground"/>
    </style:style>
    <style:style style:name="gr57" style:family="graphic">
      <style:graphic-properties draw:stroke="none" draw:fill="solid" draw:fill-color="#000000" draw:textarea-horizontal-align="left" draw:textarea-vertical-align="top" draw:auto-grow-height="false" fo:min-height="0.0472in" fo:min-width="0in" fo:padding-top="0.0902in" fo:padding-bottom="0.0902in" fo:padding-left="0.1736in" fo:padding-right="0.1736in" fo:wrap-option="wrap" draw:shadow-color="#808080" loext:decorative="false" style:run-through="foreground"/>
    </style:style>
    <style:style style:name="gr58" style:family="graphic">
      <style:graphic-properties draw:stroke="none" draw:fill="solid" draw:fill-color="#000000" draw:textarea-horizontal-align="left" draw:textarea-vertical-align="top" draw:auto-grow-height="false" fo:min-height="1.7028in" fo:min-width="0in" fo:padding-top="0.0902in" fo:padding-bottom="0.0902in" fo:padding-left="0.1736in" fo:padding-right="0.1736in" fo:wrap-option="wrap" draw:shadow-color="#808080" loext:decorative="false" style:run-through="foreground"/>
    </style:style>
    <style:style style:name="gr59" style:family="graphic">
      <style:graphic-properties draw:stroke="none" draw:fill="solid" draw:fill-color="#ffd8b2" draw:textarea-horizontal-align="left" draw:textarea-vertical-align="top" draw:auto-grow-height="false" fo:min-height="0.0555in" fo:min-width="0in" fo:padding-top="0.0902in" fo:padding-bottom="0.0902in" fo:padding-left="0.1736in" fo:padding-right="0.1736in" fo:wrap-option="wrap" draw:shadow-color="#808080" loext:decorative="false" style:run-through="foreground"/>
    </style:style>
    <style:style style:name="gr60" style:family="graphic">
      <style:graphic-properties draw:stroke="none" draw:fill="solid" draw:fill-color="#00b200" draw:textarea-horizontal-align="left" draw:textarea-vertical-align="top" draw:auto-grow-height="false" fo:min-height="1.939in" fo:min-width="0in" fo:padding-top="0.0902in" fo:padding-bottom="0.0902in" fo:padding-left="0.1736in" fo:padding-right="0.1736in" fo:wrap-option="wrap" draw:shadow-color="#808080" loext:decorative="false" style:run-through="foreground"/>
    </style:style>
    <style:style style:name="gr61" style:family="graphic">
      <style:graphic-properties draw:stroke="none" draw:fill="solid" draw:fill-color="#000000" draw:textarea-horizontal-align="left" draw:textarea-vertical-align="top" draw:auto-grow-height="false" fo:min-height="1.722in" fo:min-width="0in" fo:padding-top="0.0902in" fo:padding-bottom="0.0902in" fo:padding-left="0.1736in" fo:padding-right="0.1736in" fo:wrap-option="wrap" draw:shadow-color="#808080" loext:decorative="false" style:run-through="foreground"/>
    </style:style>
    <style:style style:name="gr62" style:family="graphic">
      <style:graphic-properties draw:stroke="none" draw:fill="solid" draw:fill-color="#000000" draw:textarea-horizontal-align="left" draw:textarea-vertical-align="top" draw:auto-grow-height="false" fo:min-height="0.0626in" fo:min-width="0in" fo:padding-top="0.0902in" fo:padding-bottom="0.0902in" fo:padding-left="0.1736in" fo:padding-right="0.1736in" fo:wrap-option="wrap" draw:shadow-color="#808080" loext:decorative="false" style:run-through="foreground"/>
    </style:style>
    <style:style style:name="gr63" style:family="graphic">
      <style:graphic-properties draw:stroke="none" draw:fill="solid" draw:fill-color="#000000" draw:textarea-horizontal-align="left" draw:textarea-vertical-align="top" draw:auto-grow-height="false" fo:min-height="0.0555in" fo:min-width="0in" fo:padding-top="0.0902in" fo:padding-bottom="0.0902in" fo:padding-left="0.1736in" fo:padding-right="0.1736in" fo:wrap-option="wrap" draw:shadow-color="#808080" loext:decorative="false" style:run-through="foreground"/>
    </style:style>
    <style:style style:name="gr64" style:family="graphic">
      <style:graphic-properties draw:stroke="none" draw:fill="solid" draw:fill-color="#000000" draw:textarea-horizontal-align="left" draw:textarea-vertical-align="top" draw:auto-grow-height="false" fo:min-height="1.7256in" fo:min-width="0in" fo:padding-top="0.0902in" fo:padding-bottom="0.0902in" fo:padding-left="0.1736in" fo:padding-right="0.1736in" fo:wrap-option="wrap" draw:shadow-color="#808080" loext:decorative="false" style:run-through="foreground"/>
    </style:style>
    <style:style style:name="gr65" style:family="graphic">
      <style:graphic-properties draw:stroke="none" draw:fill="solid" draw:fill-color="#ffd8b2" draw:textarea-horizontal-align="left" draw:textarea-vertical-align="top" draw:auto-grow-height="false" fo:min-height="0.048in" fo:min-width="0in" fo:padding-top="0.0902in" fo:padding-bottom="0.0902in" fo:padding-left="0.1736in" fo:padding-right="0.1736in" fo:wrap-option="wrap" draw:shadow-color="#808080" loext:decorative="false" style:run-through="foreground"/>
    </style:style>
    <style:style style:name="gr66" style:family="graphic">
      <style:graphic-properties draw:stroke="none" draw:fill="solid" draw:fill-color="#0000ff" draw:textarea-horizontal-align="left" draw:textarea-vertical-align="top" draw:auto-grow-height="false" fo:min-height="1.9272in" fo:min-width="0.1307in" fo:padding-top="0.0902in" fo:padding-bottom="0.0902in" fo:padding-left="0.1736in" fo:padding-right="0.1736in" fo:wrap-option="wrap" draw:shadow-color="#808080" loext:decorative="false" style:run-through="foreground"/>
    </style:style>
    <style:style style:name="gr67" style:family="graphic">
      <style:graphic-properties draw:stroke="none" draw:fill="solid" draw:fill-color="#000000" draw:textarea-horizontal-align="left" draw:textarea-vertical-align="top" draw:auto-grow-height="false" fo:min-height="1.7016in" fo:min-width="0in" fo:padding-top="0.0902in" fo:padding-bottom="0.0902in" fo:padding-left="0.1736in" fo:padding-right="0.1736in" fo:wrap-option="wrap" draw:shadow-color="#808080" loext:decorative="false" style:run-through="foreground"/>
    </style:style>
    <style:style style:name="gr68" style:family="graphic">
      <style:graphic-properties draw:stroke="none" draw:fill="solid" draw:fill-color="#000000" draw:textarea-horizontal-align="left" draw:textarea-vertical-align="top" draw:auto-grow-height="false" fo:min-height="0.048in" fo:min-width="0in" fo:padding-top="0.0902in" fo:padding-bottom="0.0902in" fo:padding-left="0.1736in" fo:padding-right="0.1736in" fo:wrap-option="wrap" draw:shadow-color="#808080" loext:decorative="false" style:run-through="foreground"/>
    </style:style>
    <style:style style:name="gr69" style:family="graphic">
      <style:graphic-properties draw:stroke="none" draw:fill="solid" draw:fill-color="#ffe500" draw:textarea-horizontal-align="left" draw:textarea-vertical-align="top" draw:auto-grow-height="false" fo:min-height="1.7252in" fo:min-width="0in" fo:padding-top="0.0902in" fo:padding-bottom="0.0902in" fo:padding-left="0.1736in" fo:padding-right="0.1736in" fo:wrap-option="wrap" draw:shadow-color="#808080" loext:decorative="false" style:run-through="foreground"/>
    </style:style>
    <style:style style:name="gr70" style:family="graphic">
      <style:graphic-properties draw:stroke="none" draw:fill="solid" draw:fill-color="#000000" draw:textarea-horizontal-align="left" draw:textarea-vertical-align="top" draw:auto-grow-height="false" fo:min-height="1.5126in" fo:min-width="0in" fo:padding-top="0.0902in" fo:padding-bottom="0.0902in" fo:padding-left="0.1736in" fo:padding-right="0.1736in" fo:wrap-option="wrap" draw:shadow-color="#808080" loext:decorative="false" style:run-through="foreground"/>
    </style:style>
    <style:style style:name="gr71" style:family="graphic">
      <style:graphic-properties draw:stroke="none" draw:fill="solid" draw:fill-color="#000000" draw:textarea-horizontal-align="left" draw:textarea-vertical-align="top" draw:auto-grow-height="false" fo:min-height="1.5118in" fo:min-width="0in" fo:padding-top="0.0902in" fo:padding-bottom="0.0902in" fo:padding-left="0.1736in" fo:padding-right="0.1736in" fo:wrap-option="wrap" draw:shadow-color="#808080" loext:decorative="false" style:run-through="foreground"/>
    </style:style>
    <style:style style:name="gr72" style:family="graphic">
      <style:graphic-properties draw:stroke="none" draw:fill="solid" draw:fill-color="#ffd8b2" draw:textarea-horizontal-align="left" draw:textarea-vertical-align="top" draw:auto-grow-height="false" fo:min-height="0.0472in" fo:min-width="0in" fo:padding-top="0.0902in" fo:padding-bottom="0.0902in" fo:padding-left="0.1736in" fo:padding-right="0.1736in" fo:wrap-option="wrap" draw:shadow-color="#808080" loext:decorative="false" style:run-through="foreground"/>
    </style:style>
    <style:style style:name="gr73" style:family="graphic">
      <style:graphic-properties draw:stroke="none" draw:fill="solid" draw:fill-color="#b200ff" draw:textarea-horizontal-align="left" draw:textarea-vertical-align="top" draw:auto-grow-height="false" fo:min-height="1.9319in" fo:min-width="0.0929in" fo:padding-top="0.0902in" fo:padding-bottom="0.0902in" fo:padding-left="0.1736in" fo:padding-right="0.1736in" fo:wrap-option="wrap" draw:shadow-color="#808080" loext:decorative="false" style:run-through="foreground"/>
    </style:style>
    <style:style style:name="gr74" style:family="graphic">
      <style:graphic-properties draw:stroke="none" draw:fill="solid" draw:fill-color="#000000" draw:textarea-horizontal-align="left" draw:textarea-vertical-align="top" draw:auto-grow-height="false" fo:min-height="1.7098in" fo:min-width="0in" fo:padding-top="0.0902in" fo:padding-bottom="0.0902in" fo:padding-left="0.1736in" fo:padding-right="0.1736in" fo:wrap-option="wrap" draw:shadow-color="#808080" loext:decorative="false" style:run-through="foreground"/>
    </style:style>
    <style:style style:name="gr75" style:family="graphic">
      <style:graphic-properties draw:stroke="none" draw:fill="solid" draw:fill-color="#000000" draw:textarea-horizontal-align="left" draw:textarea-vertical-align="top" draw:auto-grow-height="false" fo:min-height="1.7102in" fo:min-width="0in" fo:padding-top="0.0902in" fo:padding-bottom="0.0902in" fo:padding-left="0.1736in" fo:padding-right="0.1736in" fo:wrap-option="wrap" draw:shadow-color="#808080" loext:decorative="false" style:run-through="foreground"/>
    </style:style>
    <style:style style:name="gr76" style:family="graphic">
      <style:graphic-properties draw:stroke="none" draw:fill="solid" draw:fill-color="#ffd8b2" draw:textarea-horizontal-align="left" draw:textarea-vertical-align="top" draw:auto-grow-height="false" fo:min-height="0.0516in" fo:min-width="0in" fo:padding-top="0.0902in" fo:padding-bottom="0.0902in" fo:padding-left="0.1736in" fo:padding-right="0.1736in" fo:wrap-option="wrap" draw:shadow-color="#808080" loext:decorative="false" style:run-through="foreground"/>
    </style:style>
    <style:style style:name="gr77" style:family="graphic">
      <style:graphic-properties draw:stroke="none" draw:fill="solid" draw:fill-color="#bfccd8" draw:textarea-horizontal-align="left" draw:textarea-vertical-align="top" draw:auto-grow-height="false" fo:min-height="1.0925in" fo:min-width="0.4374in" fo:padding-top="0.0902in" fo:padding-bottom="0.0902in" fo:padding-left="0.1736in" fo:padding-right="0.1736in" fo:wrap-option="wrap" draw:shadow-color="#808080" loext:decorative="false" style:run-through="foreground"/>
    </style:style>
    <style:style style:name="gr78" style:family="graphic">
      <style:graphic-properties draw:stroke="none" draw:fill="solid" draw:fill-color="#000000" draw:textarea-horizontal-align="left" draw:textarea-vertical-align="top" draw:auto-grow-height="false" fo:min-height="0in" fo:min-width="0.4673in" fo:padding-top="0.0902in" fo:padding-bottom="0.0902in" fo:padding-left="0.1736in" fo:padding-right="0.1736in" fo:wrap-option="wrap" draw:shadow-color="#808080" loext:decorative="false" style:run-through="foreground"/>
    </style:style>
    <style:style style:name="gr79" style:family="graphic">
      <style:graphic-properties draw:stroke="none" draw:fill="solid" draw:fill-color="#000000" draw:textarea-horizontal-align="left" draw:textarea-vertical-align="top" draw:auto-grow-height="false" fo:min-height="1.0472in" fo:min-width="0in" fo:padding-top="0.0902in" fo:padding-bottom="0.0902in" fo:padding-left="0.1736in" fo:padding-right="0.1736in" fo:wrap-option="wrap" draw:shadow-color="#808080" loext:decorative="false" style:run-through="foreground"/>
    </style:style>
    <style:style style:name="gr80" style:family="graphic">
      <style:graphic-properties draw:stroke="none" draw:fill="solid" draw:fill-color="#000000" draw:textarea-horizontal-align="left" draw:textarea-vertical-align="top" draw:auto-grow-height="false" fo:min-height="0in" fo:min-width="0.4618in" fo:padding-top="0.0902in" fo:padding-bottom="0.0902in" fo:padding-left="0.1736in" fo:padding-right="0.1736in" fo:wrap-option="wrap" draw:shadow-color="#808080" loext:decorative="false" style:run-through="foreground"/>
    </style:style>
    <style:style style:name="gr81" style:family="graphic">
      <style:graphic-properties draw:stroke="none" draw:fill="solid" draw:fill-color="#000000" draw:textarea-horizontal-align="left" draw:textarea-vertical-align="top" draw:auto-grow-height="false" fo:min-height="1.0075in" fo:min-width="0in" fo:padding-top="0.0902in" fo:padding-bottom="0.0902in" fo:padding-left="0.1736in" fo:padding-right="0.1736in" fo:wrap-option="wrap" draw:shadow-color="#808080" loext:decorative="false" style:run-through="foreground"/>
    </style:style>
    <style:style style:name="gr82" style:family="graphic">
      <style:graphic-properties draw:stroke="none" draw:fill="solid" draw:fill-color="#ffe819" draw:textarea-horizontal-align="left" draw:textarea-vertical-align="top" draw:auto-grow-height="false" fo:min-height="1.2484in" fo:min-width="1.6429in" fo:padding-top="0.0902in" fo:padding-bottom="0.0902in" fo:padding-left="0.1736in" fo:padding-right="0.1736in" fo:wrap-option="wrap" draw:shadow-color="#808080" loext:decorative="false" style:run-through="foreground"/>
    </style:style>
    <style:style style:name="gr83" style:family="graphic">
      <style:graphic-properties draw:stroke="none" draw:fill="solid" draw:fill-color="#e50019" draw:textarea-horizontal-align="left" draw:textarea-vertical-align="top" draw:auto-grow-height="false" fo:min-height="0.8063in" fo:min-width="1.5098in" fo:padding-top="0.0902in" fo:padding-bottom="0.0902in" fo:padding-left="0.1736in" fo:padding-right="0.1736in" fo:wrap-option="wrap" draw:shadow-color="#808080" loext:decorative="false" style:run-through="foreground"/>
    </style:style>
    <style:style style:name="gr84" style:family="graphic">
      <style:graphic-properties draw:stroke="none" draw:fill="solid" draw:fill-color="#ffe8d1" draw:textarea-horizontal-align="left" draw:textarea-vertical-align="top" draw:auto-grow-height="false" fo:min-height="0.6425in" fo:min-width="1.3283in" fo:padding-top="0.0902in" fo:padding-bottom="0.0902in" fo:padding-left="0.1736in" fo:padding-right="0.1736in" fo:wrap-option="wrap" draw:shadow-color="#808080"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g text:anchor-type="char" draw:z-index="0" draw:name="Shape1" draw:style-name="gr1"><draw:rect draw:style-name="gr2" draw:text-style-name="P70" svg:width="6.1303in" svg:height="6.8598in" svg:x="0.189in" svg:y="0.7063in"><text:p/></draw:rect><draw:g draw:style-name="gr3"><draw:custom-shape draw:style-name="gr4" draw:text-style-name="P71" svg:width="4.526in" svg:height="4.1071in" svg:x="0.9972in" svg:y="2.2618in"><text:p/><draw:enhanced-geometry svg:viewBox="0 0 6859 6488" draw:type="non-primitive" draw:enhanced-path="M 3430 0 L 3430 0 3606 4 3779 17 3950 37 4119 65 4285 102 4447 146 4607 198 4763 256 4913 320 5062 393 5205 471 5345 555 5479 646 5609 743 5734 844 5852 952 5967 1065 6074 1183 6176 1305 6272 1432 6361 1564 6444 1700 6521 1841 6588 1983 6650 2131 6704 2282 6751 2436 6790 2592 6820 2752 6841 2914 6855 3078 6859 3244 6859 3244 6855 3411 6841 3575 6820 3737 6790 3897 6751 4053 6704 4207 6650 4358 6588 4504 6521 4648 6444 4788 6361 4924 6272 5055 6176 5184 6074 5306 5967 5423 5852 5537 5734 5644 5609 5746 5479 5843 5345 5933 5205 6017 5062 6095 4913 6167 4763 6233 4607 6290 4447 6341 4285 6385 4119 6422 3950 6451 3779 6471 3606 6484 3430 6488 3430 6488 3254 6484 3081 6471 2909 6451 2741 6422 2575 6385 2413 6341 2253 6290 2097 6233 1946 6167 1797 6095 1654 6017 1514 5933 1380 5843 1251 5746 1126 5644 1007 5537 893 5423 786 5306 684 5184 587 5055 498 4924 416 4788 339 4648 271 4504 210 4358 155 4207 109 4053 70 3897 40 3737 18 3575 5 3411 0 3244 0 3244 5 3078 18 2914 40 2752 70 2592 109 2436 155 2282 210 2131 271 1983 339 1841 416 1700 498 1564 587 1432 684 1305 786 1183 893 1065 1007 952 1126 844 1251 743 1380 646 1514 555 1654 471 1797 393 1946 320 2097 256 2253 198 2413 146 2575 102 2741 65 2909 37 3081 17 3254 4 3430 0 N"/></draw:custom-shape><draw:custom-shape draw:style-name="gr5" draw:text-style-name="P71" svg:width="6.0059in" svg:height="5.4512in" svg:x="0.2579in" svg:y="1.5626in"><text:p/><draw:enhanced-geometry svg:viewBox="0 0 9101 8611" draw:type="non-primitive" draw:enhanced-path="M 4551 0 L 4551 0 4784 6 5016 23 5243 50 5466 88 5685 135 5902 194 6113 262 6319 339 6521 426 6718 521 6907 625 7092 738 7271 857 7443 985 7608 1121 7766 1263 7917 1413 8060 1569 8195 1731 8322 1901 8441 2076 8550 2255 8651 2442 8743 2633 8824 2828 8897 3027 8958 3232 9008 3440 9049 3651 9077 3866 9095 4085 9101 4306 9101 4306 9095 4526 9077 4746 9049 4961 9008 5171 8958 5379 8897 5584 8824 5784 8743 5979 8651 6169 8550 6356 8441 6535 8322 6710 8195 6880 8060 7042 7917 7199 7766 7348 7608 7491 7443 7626 7271 7754 7092 7874 6907 7986 6718 8090 6521 8186 6319 8272 6113 8349 5902 8418 5685 8476 5466 8523 5243 8561 5016 8588 4784 8606 4551 8611 4551 8611 4318 8606 4086 8588 3859 8561 3636 8523 3416 8476 3199 8418 2989 8349 2783 8272 2581 8186 2384 8090 2194 7986 2009 7874 1830 7754 1659 7626 1493 7491 1335 7348 1185 7199 1042 7042 906 6880 780 6710 661 6535 551 6356 450 6169 358 5979 277 5784 205 5584 143 5379 94 5171 53 4961 24 4746 6 4526 0 4306 0 4306 6 4085 24 3866 53 3651 94 3440 143 3232 205 3027 277 2828 358 2633 450 2442 551 2255 661 2076 780 1901 906 1731 1042 1569 1185 1413 1335 1263 1493 1121 1659 985 1830 857 2009 738 2194 625 2384 521 2581 426 2783 339 2989 262 3199 194 3416 135 3636 88 3859 50 4086 23 4318 6 4551 0 N"/></draw:custom-shape><draw:custom-shape draw:style-name="gr6" draw:text-style-name="P72" svg:width="0.3803in" svg:height="0.5539in" svg:x="1.75in" svg:y="0.7461in"><text:p/><draw:enhanced-geometry svg:viewBox="0 0 576 875" draw:type="non-primitive" draw:enhanced-path="M 1 618 L 89 619 89 621 89 622 87 625 87 626 87 629 87 632 87 636 87 640 87 658 90 675 93 690 99 705 105 719 113 732 122 743 132 754 144 764 158 773 171 780 186 786 203 791 221 794 238 797 257 797 277 796 295 794 311 790 328 786 343 779 358 770 372 762 385 750 397 737 408 724 417 710 424 696 430 680 435 665 436 648 438 631 438 618 436 606 435 595 432 584 427 574 423 564 418 554 412 545 405 537 396 527 385 518 373 507 359 497 343 487 326 475 308 465 302 463 293 457 283 451 271 445 250 434 229 423 211 411 192 400 177 388 164 379 152 367 141 357 135 350 129 344 125 337 119 330 114 323 110 314 107 307 104 300 101 292 99 283 96 275 95 266 93 257 93 249 92 240 92 232 93 209 96 186 102 165 111 144 120 124 134 104 149 85 165 68 185 52 204 38 226 27 248 17 272 10 296 4 322 1 347 0 372 1 396 4 418 8 439 14 460 23 478 33 496 44 513 58 528 74 540 91 552 108 561 126 567 148 572 168 575 191 576 213 576 219 576 223 576 228 576 230 576 233 576 236 575 239 575 242 487 242 487 240 487 238 487 236 487 233 487 230 489 228 489 225 489 222 489 205 486 189 483 173 480 159 474 146 468 134 460 122 451 112 442 104 430 95 418 89 406 84 391 80 376 77 359 74 343 74 326 74 310 77 295 80 280 84 266 89 253 97 241 105 229 115 218 125 209 136 201 149 195 162 189 175 186 189 183 203 183 218 186 238 194 259 206 279 223 300 245 322 272 343 304 364 341 386 349 390 355 393 362 396 369 400 373 403 379 406 384 407 387 410 405 420 421 430 436 441 450 453 463 464 475 477 486 490 495 502 504 517 511 529 517 545 524 559 527 575 530 592 533 608 533 625 531 650 527 675 520 697 511 720 499 742 486 763 469 783 450 801 429 818 406 833 384 846 359 857 332 865 307 871 278 874 250 875 223 874 195 871 171 867 147 860 125 851 105 840 86 827 68 813 51 797 37 779 27 760 16 739 9 717 4 695 1 670 0 645 0 639 0 635 0 632 0 629 0 626 1 623 1 621 1 618 Z N"/></draw:custom-shape><draw:custom-shape draw:style-name="gr7" draw:text-style-name="P72" svg:width="0.415in" svg:height="0.535in" svg:x="2.1528in" svg:y="0.8846in"><text:p/><draw:enhanced-geometry svg:viewBox="0 0 629 845" draw:type="non-primitive" draw:enhanced-path="M 0 845 L 170 580 56 0 133 0 229 490 540 0 629 0 89 843 0 845 Z N"/></draw:custom-shape><draw:custom-shape draw:style-name="gr8" draw:text-style-name="P72" svg:width="0.1669in" svg:height="0.5335in" svg:x="2.6008in" svg:y="0.7543in"><text:p/><draw:enhanced-geometry svg:viewBox="0 0 253 843" draw:type="non-primitive" draw:enhanced-path="M 253 0 L 80 843 0 843 172 0 253 0 Z N"/></draw:custom-shape><draw:custom-shape draw:style-name="gr8" draw:text-style-name="P72" svg:width="0.1669in" svg:height="0.5335in" svg:x="2.8201in" svg:y="0.7543in"><text:p/><draw:enhanced-geometry svg:viewBox="0 0 253 843" draw:type="non-primitive" draw:enhanced-path="M 253 0 L 80 843 0 843 172 0 253 0 Z N"/></draw:custom-shape><draw:custom-shape draw:style-name="gr9" draw:text-style-name="P72" svg:width="0.4976in" svg:height="0.4248in" svg:x="3.039in" svg:y="0.8862in"><text:p/><draw:enhanced-geometry svg:viewBox="0 0 754 671" draw:type="non-primitive" draw:enhanced-path="M 611 309 L 610 283 607 258 602 235 595 212 586 191 575 172 561 154 546 137 530 121 512 108 492 97 471 88 450 81 426 75 402 73 376 71 364 71 352 73 340 74 328 75 316 77 304 80 294 84 282 87 271 91 259 97 248 101 238 107 226 114 217 120 206 127 197 134 185 144 173 155 163 168 152 181 142 194 133 208 125 222 118 236 112 252 105 268 101 283 96 300 93 316 90 333 89 350 89 367 90 393 93 416 98 440 105 461 115 481 127 501 140 518 155 535 172 551 191 564 211 574 232 584 254 591 279 595 303 598 330 599 358 598 387 594 412 588 440 578 464 567 486 552 509 535 530 517 549 495 566 473 579 448 592 423 599 396 607 369 610 339 611 309 Z M 625 655 L 534 655 546 606 533 614 519 622 506 629 492 635 479 641 465 646 452 651 438 655 425 658 411 662 396 665 381 666 366 668 352 669 337 671 322 671 288 669 254 665 224 659 194 649 166 638 139 622 115 605 90 585 69 562 51 540 35 514 23 487 12 458 6 429 2 397 0 364 0 346 2 326 5 307 8 289 12 272 17 253 23 236 29 219 36 202 44 186 54 169 65 154 75 139 87 125 99 111 113 98 125 87 139 75 154 65 167 57 182 48 197 40 214 33 229 26 245 20 262 14 280 10 297 6 315 4 333 1 351 0 369 0 393 0 415 1 438 4 459 9 479 13 498 18 516 26 534 34 551 43 566 53 581 64 596 77 608 90 620 104 632 120 643 137 668 18 754 18 625 655 Z N"/></draw:custom-shape><draw:custom-shape draw:style-name="gr10" draw:text-style-name="P72" svg:width="0.4969in" svg:height="0.5449in" svg:x="3.5862in" svg:y="0.7665in"><text:p/><draw:enhanced-geometry svg:viewBox="0 0 753 861" draw:type="non-primitive" draw:enhanced-path="M 142 552 L 144 578 147 604 152 626 159 649 168 671 179 689 192 708 207 725 224 740 242 753 261 765 282 773 304 780 328 786 352 789 377 790 389 790 401 789 413 787 424 786 436 785 448 782 458 777 471 775 481 770 493 766 504 760 514 756 525 749 534 743 544 736 553 729 565 719 577 708 589 695 600 682 610 669 620 655 627 641 635 625 642 609 648 594 653 578 657 561 660 545 663 528 665 511 665 494 663 468 660 446 656 421 648 400 638 380 627 360 613 343 597 326 579 310 561 298 540 286 519 278 496 271 472 265 448 262 421 261 392 262 365 266 338 272 313 282 288 293 266 308 245 325 224 345 204 366 188 390 174 414 164 440 155 466 147 494 144 523 142 552 Z M 176 0 L 257 0 203 265 215 255 228 246 240 239 254 231 267 224 281 218 294 212 308 208 322 204 337 201 350 197 365 194 380 192 395 191 412 189 427 189 462 191 495 195 526 202 556 211 585 224 612 239 636 256 660 276 681 299 701 322 717 347 729 374 740 403 747 433 752 464 753 497 753 515 752 535 749 554 746 571 741 589 737 608 731 625 725 642 717 659 708 675 699 692 689 706 677 722 665 736 653 750 639 763 627 775 613 786 598 796 585 806 570 814 555 822 538 830 523 836 507 841 490 847 472 851 455 854 437 857 419 860 401 861 383 861 359 861 337 860 314 857 293 853 273 849 254 843 236 836 218 829 201 820 186 809 171 799 158 786 144 773 132 757 120 743 109 726 84 843 0 843 176 0 Z N"/></draw:custom-shape><draw:custom-shape draw:style-name="gr11" draw:text-style-name="P72" svg:width="0.4252in" svg:height="0.4142in" svg:x="4.1374in" svg:y="0.8846in"><text:p/><draw:enhanced-geometry svg:viewBox="0 0 645 654" draw:type="non-primitive" draw:enhanced-path="M 433 637 L 447 579 435 587 423 596 410 604 397 611 385 618 373 624 359 630 347 634 335 638 322 643 310 645 296 648 283 651 269 653 257 654 243 654 216 653 192 650 168 645 144 640 123 631 104 621 84 610 67 597 51 581 37 566 27 549 16 530 9 510 4 490 1 469 0 446 0 438 0 429 0 419 1 411 1 401 1 391 3 382 3 372 4 362 6 352 7 342 9 332 10 324 12 314 15 304 16 294 81 0 162 0 91 332 90 339 88 345 88 352 87 358 85 365 85 371 84 376 84 382 84 388 82 393 82 399 82 403 81 409 81 415 81 420 81 426 81 443 84 460 87 476 91 490 98 504 105 517 114 529 123 539 134 547 146 556 159 563 174 569 189 573 206 576 224 579 242 579 266 577 290 576 313 571 334 564 353 557 371 547 389 536 404 523 420 507 433 490 445 472 457 450 468 426 477 401 484 374 492 345 565 0 645 0 514 637 433 637 Z N"/></draw:custom-shape><draw:custom-shape draw:style-name="gr12" draw:text-style-name="P72" svg:width="0.2748in" svg:height="0.4268in" svg:x="4.5752in" svg:y="0.8728in"><text:p/><draw:enhanced-geometry svg:viewBox="0 0 416 674" draw:type="non-primitive" draw:enhanced-path="M 2 475 L 83 475 83 478 83 492 85 505 88 516 91 528 95 539 100 549 106 558 113 566 121 575 130 580 139 588 148 592 158 596 169 598 181 600 193 600 203 600 215 598 226 596 237 592 246 588 256 580 265 575 273 566 280 558 288 548 294 539 298 529 303 518 306 508 307 496 307 485 306 469 301 455 292 439 282 424 267 408 250 391 229 375 205 360 203 360 203 358 202 358 202 358 182 346 164 333 148 320 133 308 119 297 109 287 100 277 92 267 86 257 82 249 77 237 73 227 70 216 68 203 67 192 67 179 68 160 70 143 74 126 80 109 88 94 97 79 107 65 119 52 133 41 148 29 163 21 178 12 196 7 212 2 231 1 250 0 268 0 286 2 303 5 318 10 333 15 346 22 358 31 370 41 381 52 390 64 398 76 405 89 410 105 413 119 416 135 416 152 416 156 416 160 416 165 416 168 416 170 416 172 414 175 414 176 336 178 336 176 336 175 336 172 336 170 336 168 337 166 337 163 337 162 337 152 336 142 334 133 331 125 327 116 324 109 319 102 313 96 307 91 301 86 294 82 286 78 277 75 268 74 259 72 250 72 240 72 229 74 220 76 209 79 200 84 193 88 185 94 178 99 172 106 166 113 161 122 157 131 154 139 151 149 149 158 149 168 151 180 155 195 164 209 176 223 191 239 209 256 231 271 255 289 259 291 264 294 267 297 270 299 270 299 298 318 324 340 345 361 363 381 376 402 387 424 393 447 395 468 393 489 392 511 387 532 380 551 372 569 361 586 349 602 336 616 321 630 304 642 286 652 268 660 249 666 228 670 206 673 184 674 164 673 146 672 128 667 112 662 95 654 80 646 67 636 53 625 41 612 30 598 21 583 14 568 8 552 3 535 2 516 0 498 0 494 0 491 0 488 0 485 0 482 2 479 2 478 2 475 Z N"/></draw:custom-shape><draw:custom-shape draw:style-name="gr13" draw:text-style-name="P72" svg:width="0.5815in" svg:height="0.4807in" svg:x="0.5961in" svg:y="3.0189in"><text:p/><draw:enhanced-geometry svg:viewBox="0 0 881 760" draw:type="non-primitive" draw:enhanced-path="M 777 320 L 213 58 244 0 881 307 842 377 104 437 667 702 637 760 0 452 40 383 777 320 Z N"/></draw:custom-shape><draw:custom-shape draw:style-name="gr14" draw:text-style-name="P72" svg:width="0.437in" svg:height="0.398in" svg:x="0.9988in" svg:y="2.7in"><text:p/><draw:enhanced-geometry svg:viewBox="0 0 662 629" draw:type="non-primitive" draw:enhanced-path="M 405 205 L 388 194 370 184 352 177 332 171 313 167 292 164 271 164 250 165 229 168 209 172 190 179 171 187 155 196 140 206 125 219 113 233 101 249 90 266 81 283 75 302 72 320 69 339 69 359 72 379 77 399 83 419 90 437 101 454 113 471 126 488 141 503 159 517 177 528 196 538 215 547 233 554 254 558 274 561 295 562 316 561 337 558 357 552 375 547 393 538 409 528 426 515 441 503 454 487 466 471 475 456 483 439 489 420 492 401 493 383 493 363 490 343 486 323 481 303 472 285 463 266 451 251 438 235 423 219 406 206 405 205 Z M 552 315 L 557 327 560 340 561 353 563 367 563 380 561 394 560 409 557 421 552 436 548 450 543 463 537 477 530 490 521 503 512 515 502 527 484 548 463 567 442 582 420 597 397 608 372 618 346 624 319 628 292 629 265 628 238 625 212 618 185 609 161 599 137 585 113 570 90 551 71 532 53 511 38 490 24 467 15 443 6 417 1 392 0 364 0 339 4 313 10 288 19 263 30 239 45 216 62 194 72 182 83 171 93 161 105 152 116 144 128 137 141 130 153 124 165 118 179 114 193 110 208 105 221 104 236 102 250 101 265 101 196 51 238 0 662 315 620 364 552 315 Z N"/></draw:custom-shape><draw:custom-shape draw:style-name="gr15" draw:text-style-name="P72" svg:width="0.3705in" svg:height="0.326in" svg:x="1.1661in" svg:y="2.502in"><text:p/><draw:enhanced-geometry svg:viewBox="0 0 561 515" draw:type="non-primitive" draw:enhanced-path="M 513 515 L 176 206 106 276 54 230 127 161 0 47 48 0 175 114 245 44 295 89 224 159 561 468 513 515 Z N"/></draw:custom-shape><draw:custom-shape draw:style-name="gr16" draw:text-style-name="P72" svg:width="0.3606in" svg:height="0.3362in" svg:x="1.2843in" svg:y="2.3988in"><text:p/><draw:enhanced-geometry svg:viewBox="0 0 547 531" draw:type="non-primitive" draw:enhanced-path="M 128 77 L 79 122 0 46 50 0 128 77 Z M 497 531 L 122 165 172 120 547 486 497 531 Z N"/></draw:custom-shape><draw:custom-shape draw:style-name="gr17" draw:text-style-name="P72" svg:width="0.3705in" svg:height="0.3398in" svg:x="1.5374in" svg:y="2.2665in"><text:p/><draw:enhanced-geometry svg:viewBox="0 0 561 537" draw:type="non-primitive" draw:enhanced-path="M 114 382 L 128 399 143 414 160 429 178 440 194 450 214 459 233 464 253 469 274 471 295 473 316 471 336 469 355 463 373 456 391 447 409 436 426 423 441 409 454 395 465 379 476 363 483 345 488 328 492 308 494 288 494 268 491 248 486 228 480 208 471 190 460 171 447 152 433 135 417 120 400 106 384 94 366 84 346 76 327 70 305 66 284 63 263 63 244 64 224 67 205 73 185 81 166 91 147 103 131 114 117 127 105 141 95 157 86 174 78 191 72 209 69 229 68 249 69 269 71 289 77 309 83 328 92 348 102 365 114 383 114 382 Z M 57 423 L 41 400 27 377 17 353 9 328 3 303 0 276 0 251 3 224 8 197 15 171 26 147 38 124 53 104 69 84 89 67 110 51 134 36 158 23 184 14 211 6 236 2 263 0 290 0 319 3 348 9 375 17 399 27 423 39 445 53 466 70 486 88 504 108 521 131 534 155 545 180 552 205 558 231 561 256 561 283 558 311 554 338 546 363 536 387 524 410 509 432 491 450 471 469 448 486 424 501 400 513 375 523 349 530 322 534 295 537 268 535 241 533 212 527 187 518 161 508 137 496 114 480 95 463 75 444 57 423 Z N"/></draw:custom-shape><draw:custom-shape draw:style-name="gr18" draw:text-style-name="P72" svg:width="0.4252in" svg:height="0.374in" svg:x="1.8654in" svg:y="2.0736in"><text:p/><draw:enhanced-geometry svg:viewBox="0 0 645 591" draw:type="non-primitive" draw:enhanced-path="M 0 137 L 61 109 88 160 91 150 96 139 99 129 105 119 109 110 115 100 121 92 129 83 137 74 144 67 153 60 162 53 173 46 183 40 194 33 206 28 219 22 231 16 245 12 258 8 272 5 284 2 298 0 310 0 323 0 335 2 347 3 359 6 371 9 382 13 392 18 403 23 410 28 418 32 425 37 431 42 439 49 445 55 453 62 459 69 465 76 472 84 478 94 486 106 493 119 502 131 510 146 517 161 645 398 585 428 448 174 437 154 425 137 415 121 403 109 391 96 379 87 367 79 353 73 340 69 326 66 311 65 296 66 281 67 264 72 246 79 230 86 219 92 210 96 201 103 194 109 185 116 177 123 171 130 165 139 159 146 155 154 150 163 146 171 143 181 141 190 140 200 140 208 140 214 140 220 140 227 141 233 141 238 143 245 144 251 146 257 149 264 152 272 156 281 161 291 165 302 171 315 179 328 186 342 305 563 245 591 0 137 Z N"/></draw:custom-shape><draw:custom-shape draw:style-name="gr19" draw:text-style-name="P72" svg:width="0.4122in" svg:height="0.3768in" svg:x="2.2728in" svg:y="1.8961in"><text:p/><draw:enhanced-geometry svg:viewBox="0 0 625 595" draw:type="non-primitive" draw:enhanced-path="M 471 257 L 464 239 454 222 444 206 430 192 417 179 402 166 384 155 366 145 346 136 327 129 307 125 287 122 268 121 248 122 229 125 211 131 191 138 173 146 155 158 140 169 126 182 113 197 102 213 93 232 84 250 78 270 75 290 72 310 72 331 75 351 80 373 86 394 93 412 104 431 114 447 128 462 141 477 157 488 175 499 193 509 212 518 230 523 250 528 269 531 290 531 310 529 331 525 351 519 369 512 387 504 403 494 417 481 430 468 444 452 454 437 465 418 473 400 479 380 483 360 485 340 485 320 483 300 479 279 473 259 471 257 Z M 533 425 L 528 438 524 451 518 462 510 474 503 485 494 496 485 508 474 518 464 528 451 536 438 546 426 553 412 561 397 568 384 573 369 579 342 586 313 592 286 595 259 595 233 592 206 586 181 578 157 568 132 555 110 539 90 523 71 505 54 484 41 462 27 438 17 412 9 385 3 358 0 333 0 307 3 281 8 256 17 232 27 207 41 183 56 162 74 142 93 125 114 108 138 95 164 82 191 72 206 68 221 64 235 61 250 59 265 58 280 58 293 58 307 59 321 61 336 65 349 68 363 72 376 78 390 85 402 92 414 99 385 21 448 0 625 482 560 502 533 425 Z N"/></draw:custom-shape><draw:custom-shape draw:style-name="gr20" draw:text-style-name="P72" svg:width="0.1276in" svg:height="0.4287in" svg:x="2.6827in" svg:y="1.7717in"><text:p/><draw:enhanced-geometry svg:viewBox="0 0 193 677" draw:type="non-primitive" draw:enhanced-path="M 123 677 L 0 12 68 0 193 665 123 677 Z N"/></draw:custom-shape><draw:custom-shape draw:style-name="gr21" draw:text-style-name="P72" svg:width="0.4567in" svg:height="0.4441in" svg:x="3.0528in" svg:y="1.7256in"><text:p/><draw:enhanced-geometry svg:viewBox="0 0 692 702" draw:type="non-primitive" draw:enhanced-path="M 608 191 L 596 175 584 162 572 148 559 137 545 125 531 115 518 105 503 97 488 90 473 84 456 78 440 74 423 70 405 67 387 65 369 65 340 67 312 70 285 75 258 84 234 95 209 109 185 127 164 145 145 166 127 189 112 212 100 236 89 262 82 287 77 315 76 343 77 373 80 401 86 430 95 457 106 481 119 505 136 528 155 549 176 569 199 586 223 602 247 615 273 623 301 632 328 636 358 638 376 638 395 636 411 633 428 631 444 628 461 622 476 618 491 611 506 604 519 595 534 585 548 575 562 564 574 551 586 538 598 524 680 525 667 547 653 565 637 584 622 601 604 616 586 632 568 645 547 658 525 668 504 678 482 685 459 690 435 696 411 699 387 702 361 702 342 700 322 699 304 696 286 693 268 689 250 685 234 679 217 673 200 666 185 659 170 651 155 641 142 631 127 621 115 609 101 596 89 584 77 569 66 557 56 542 47 527 39 512 32 497 24 481 18 464 14 447 9 431 6 413 3 396 2 377 0 359 0 340 2 323 3 306 5 289 9 272 12 255 18 239 23 223 30 208 38 192 47 176 56 162 66 147 79 134 91 119 103 107 116 94 130 82 143 71 157 61 172 53 185 44 200 35 217 28 232 23 249 17 265 13 282 8 298 4 316 3 333 1 351 0 369 0 395 1 420 3 446 7 470 13 494 21 516 30 539 40 560 51 581 64 599 78 619 94 635 111 652 129 667 149 680 171 692 192 608 191 Z N"/></draw:custom-shape><draw:custom-shape draw:style-name="gr22" draw:text-style-name="P72" svg:width="0.3685in" svg:height="0.3406in" svg:x="3.5854in" svg:y="1.8772in"><text:p/><draw:enhanced-geometry svg:viewBox="0 0 558 538" draw:type="non-primitive" draw:enhanced-path="M 546 349 L 72 246 69 266 69 286 69 305 72 323 77 342 84 359 92 375 102 390 114 404 126 419 140 430 155 441 171 450 189 459 209 464 229 470 244 473 257 474 272 476 287 476 301 474 314 473 328 470 341 466 355 460 369 454 381 447 394 440 405 431 417 422 426 412 436 400 513 417 498 436 483 451 468 467 451 481 435 493 417 504 399 514 379 521 359 527 340 533 320 535 301 538 280 538 259 538 238 535 217 531 188 524 162 514 138 503 116 488 93 473 75 456 57 434 40 413 27 389 16 365 7 340 3 315 0 289 0 263 1 236 7 209 15 182 25 157 37 132 53 111 69 90 87 71 107 54 129 40 153 26 179 16 204 7 232 3 259 0 287 0 317 3 347 9 376 16 403 26 427 37 450 51 471 67 490 85 507 105 522 128 534 152 545 177 551 202 555 229 558 258 557 286 554 316 548 346 546 349 Z M 484 278 L 484 256 483 236 480 216 475 199 469 182 463 167 454 151 445 138 435 125 423 114 409 103 394 93 378 84 359 77 341 70 322 66 304 63 284 60 266 60 250 61 232 64 215 68 198 76 182 83 167 91 152 103 138 114 126 127 114 141 104 157 95 174 87 191 484 278 Z N"/></draw:custom-shape><draw:custom-shape draw:style-name="gr23" draw:text-style-name="P72" svg:width="0.2315in" svg:height="0.3197in" svg:x="3.9555in" svg:y="1.9453in"><text:p/><draw:enhanced-geometry svg:viewBox="0 0 351 505" draw:type="non-primitive" draw:enhanced-path="M 68 505 L 0 484 167 0 229 18 209 75 218 70 226 64 235 60 244 55 253 51 262 48 269 45 279 44 286 43 295 41 304 41 313 41 322 43 331 44 342 45 351 48 328 117 313 114 298 112 285 111 271 112 259 114 248 117 238 121 229 125 220 131 211 138 203 146 196 158 188 169 181 182 173 198 167 213 68 505 Z N"/></draw:custom-shape><draw:custom-shape draw:style-name="gr24" draw:text-style-name="P72" svg:width="0.2386in" svg:height="0.4122in" svg:x="4.1433in" svg:y="1.9161in"><text:p/><draw:enhanced-geometry svg:viewBox="0 0 361 651" draw:type="non-primitive" draw:enhanced-path="M 0 625 L 176 214 81 178 106 117 201 154 267 0 331 24 266 178 361 214 335 275 240 238 64 651 0 625 Z N"/></draw:custom-shape><draw:custom-shape draw:style-name="gr25" draw:text-style-name="P72" svg:width="0.2539in" svg:height="0.4004in" svg:x="4.2815in" svg:y="1.9898in"><text:p/><draw:enhanced-geometry svg:viewBox="0 0 385 632" draw:type="non-primitive" draw:enhanced-path="M 335 123 L 274 94 323 0 385 30 335 123 Z M 0 602 L 243 148 305 178 61 632 0 602 Z N"/></draw:custom-shape><draw:custom-shape draw:style-name="gr26" draw:text-style-name="P72" svg:width="0.3413in" svg:height="0.3634in" svg:x="4.4035in" svg:y="2.0854in"><text:p/><draw:enhanced-geometry svg:viewBox="0 0 517 574" draw:type="non-primitive" draw:enhanced-path="M 58 574 L 0 542 239 151 177 117 207 67 268 100 274 88 284 71 296 57 308 43 320 31 334 23 347 14 361 9 374 4 390 1 405 0 421 1 438 4 454 9 474 14 492 23 511 33 517 36 487 87 474 80 462 74 448 70 438 67 426 65 415 64 406 64 397 65 390 68 380 71 373 77 365 83 356 91 349 100 341 110 334 121 328 132 426 186 396 236 298 182 58 574 Z N"/></draw:custom-shape><draw:custom-shape draw:style-name="gr27" draw:text-style-name="P72" svg:width="0.2949in" svg:height="0.3803in" svg:x="4.5409in" svg:y="2.148in"><text:p/><draw:enhanced-geometry svg:viewBox="0 0 447 601" draw:type="non-primitive" draw:enhanced-path="M 385 124 L 328 88 388 0 447 36 385 124 Z M 0 565 L 293 138 352 174 59 601 0 565 Z N"/></draw:custom-shape><draw:custom-shape draw:style-name="gr28" draw:text-style-name="P72" svg:width="0.3713in" svg:height="0.3394in" svg:x="4.7008in" svg:y="2.3709in"><text:p/><draw:enhanced-geometry svg:viewBox="0 0 563 536" draw:type="non-primitive" draw:enhanced-path="M 486 305 L 489 291 492 275 494 261 494 247 492 234 491 220 488 207 485 195 480 183 474 171 468 160 461 148 452 137 443 127 432 116 420 106 405 94 388 84 370 76 352 70 334 66 315 63 295 63 274 64 253 67 232 73 212 80 194 89 175 99 158 111 142 124 127 140 113 157 100 174 91 191 81 210 75 228 71 248 68 267 68 286 69 306 72 325 78 343 86 361 95 376 107 392 121 406 136 420 148 430 160 439 173 446 185 453 199 457 212 463 226 466 239 469 253 470 267 470 282 470 295 469 310 466 324 462 339 457 352 452 410 499 388 509 369 517 348 524 328 530 307 534 288 536 267 536 247 534 226 531 206 527 187 521 167 514 149 506 131 496 113 484 95 470 74 452 56 432 41 410 27 388 17 365 9 341 5 315 2 289 0 262 3 237 8 211 15 185 24 163 38 140 53 117 71 96 91 76 112 59 134 43 158 30 184 19 209 12 236 5 265 2 294 0 321 3 348 7 375 13 399 23 423 34 447 49 470 66 485 80 500 94 512 109 524 126 534 141 542 158 549 175 555 194 560 214 563 232 563 252 563 272 560 292 557 312 551 332 545 353 486 305 Z N"/></draw:custom-shape><draw:custom-shape draw:style-name="gr29" draw:text-style-name="P72" svg:width="0.4406in" svg:height="0.3976in" svg:x="5.0035in" svg:y="2.6445in"><text:p/><draw:enhanced-geometry svg:viewBox="0 0 668 628" draw:type="non-primitive" draw:enhanced-path="M 421 411 L 436 398 450 384 462 368 472 353 480 336 487 317 492 297 495 277 496 257 496 237 493 218 489 199 483 182 475 166 465 149 453 135 439 121 424 108 407 97 389 87 371 79 352 74 332 69 311 68 289 68 268 69 246 72 225 78 206 87 186 95 167 108 149 121 132 135 119 149 107 165 96 182 87 199 79 218 75 236 72 256 70 276 72 294 75 313 79 331 87 349 94 366 107 383 119 398 132 413 147 425 164 435 180 444 198 452 218 457 239 461 260 464 283 464 304 462 325 458 344 452 365 445 383 437 401 425 420 413 421 411 Z M 277 527 L 263 527 249 527 234 527 221 524 207 521 192 518 179 512 165 507 152 501 138 494 126 487 113 478 100 468 88 458 78 448 67 437 49 415 36 393 22 370 13 346 6 321 1 296 0 270 1 245 6 219 13 193 22 171 34 146 48 125 64 105 84 85 105 67 129 50 153 34 177 22 203 13 228 7 255 3 283 0 311 1 340 4 367 11 392 18 416 30 441 44 463 60 484 77 504 98 513 109 522 121 531 134 538 145 544 158 549 171 553 183 558 196 561 209 562 222 564 236 564 250 564 263 562 277 559 292 556 304 624 250 668 300 254 628 212 578 277 527 Z N"/></draw:custom-shape><draw:custom-shape draw:style-name="gr30" draw:text-style-name="P72" svg:width="0.4232in" svg:height="0.2622in" svg:x="5.2264in" svg:y="2.8961in"><text:p/><draw:enhanced-geometry svg:viewBox="0 0 641 414" draw:type="non-primitive" draw:enhanced-path="M 0 359 L 399 122 345 41 404 6 458 88 605 0 641 55 494 144 548 226 489 261 435 178 36 414 0 359 Z N"/></draw:custom-shape><draw:custom-shape draw:style-name="gr31" draw:text-style-name="P72" svg:width="0.376in" svg:height="0.3378in" svg:x="5.348in" svg:y="3.1283in"><text:p/><draw:enhanced-geometry svg:viewBox="0 0 570 534" draw:type="non-primitive" draw:enhanced-path="M 390 513 L 170 103 152 114 135 126 120 140 107 154 96 168 86 184 78 201 72 218 68 235 65 254 65 271 65 289 68 308 74 326 80 343 89 362 96 373 104 385 113 396 122 406 131 416 141 425 153 433 165 440 177 447 191 452 204 457 220 460 233 463 248 464 263 466 278 466 314 533 290 534 268 534 245 533 223 529 201 524 182 519 162 511 144 503 126 493 110 482 95 469 80 456 66 442 52 426 40 409 30 390 18 366 9 341 3 316 0 291 0 265 1 239 6 214 13 188 24 163 37 140 51 117 69 97 87 79 108 62 131 46 156 33 183 22 211 12 238 6 265 2 292 0 319 2 346 6 373 12 399 20 424 33 447 46 469 63 489 81 507 101 523 124 539 150 551 175 560 201 566 227 570 252 570 278 567 304 563 328 554 353 542 378 528 400 513 423 493 443 472 462 448 480 423 496 394 511 390 513 Z M 409 423 L 426 409 442 395 456 380 466 365 477 351 484 335 492 319 496 304 499 288 502 271 502 254 499 238 496 221 490 204 484 185 475 168 466 153 456 138 445 126 433 113 420 103 405 93 388 84 372 77 355 71 337 69 319 66 301 66 281 67 262 69 244 73 224 79 409 423 Z N"/></draw:custom-shape><draw:custom-shape draw:style-name="gr32" draw:text-style-name="P72" svg:width="3.8976in" svg:height="0.9823in" svg:x="1.3173in" svg:y="5.852in"><text:p/><draw:enhanced-geometry svg:viewBox="0 0 5906 1552" draw:type="non-primitive" draw:enhanced-path="M 57 232 L 98 269 89 279 81 288 75 298 71 308 66 317 63 329 62 339 60 349 60 359 62 369 65 379 69 387 74 397 80 406 87 414 95 421 104 430 114 436 125 443 134 447 144 450 155 453 165 453 176 453 187 451 199 450 209 447 221 441 232 436 241 429 251 420 260 411 272 397 280 380 284 363 286 343 283 322 277 298 266 273 251 246 250 242 247 238 245 235 244 233 236 219 230 205 224 192 220 179 217 167 215 155 214 144 214 134 215 124 218 114 221 102 226 93 232 83 238 73 245 63 254 53 266 41 278 31 292 23 305 16 320 10 335 4 351 1 366 0 381 0 397 1 412 6 427 10 441 16 456 23 469 33 481 43 494 54 503 65 512 77 518 90 524 101 527 114 530 128 530 141 530 154 528 168 524 182 519 195 513 209 504 224 495 236 484 249 444 214 451 205 456 195 462 187 466 178 469 169 471 161 472 152 474 144 474 135 472 127 469 118 466 110 462 102 456 95 450 88 442 81 435 74 427 70 418 64 409 61 400 58 391 57 381 56 372 56 361 57 352 58 343 61 334 64 325 68 316 74 307 81 299 88 292 95 287 104 281 112 278 121 275 130 275 140 275 149 277 159 278 165 280 172 283 179 287 187 292 196 296 206 302 216 308 228 314 241 322 251 326 261 331 269 337 282 343 295 348 306 351 319 352 330 354 342 354 352 354 362 352 372 349 383 345 393 340 403 334 414 326 424 319 434 310 444 295 458 280 470 265 481 248 490 232 497 215 503 199 507 181 510 162 510 146 508 129 505 113 500 98 494 81 485 68 476 53 464 41 453 30 440 21 427 13 413 7 399 3 384 1 370 0 355 1 339 4 323 9 308 15 292 23 276 33 262 44 246 57 232 Z M 716 715 L 397 478 388 493 381 507 373 523 369 537 366 552 364 567 364 582 366 597 369 611 373 625 379 639 387 652 396 665 406 678 418 689 432 700 442 708 453 713 463 718 474 723 484 726 497 729 507 732 519 733 531 735 543 735 555 733 567 732 578 729 590 726 602 722 614 716 665 755 647 763 629 770 611 776 593 782 576 784 558 787 542 789 525 789 509 787 492 784 475 780 459 775 442 767 427 760 412 752 397 742 379 728 364 710 351 693 339 676 328 656 320 636 314 615 311 594 310 571 310 550 313 528 319 507 325 487 335 467 348 448 361 430 378 411 394 396 412 382 432 369 451 359 472 352 495 346 518 342 540 340 564 340 585 343 608 347 630 355 652 364 673 376 692 390 710 406 727 421 742 439 754 457 764 476 772 495 776 517 779 538 779 560 778 582 775 604 767 626 758 648 748 669 734 691 718 712 716 715 Z M 697 641 L 704 625 710 609 716 594 719 578 721 564 722 548 721 535 719 521 716 508 710 495 704 483 697 470 688 458 677 447 667 436 653 426 641 417 627 410 614 403 600 399 585 394 572 393 557 392 542 392 527 393 512 397 497 401 483 407 468 414 454 423 441 433 429 443 697 641 Z M 1113 816 L 1113 803 1113 790 1112 779 1109 767 1106 756 1103 746 1098 736 1094 726 1088 718 1082 708 1074 700 1065 692 1056 683 1047 676 1037 669 1026 663 1011 656 996 651 981 646 964 644 948 644 931 644 915 646 898 651 882 656 867 663 852 672 838 682 825 693 813 706 802 720 791 735 782 750 776 767 770 783 767 799 764 816 764 831 766 847 769 863 773 878 779 893 787 907 796 920 806 933 819 944 832 954 847 962 858 968 870 972 880 977 892 981 903 984 915 985 927 987 939 987 951 987 963 985 974 982 986 978 996 974 1008 970 1017 964 1028 957 1083 987 1068 998 1052 1008 1037 1017 1020 1024 1005 1029 989 1034 972 1038 955 1039 939 1041 922 1039 904 1038 888 1035 871 1031 855 1025 837 1018 820 1009 800 998 782 984 767 970 752 954 740 935 730 917 721 898 713 877 709 856 706 833 706 812 707 790 712 770 719 749 728 728 739 708 752 688 766 671 782 654 799 639 819 628 838 616 859 608 882 601 904 597 928 594 951 592 974 594 995 598 1017 604 1040 612 1061 622 1076 631 1089 641 1103 651 1115 662 1126 675 1135 688 1144 700 1151 715 1157 730 1163 746 1166 762 1169 777 1172 794 1172 812 1171 829 1169 846 1113 816 Z M 1142 1159 L 1088 1136 1279 750 1327 772 1305 819 1312 814 1320 812 1329 807 1336 804 1344 803 1350 800 1357 800 1363 799 1371 799 1378 799 1386 799 1395 800 1402 802 1410 803 1417 806 1425 809 1399 863 1387 859 1375 856 1363 854 1353 854 1342 854 1332 856 1323 857 1315 860 1308 864 1300 870 1291 877 1284 884 1276 894 1268 904 1262 915 1255 928 1142 1159 Z M 1759 1182 L 1380 1051 1375 1066 1372 1082 1371 1098 1372 1113 1374 1129 1377 1143 1381 1158 1387 1172 1395 1185 1404 1197 1414 1209 1426 1219 1440 1229 1454 1236 1469 1244 1485 1250 1497 1254 1508 1257 1520 1259 1532 1260 1542 1260 1554 1260 1566 1259 1578 1257 1590 1254 1601 1251 1613 1246 1624 1242 1634 1234 1643 1229 1654 1220 1663 1213 1723 1234 1709 1247 1694 1260 1681 1271 1666 1281 1649 1290 1634 1297 1618 1303 1603 1307 1586 1311 1568 1313 1551 1314 1535 1314 1517 1313 1500 1310 1482 1306 1466 1300 1443 1291 1423 1280 1404 1269 1387 1254 1371 1240 1357 1223 1345 1205 1335 1185 1326 1165 1320 1143 1315 1122 1314 1101 1314 1079 1317 1058 1321 1037 1329 1015 1339 992 1350 972 1363 954 1377 937 1393 921 1410 907 1429 896 1449 886 1470 877 1493 870 1515 866 1538 864 1560 864 1583 867 1607 873 1631 880 1654 888 1675 900 1694 911 1711 925 1727 941 1741 957 1751 975 1762 995 1770 1017 1776 1038 1779 1059 1780 1082 1779 1106 1776 1129 1770 1155 1761 1179 1759 1182 Z M 1717 1116 L 1718 1099 1720 1082 1720 1066 1718 1051 1715 1037 1711 1022 1705 1009 1699 997 1691 985 1682 974 1673 964 1661 954 1649 945 1636 938 1621 931 1606 925 1590 921 1575 917 1560 915 1545 914 1532 915 1517 917 1502 921 1488 925 1475 931 1461 938 1449 947 1437 957 1426 968 1416 980 1407 992 1398 1007 1717 1116 Z M 1792 1394 L 1893 1037 1810 1015 1825 961 1908 982 1946 850 2001 864 1964 997 2046 1018 2031 1071 1949 1049 1848 1408 1792 1394 Z M 2393 1300 L 2396 1283 2396 1267 2394 1251 2393 1236 2388 1220 2382 1206 2374 1190 2365 1176 2355 1162 2344 1149 2332 1138 2319 1128 2305 1119 2290 1113 2275 1108 2259 1103 2241 1101 2224 1101 2207 1102 2191 1103 2174 1108 2159 1115 2144 1122 2129 1130 2116 1142 2102 1153 2090 1166 2081 1180 2072 1195 2064 1210 2058 1227 2054 1244 2051 1261 2051 1279 2051 1296 2052 1311 2057 1327 2061 1343 2069 1357 2078 1371 2089 1384 2101 1397 2113 1407 2126 1417 2140 1425 2155 1431 2171 1437 2188 1441 2204 1442 2221 1444 2238 1442 2254 1439 2271 1435 2286 1429 2302 1422 2317 1412 2331 1401 2344 1390 2355 1377 2365 1363 2374 1348 2382 1333 2388 1317 2393 1300 Z M 2362 1445 L 2353 1452 2344 1459 2334 1465 2323 1471 2313 1476 2302 1481 2290 1485 2278 1488 2266 1491 2253 1492 2241 1494 2227 1495 2215 1495 2201 1494 2189 1492 2176 1491 2152 1485 2131 1478 2110 1469 2090 1459 2072 1447 2057 1432 2042 1417 2028 1400 2016 1381 2007 1361 2000 1341 1994 1320 1991 1300 1989 1277 1991 1256 1995 1233 2001 1210 2009 1189 2018 1169 2028 1149 2042 1132 2057 1116 2074 1101 2092 1088 2113 1076 2134 1066 2155 1059 2177 1054 2200 1051 2222 1049 2247 1051 2271 1054 2283 1056 2296 1059 2308 1064 2319 1068 2329 1074 2340 1079 2350 1085 2359 1091 2368 1098 2377 1105 2387 1113 2394 1122 2402 1132 2409 1142 2415 1152 2421 1162 2435 1092 2489 1103 2403 1521 2349 1511 2362 1445 Z M 2552 1529 L 2493 1525 2525 1101 2579 1103 2575 1155 2581 1149 2587 1143 2593 1138 2599 1132 2605 1128 2611 1123 2617 1119 2623 1116 2630 1113 2636 1111 2644 1109 2651 1108 2660 1106 2668 1105 2675 1105 2684 1105 2680 1165 2666 1165 2654 1166 2644 1169 2633 1172 2623 1176 2615 1180 2606 1186 2600 1192 2594 1199 2590 1206 2585 1214 2581 1224 2578 1234 2575 1247 2572 1260 2570 1274 2552 1529 Z M 2769 1068 L 2712 1068 2713 980 2770 980 2769 1068 Z M 2703 1543 L 2710 1118 2767 1118 2760 1543 2703 1543 Z M 3229 1320 L 3228 1304 3225 1287 3219 1273 3213 1257 3205 1244 3196 1230 3186 1217 3174 1205 3160 1193 3146 1183 3131 1175 3116 1167 3101 1163 3086 1159 3070 1158 3053 1158 3035 1159 3019 1162 3002 1166 2987 1172 2972 1180 2958 1189 2945 1200 2933 1212 2922 1226 2912 1240 2904 1254 2897 1270 2892 1286 2888 1303 2886 1320 2886 1338 2888 1355 2891 1373 2895 1388 2901 1404 2909 1418 2918 1432 2928 1445 2940 1457 2954 1466 2967 1476 2982 1484 2997 1491 3013 1495 3029 1499 3047 1501 3064 1501 3080 1499 3097 1496 3112 1492 3128 1485 3142 1478 3157 1468 3171 1458 3183 1445 3193 1432 3204 1418 3211 1404 3219 1388 3223 1371 3228 1355 3229 1338 3229 1320 Z M 3234 1468 L 3228 1478 3220 1486 3211 1495 3204 1502 3193 1509 3184 1516 3174 1522 3163 1528 3151 1533 3139 1538 3127 1542 3115 1545 3103 1548 3089 1549 3077 1550 3064 1552 3040 1552 3016 1550 2994 1546 2972 1539 2952 1531 2933 1521 2915 1509 2898 1495 2882 1479 2868 1462 2856 1444 2845 1425 2838 1405 2832 1385 2827 1363 2826 1340 2826 1317 2827 1294 2832 1273 2839 1251 2848 1232 2859 1213 2871 1195 2886 1177 2903 1162 2921 1148 2940 1136 2960 1126 2982 1119 3003 1112 3028 1108 3052 1106 3065 1106 3077 1106 3089 1108 3103 1111 3113 1112 3125 1116 3137 1119 3148 1123 3158 1129 3169 1135 3180 1140 3189 1148 3198 1155 3207 1162 3216 1170 3223 1179 3220 1109 3276 1108 3292 1533 3237 1535 3234 1468 Z M 3381 1522 L 3319 962 3375 957 3438 1516 3381 1522 Z M 3706 1317 L 3760 1306 3765 1317 3769 1328 3774 1340 3780 1348 3787 1358 3793 1365 3803 1374 3810 1380 3819 1385 3830 1390 3839 1392 3849 1395 3860 1395 3870 1397 3882 1395 3893 1394 3905 1391 3917 1387 3927 1382 3938 1377 3947 1370 3954 1363 3961 1355 3967 1347 3973 1337 3977 1327 3980 1317 3982 1306 3982 1294 3982 1283 3980 1271 3977 1259 3971 1242 3962 1226 3948 1212 3932 1200 3911 1190 3887 1183 3858 1177 3827 1173 3822 1173 3818 1172 3815 1172 3812 1172 3795 1170 3780 1167 3765 1165 3751 1160 3739 1156 3727 1150 3717 1145 3708 1139 3700 1132 3691 1125 3685 1116 3678 1106 3672 1096 3667 1085 3663 1074 3660 1062 3657 1046 3655 1031 3655 1015 3657 1001 3660 987 3663 972 3669 958 3676 945 3685 933 3696 923 3706 911 3718 903 3732 896 3747 888 3762 883 3778 878 3793 876 3810 874 3824 874 3839 876 3852 878 3866 881 3878 887 3890 894 3902 903 3912 911 3923 923 3932 934 3941 947 3948 961 3954 975 3961 991 3906 1004 3902 994 3897 984 3893 975 3887 967 3881 958 3875 951 3869 945 3861 940 3854 935 3846 933 3837 930 3828 928 3819 927 3809 927 3800 928 3789 930 3778 933 3769 935 3760 940 3753 945 3745 951 3739 957 3733 964 3727 971 3723 980 3718 988 3717 997 3714 1007 3714 1017 3714 1027 3714 1037 3717 1046 3720 1056 3723 1065 3727 1074 3732 1081 3739 1088 3747 1095 3756 1101 3766 1105 3772 1106 3778 1109 3787 1111 3796 1112 3806 1113 3818 1115 3830 1116 3843 1118 3851 1118 3858 1119 3864 1119 3872 1121 3876 1121 3882 1122 3887 1122 3891 1122 3906 1125 3920 1128 3933 1132 3945 1135 3958 1140 3968 1146 3977 1152 3986 1158 3994 1165 4001 1173 4009 1182 4015 1192 4021 1202 4025 1213 4030 1224 4033 1237 4037 1257 4039 1276 4040 1294 4039 1311 4036 1328 4033 1345 4027 1361 4019 1375 4010 1390 3998 1402 3986 1414 3973 1424 3959 1432 3942 1439 3926 1447 3908 1451 3890 1454 3873 1455 3857 1455 3840 1452 3825 1449 3810 1444 3795 1438 3781 1429 3768 1420 3756 1408 3745 1397 3735 1382 3726 1368 3718 1353 3711 1336 3706 1317 Z M 4182 1370 L 4054 1021 3973 1046 3954 994 4036 968 3988 839 4042 822 4088 950 4170 924 4189 977 4108 1002 4236 1353 4182 1370 Z M 4192 918 L 4245 897 4335 1108 4344 1128 4353 1145 4362 1160 4371 1175 4382 1187 4391 1197 4401 1206 4410 1212 4421 1216 4433 1220 4445 1222 4459 1222 4472 1222 4486 1219 4501 1216 4516 1210 4525 1206 4532 1202 4541 1197 4549 1193 4555 1189 4562 1183 4567 1179 4573 1173 4579 1167 4583 1160 4588 1153 4591 1146 4594 1139 4597 1132 4600 1125 4602 1116 4602 1112 4602 1106 4602 1101 4602 1095 4602 1091 4602 1085 4600 1079 4600 1074 4599 1068 4597 1061 4594 1052 4591 1044 4586 1034 4582 1024 4577 1012 4573 999 4489 804 4543 784 4711 1179 4657 1199 4639 1156 4636 1166 4632 1175 4629 1183 4624 1192 4620 1199 4615 1206 4609 1213 4603 1219 4597 1224 4590 1229 4582 1234 4573 1240 4564 1244 4555 1249 4546 1253 4535 1257 4513 1266 4492 1271 4472 1274 4453 1276 4435 1276 4416 1273 4401 1269 4386 1263 4371 1254 4358 1243 4344 1229 4331 1213 4317 1195 4305 1173 4293 1150 4281 1125 4192 918 Z M 5011 789 L 5000 773 4990 760 4978 747 4964 736 4949 726 4934 718 4918 710 4901 705 4883 700 4866 698 4850 696 4833 698 4817 700 4802 705 4787 710 4772 718 4757 726 4745 736 4732 747 4722 759 4713 772 4705 786 4698 800 4693 816 4690 833 4687 849 4687 866 4689 881 4692 897 4696 913 4704 928 4711 944 4722 960 4734 974 4746 987 4760 998 4773 1008 4788 1017 4805 1022 4821 1028 4838 1032 4856 1034 4872 1035 4889 1034 4906 1032 4922 1028 4939 1021 4954 1014 4967 1005 4979 995 4991 984 5002 972 5011 960 5018 945 5024 930 5029 914 5032 898 5035 881 5035 866 5033 850 5030 834 5026 819 5018 803 5011 789 Z M 4931 659 L 4881 578 4823 481 4874 454 5170 941 5119 970 5086 914 5083 925 5080 935 5077 947 5073 957 5068 967 5062 978 5056 987 5050 997 5042 1007 5035 1015 5026 1024 5017 1032 5008 1039 4999 1046 4988 1054 4978 1059 4957 1069 4936 1078 4915 1083 4892 1088 4871 1089 4848 1089 4826 1086 4803 1081 4781 1074 4760 1065 4740 1055 4720 1042 4704 1028 4687 1012 4674 994 4660 974 4650 954 4641 933 4633 913 4629 891 4627 871 4627 850 4629 829 4633 807 4639 786 4648 766 4659 747 4672 730 4687 715 4704 699 4722 686 4741 673 4754 668 4766 662 4778 658 4790 654 4800 651 4812 648 4824 646 4836 645 4848 645 4860 645 4872 646 4884 648 4895 649 4907 652 4919 656 4931 661 4931 659 Z M 5030 460 L 4981 488 4931 414 4981 386 5030 460 Z M 5247 893 L 5009 531 5057 503 5297 863 5247 893 Z M 5593 403 L 5274 639 5286 652 5300 662 5313 672 5327 679 5342 686 5357 691 5372 695 5387 696 5404 698 5419 696 5435 693 5450 691 5465 685 5480 678 5495 671 5510 661 5519 654 5528 645 5536 636 5544 628 5550 618 5556 608 5560 598 5565 588 5569 578 5572 567 5574 557 5575 545 5575 534 5574 521 5572 510 5571 498 5622 460 5626 478 5629 497 5631 514 5632 532 5632 550 5629 565 5628 581 5623 597 5617 612 5611 626 5602 641 5593 654 5583 666 5571 679 5557 691 5544 702 5524 715 5504 726 5483 735 5462 740 5440 746 5417 747 5395 747 5372 746 5349 742 5327 736 5306 729 5285 719 5267 708 5249 693 5231 678 5215 661 5200 641 5188 621 5178 601 5170 581 5164 560 5161 538 5161 517 5163 495 5167 474 5173 453 5181 433 5191 413 5203 394 5219 377 5235 362 5255 346 5274 333 5295 322 5316 313 5337 306 5360 302 5383 300 5405 300 5428 302 5450 306 5473 313 5494 323 5515 335 5536 347 5556 363 5574 382 5592 401 5593 403 Z M 5513 403 L 5498 392 5483 382 5468 374 5455 367 5440 362 5425 357 5410 356 5396 355 5383 355 5367 356 5354 357 5339 362 5324 367 5310 374 5295 382 5282 392 5270 401 5259 411 5250 421 5241 434 5234 446 5228 458 5223 471 5220 485 5219 500 5219 514 5219 530 5222 544 5226 558 5231 572 5238 587 5246 601 5513 403 Z M 5649 434 L 5691 396 5694 397 5702 404 5709 410 5717 414 5724 419 5733 423 5742 426 5750 427 5759 429 5768 429 5777 429 5784 427 5793 426 5801 423 5808 419 5814 414 5822 409 5828 403 5832 397 5835 392 5838 384 5841 377 5843 372 5844 364 5846 357 5846 350 5846 343 5844 336 5843 329 5840 323 5837 316 5832 310 5828 305 5822 299 5816 295 5810 292 5804 288 5798 285 5790 283 5784 282 5778 282 5771 282 5763 282 5756 283 5747 285 5736 288 5727 290 5717 295 5706 299 5688 306 5673 313 5656 317 5643 322 5629 325 5619 326 5607 326 5598 326 5589 325 5581 323 5572 319 5563 315 5554 310 5547 305 5538 298 5530 290 5521 280 5515 272 5507 262 5503 251 5500 241 5497 229 5495 216 5495 205 5495 194 5498 182 5501 171 5506 159 5510 148 5518 138 5525 128 5535 120 5545 111 5557 102 5568 97 5580 91 5590 87 5601 84 5613 81 5623 81 5635 81 5647 84 5658 87 5670 91 5682 95 5693 102 5703 110 5714 118 5670 159 5664 155 5658 151 5652 148 5646 145 5640 142 5634 141 5626 140 5620 140 5614 140 5608 141 5602 142 5596 145 5590 148 5584 151 5578 155 5572 159 5568 164 5565 169 5560 175 5559 181 5556 187 5554 192 5553 198 5553 204 5553 209 5554 216 5556 222 5559 228 5560 232 5565 238 5568 243 5572 248 5578 253 5586 258 5593 262 5601 265 5608 268 5617 268 5626 268 5637 266 5641 265 5647 263 5652 262 5658 259 5664 258 5670 255 5677 252 5683 249 5697 242 5709 236 5718 232 5724 231 5735 228 5744 225 5754 222 5765 221 5774 219 5783 219 5792 221 5801 222 5810 224 5819 226 5828 231 5835 235 5844 239 5852 245 5861 252 5869 259 5878 269 5887 280 5893 292 5899 303 5903 315 5905 326 5906 339 5906 352 5905 364 5902 377 5897 389 5893 401 5885 413 5878 424 5869 436 5858 446 5846 456 5834 464 5822 471 5810 477 5796 481 5784 483 5771 484 5757 484 5744 483 5729 480 5715 476 5702 470 5688 463 5674 456 5661 446 5649 434 Z N"/></draw:custom-shape><draw:custom-shape draw:style-name="gr33" draw:text-style-name="P72" svg:width="3.0197in" svg:height="3.0803in" svg:x="1.7909in" svg:y="2.7846in"><text:p/><draw:enhanced-geometry svg:viewBox="0 0 4576 4866" draw:type="non-primitive" draw:enhanced-path="M 3990 4866 L 4111 4855 4219 4824 4321 4770 4404 4704 4473 4626 4531 4529 4564 4426 4576 4312 4576 561 4564 445 4531 343 4473 248 4404 162 4321 97 4219 43 4111 13 3990 0 1253 0 591 0 471 13 362 43 260 97 171 162 101 248 43 343 12 445 0 561 0 772 0 4312 12 4426 43 4529 101 4626 171 4704 260 4770 362 4824 471 4855 591 4866 3990 4866 Z N"/></draw:custom-shape><draw:custom-shape draw:style-name="gr34" draw:text-style-name="P73" svg:width="0.8307in" svg:height="0.4886in" svg:x="1.7909in" svg:y="2.7846in"><text:p/><draw:enhanced-geometry svg:viewBox="0 0 1259 772" draw:type="non-primitive" draw:enhanced-path="M 1259 0 L 1196 37 1125 72 1050 121 967 169 871 229 782 283 686 343 591 404 496 464 406 518 317 578 234 626 165 675 95 710 43 747 0 772 1259 772 1259 0 Z N"/></draw:custom-shape><draw:custom-shape draw:style-name="gr35" draw:text-style-name="P73" svg:width="3.0157in" svg:height="0.0307in" svg:x="1.7953in" svg:y="3.4256in"><text:p/><draw:enhanced-geometry svg:viewBox="0 0 4570 49" draw:type="non-primitive" draw:enhanced-path="M 4570 24 L 4570 0 0 0 0 49 4570 49 4570 24 Z N"/></draw:custom-shape><draw:custom-shape draw:style-name="gr36" draw:text-style-name="P73" svg:width="3.0197in" svg:height="0.0307in" svg:x="1.7909in" svg:y="3.6961in"><text:p/><draw:enhanced-geometry svg:viewBox="0 0 4576 49" draw:type="non-primitive" draw:enhanced-path="M 4576 24 L 4576 0 0 0 0 49 4576 49 4576 24 Z N"/></draw:custom-shape><draw:custom-shape draw:style-name="gr36" draw:text-style-name="P73" svg:width="3.0197in" svg:height="0.0295in" svg:x="1.7909in" svg:y="3.9673in"><text:p/><draw:enhanced-geometry svg:viewBox="0 0 4576 47" draw:type="non-primitive" draw:enhanced-path="M 4576 23 L 4576 0 0 0 0 47 4576 47 4576 23 Z N"/></draw:custom-shape><draw:custom-shape draw:style-name="gr35" draw:text-style-name="P73" svg:width="3.0157in" svg:height="0.0295in" svg:x="1.7953in" svg:y="4.2343in"><text:p/><draw:enhanced-geometry svg:viewBox="0 0 4570 47" draw:type="non-primitive" draw:enhanced-path="M 4570 24 L 4570 0 0 0 0 47 4570 47 4570 24 Z N"/></draw:custom-shape><draw:custom-shape draw:style-name="gr36" draw:text-style-name="P73" svg:width="3.0197in" svg:height="0.0303in" svg:x="1.7909in" svg:y="4.5016in"><text:p/><draw:enhanced-geometry svg:viewBox="0 0 4576 48" draw:type="non-primitive" draw:enhanced-path="M 4576 24 L 4576 0 0 0 0 48 4576 48 4576 24 Z N"/></draw:custom-shape><draw:custom-shape draw:style-name="gr36" draw:text-style-name="P73" svg:width="3.0197in" svg:height="0.0307in" svg:x="1.7909in" svg:y="4.7673in"><text:p/><draw:enhanced-geometry svg:viewBox="0 0 4576 49" draw:type="non-primitive" draw:enhanced-path="M 4576 24 L 4576 0 0 0 0 49 4576 49 4576 24 Z N"/></draw:custom-shape><draw:custom-shape draw:style-name="gr36" draw:text-style-name="P73" svg:width="3.0197in" svg:height="0.0307in" svg:x="1.7909in" svg:y="5.0382in"><text:p/><draw:enhanced-geometry svg:viewBox="0 0 4576 49" draw:type="non-primitive" draw:enhanced-path="M 4576 25 L 4576 0 0 0 0 49 4576 49 4576 25 Z N"/></draw:custom-shape><draw:custom-shape draw:style-name="gr36" draw:text-style-name="P73" svg:width="3.0197in" svg:height="0.0307in" svg:x="1.7909in" svg:y="5.3083in"><text:p/><draw:enhanced-geometry svg:viewBox="0 0 4576 49" draw:type="non-primitive" draw:enhanced-path="M 4576 25 L 4576 0 0 0 0 49 4576 49 4576 25 Z N"/></draw:custom-shape><draw:custom-shape draw:style-name="gr37" draw:text-style-name="P73" svg:width="2.9858in" svg:height="0.0303in" svg:x="1.8079in" svg:y="5.5799in"><text:p/><draw:enhanced-geometry svg:viewBox="0 0 4525 48" draw:type="non-primitive" draw:enhanced-path="M 4525 24 L 4525 0 0 0 0 48 4525 48 4525 24 Z N"/></draw:custom-shape><draw:custom-shape draw:style-name="gr38" draw:text-style-name="P74" svg:width="0.7524in" svg:height="1.8071in" svg:x="3.5374in" svg:y="2.552in"><text:p/><draw:enhanced-geometry svg:viewBox="0 0 1140 2855" draw:type="non-primitive" draw:enhanced-path="M 185 362 L 242 362 280 362 319 362 370 362 401 308 439 265 490 235 541 206 567 194 599 194 636 187 675 187 707 194 744 194 770 200 796 206 847 230 904 278 949 351 961 440 961 759 961 1367 961 1977 961 2314 955 2428 924 2512 884 2585 827 2626 764 2657 687 2674 611 2687 522 2687 427 2674 350 2650 287 2615 236 2560 197 2494 173 2428 159 2355 153 2290 153 2055 159 1615 159 1102 159 657 114 657 82 657 51 657 0 657 0 929 0 1446 0 1994 0 2344 0 2428 13 2494 31 2555 57 2603 82 2644 114 2681 153 2711 191 2741 242 2777 299 2807 362 2825 427 2844 490 2849 553 2855 611 2855 662 2849 713 2844 758 2831 802 2820 847 2807 884 2783 924 2765 961 2741 993 2711 1050 2639 1095 2542 1127 2434 1140 2331 1140 1988 1140 1326 1140 663 1140 302 1133 265 1115 230 1089 194 1057 157 1018 122 981 92 942 67 904 43 859 30 815 19 758 6 707 0 650 0 593 0 541 6 490 19 445 38 395 67 344 97 293 139 248 187 216 235 191 295 185 362 Z N"/></draw:custom-shape><draw:custom-shape draw:style-name="gr39" draw:text-style-name="P72" svg:width="0.1386in" svg:height="0.0303in" svg:x="3.6598in" svg:y="2.7661in"><text:p/><draw:enhanced-geometry svg:viewBox="0 0 210 48" draw:type="non-primitive" draw:enhanced-path="M 165 18 L 185 0 134 0 95 0 57 0 0 0 0 48 57 48 95 48 134 48 185 48 203 30 185 48 203 43 210 24 203 6 185 0 165 18 Z N"/></draw:custom-shape><draw:custom-shape draw:style-name="gr39" draw:text-style-name="P72" svg:width="0.1303in" svg:height="0.1142in" svg:x="3.7689in" svg:y="2.6701in"><text:p/><draw:enhanced-geometry svg:viewBox="0 0 197 181" draw:type="non-primitive" draw:enhanced-path="M 185 0 L 185 0 128 30 77 61 32 108 0 169 38 181 71 132 103 97 154 67 197 37 197 37 185 0 Z N"/></draw:custom-shape><draw:custom-shape draw:style-name="gr39" draw:text-style-name="P72" svg:width="0.176in" svg:height="0.0343in" svg:x="3.8906in" svg:y="2.6598in"><text:p/><draw:enhanced-geometry svg:viewBox="0 0 267 54" draw:type="non-primitive" draw:enhanced-path="M 267 17 L 261 17 235 11 209 6 172 6 140 0 101 0 64 6 32 6 0 17 12 54 32 41 64 41 101 36 140 36 172 41 209 41 235 47 261 54 255 54 267 17 Z N"/></draw:custom-shape><draw:custom-shape draw:style-name="gr39" draw:text-style-name="P72" svg:width="0.1303in" svg:height="0.1717in" svg:x="4.0591in" svg:y="2.6701in"><text:p/><draw:enhanced-geometry svg:viewBox="0 0 197 272" draw:type="non-primitive" draw:enhanced-path="M 197 253 L 191 253 177 157 134 78 69 24 12 0 0 37 43 61 94 103 140 169 152 253 146 253 152 253 159 265 171 272 185 265 191 253 197 253 Z N"/></draw:custom-shape><draw:custom-shape draw:style-name="gr40" draw:text-style-name="P72" svg:width="0.0335in" svg:height="1.1862in" svg:x="4.1555in" svg:y="2.8307in"><text:p/><draw:enhanced-geometry svg:viewBox="0 0 51 1874" draw:type="non-primitive" draw:enhanced-path="M 51 1874 L 51 1874 51 1537 51 927 51 319 51 0 0 0 0 319 0 927 0 1537 0 1874 0 1874 51 1874 Z N"/></draw:custom-shape><draw:custom-shape draw:style-name="gr41" draw:text-style-name="P72" svg:width="0.3067in" svg:height="0.2512in" svg:x="3.8819in" svg:y="4.0165in"><text:p/><draw:enhanced-geometry svg:viewBox="0 0 465 397" draw:type="non-primitive" draw:enhanced-path="M 0 397 L 0 397 89 390 165 379 248 360 319 330 382 282 420 204 453 114 465 0 414 0 414 114 382 192 344 258 293 295 236 330 165 343 89 355 0 349 0 349 0 397 Z N"/></draw:custom-shape><draw:custom-shape draw:style-name="gr42" draw:text-style-name="P72" svg:width="0.2598in" svg:height="0.2815in" svg:x="3.6224in" svg:y="3.987in"><text:p/><draw:enhanced-geometry svg:viewBox="0 0 394 445" draw:type="non-primitive" draw:enhanced-path="M 0 24 L 0 24 12 89 25 168 51 235 88 306 145 360 216 403 299 427 394 445 394 397 299 391 228 373 171 337 127 282 88 222 63 156 51 89 51 24 51 24 51 24 45 5 25 0 6 5 0 24 Z N"/></draw:custom-shape><draw:custom-shape draw:style-name="gr43" draw:text-style-name="P72" svg:width="0.0378in" svg:height="1.0488in" svg:x="3.6224in" svg:y="2.9528in"><text:p/><draw:enhanced-geometry svg:viewBox="0 0 57 1657" draw:type="non-primitive" draw:enhanced-path="M 31 48 L 6 24 6 469 6 982 0 1422 0 1657 51 1657 51 1422 57 982 57 469 57 24 31 0 57 24 51 7 31 0 12 7 6 24 31 48 Z N"/></draw:custom-shape><draw:custom-shape draw:style-name="gr39" draw:text-style-name="P72" svg:width="0.1217in" svg:height="0.0303in" svg:x="3.5201in" svg:y="2.9528in"><text:p/><draw:enhanced-geometry svg:viewBox="0 0 185 48" draw:type="non-primitive" draw:enhanced-path="M 45 24 L 26 48 77 48 108 48 140 48 185 48 185 0 140 0 108 0 77 0 26 0 0 24 26 0 8 7 0 24 8 42 26 48 45 24 Z N"/></draw:custom-shape><draw:custom-shape draw:style-name="gr44" draw:text-style-name="P72" svg:width="0.0295in" svg:height="1.0677in" svg:x="3.5201in" svg:y="2.9681in"><text:p/><draw:enhanced-geometry svg:viewBox="0 0 45 1687" draw:type="non-primitive" draw:enhanced-path="M 45 1687 L 45 1687 45 1337 45 789 45 272 45 0 0 0 0 272 0 789 0 1337 0 1687 0 1687 45 1687 Z N"/></draw:custom-shape><draw:custom-shape draw:style-name="gr45" draw:text-style-name="P72" svg:width="0.1516in" svg:height="0.2634in" svg:x="3.5201in" svg:y="4.0362in"><text:p/><draw:enhanced-geometry svg:viewBox="0 0 230 416" draw:type="non-primitive" draw:enhanced-path="M 230 384 L 230 379 191 349 154 325 128 289 102 252 77 204 57 150 45 84 45 0 0 0 14 84 26 150 39 216 65 265 90 306 128 349 166 384 205 416 205 409 230 384 Z N"/></draw:custom-shape><draw:custom-shape draw:style-name="gr39" draw:text-style-name="P72" svg:width="0.3185in" svg:height="0.0953in" svg:x="3.6555in" svg:y="4.2791in"><text:p/><draw:enhanced-geometry svg:viewBox="0 0 483 151" draw:type="non-primitive" draw:enhanced-path="M 483 103 L 483 103 432 103 374 103 311 103 248 97 191 79 126 62 76 32 25 0 0 25 51 67 114 97 177 116 248 133 311 140 374 151 432 151 483 140 483 140 483 103 Z N"/></draw:custom-shape><draw:custom-shape draw:style-name="gr39" draw:text-style-name="P72" svg:width="0.2268in" svg:height="0.1071in" svg:x="3.9744in" svg:y="4.2606in"><text:p/><draw:enhanced-geometry svg:viewBox="0 0 344 169" draw:type="non-primitive" draw:enhanced-path="M 319 0 L 319 0 287 24 248 48 210 66 179 91 134 102 89 115 51 126 0 132 0 169 51 162 102 150 147 139 191 126 236 102 274 84 313 61 344 24 344 24 319 0 Z N"/></draw:custom-shape><draw:custom-shape draw:style-name="gr46" draw:text-style-name="P72" svg:width="0.1205in" svg:height="0.248in" svg:x="4.1846in" svg:y="4.028in"><text:p/><draw:enhanced-geometry svg:viewBox="0 0 183 392" draw:type="non-primitive" draw:enhanced-path="M 134 0 L 134 0 126 103 95 205 51 302 0 368 25 392 89 313 134 217 165 103 183 0 183 0 134 0 Z N"/></draw:custom-shape><draw:custom-shape draw:style-name="gr47" draw:text-style-name="P72" svg:width="0.0323in" svg:height="1.2843in" svg:x="4.2736in" svg:y="2.7429in"><text:p/><draw:enhanced-geometry svg:viewBox="0 0 49 2029" draw:type="non-primitive" draw:enhanced-path="M 0 0 L 6 0 0 361 0 1024 0 1686 0 2029 49 2029 49 1686 49 1024 49 361 43 0 49 0 0 0 Z N"/></draw:custom-shape><draw:custom-shape draw:style-name="gr39" draw:text-style-name="P72" svg:width="0.1752in" svg:height="0.1752in" svg:x="4.1299in" svg:y="2.5681in"><text:p/><draw:enhanced-geometry svg:viewBox="0 0 266 277" draw:type="non-primitive" draw:enhanced-path="M 0 35 L 0 35 32 59 69 84 108 108 146 145 172 181 197 216 217 247 217 277 266 277 254 235 235 192 209 156 172 121 134 84 95 48 57 24 12 0 12 0 0 35 Z N"/></draw:custom-shape><draw:custom-shape draw:style-name="gr39" draw:text-style-name="P72" svg:width="0.2807in" svg:height="0.0531in" svg:x="3.8571in" svg:y="2.537in"><text:p/><draw:enhanced-geometry svg:viewBox="0 0 426 84" draw:type="non-primitive" draw:enhanced-path="M 12 62 L 12 62 57 49 109 49 166 49 223 49 274 49 331 62 369 73 414 84 426 49 382 37 331 24 274 13 223 0 166 0 109 0 57 13 0 24 0 24 12 62 Z N"/></draw:custom-shape><draw:custom-shape draw:style-name="gr48" draw:text-style-name="P72" svg:width="0.2224in" svg:height="0.2441in" svg:x="3.6425in" svg:y="2.552in"><text:p/><draw:enhanced-geometry svg:viewBox="0 0 337 386" draw:type="non-primitive" draw:enhanced-path="M 26 338 L 51 362 51 295 77 241 108 200 146 151 197 116 248 84 294 55 337 38 325 0 280 19 223 49 172 79 121 127 71 176 38 230 14 295 0 362 26 386 0 362 6 381 26 386 45 381 51 362 26 338 Z N"/></draw:custom-shape><draw:custom-shape draw:style-name="gr49" draw:text-style-name="P75" svg:width="1.1004in" svg:height="2.0705in" svg:x="1.8079in" svg:y="3.5661in"><text:p/><draw:enhanced-geometry svg:viewBox="0 0 1668 3271" draw:type="non-primitive" draw:enhanced-path="M 0 3157 L 1362 296 1668 0 1622 410 261 3271 0 3157 Z N"/></draw:custom-shape><draw:custom-shape draw:style-name="gr50" draw:text-style-name="P72" svg:width="0.9232in" svg:height="1.8252in" svg:x="1.7953in" svg:y="3.7425in"><text:p/><draw:enhanced-geometry svg:viewBox="0 0 1399 2884" draw:type="non-primitive" draw:enhanced-path="M 1368 6 L 1362 11 0 2873 37 2884 1399 24 1393 30 1399 24 1399 6 1387 0 1375 0 1362 11 1368 6 Z N"/></draw:custom-shape><draw:custom-shape draw:style-name="gr51" draw:text-style-name="P72" svg:width="0.2232in" svg:height="0.2059in" svg:x="2.6972in" svg:y="3.5555in"><text:p/><draw:enhanced-geometry svg:viewBox="0 0 338 325" draw:type="non-primitive" draw:enhanced-path="M 338 17 L 305 6 0 301 25 325 331 30 299 17 331 30 338 17 331 6 319 0 305 6 338 17 Z N"/></draw:custom-shape><draw:custom-shape draw:style-name="gr52" draw:text-style-name="P72" svg:width="0.0543in" svg:height="0.2717in" svg:x="2.8661in" svg:y="3.5661in"><text:p/><draw:enhanced-geometry svg:viewBox="0 0 83 429" draw:type="non-primitive" draw:enhanced-path="M 38 416 L 38 410 83 0 44 0 0 410 0 405 0 410 6 422 18 429 32 422 38 410 38 416 Z N"/></draw:custom-shape><draw:custom-shape draw:style-name="gr53" draw:text-style-name="P72" svg:width="0.9248in" svg:height="1.8252in" svg:x="1.9669in" svg:y="3.8228in"><text:p/><draw:enhanced-geometry svg:viewBox="0 0 1401 2884" draw:type="non-primitive" draw:enhanced-path="M 14 2884 L 39 2873 1401 11 1363 0 0 2860 26 2849 0 2860 0 2879 14 2884 32 2884 39 2873 14 2884 Z N"/></draw:custom-shape><draw:custom-shape draw:style-name="gr39" draw:text-style-name="P72" svg:width="0.1886in" svg:height="0.0953in" svg:x="1.7953in" svg:y="5.5528in"><text:p/><draw:enhanced-geometry svg:viewBox="0 0 286 151" draw:type="non-primitive" draw:enhanced-path="M 0 13 L 12 37 274 151 286 116 25 0 37 24 25 0 6 0 0 13 0 24 12 37 0 13 Z N"/></draw:custom-shape><draw:custom-shape draw:style-name="gr54" draw:text-style-name="P76" svg:width="0.2016in" svg:height="0.2594in" svg:x="2.7063in" svg:y="3.5661in"><text:p/><draw:enhanced-geometry svg:viewBox="0 0 306 410" draw:type="non-primitive" draw:enhanced-path="M 0 296 L 306 0 260 410 0 296 Z N"/></draw:custom-shape><draw:custom-shape draw:style-name="gr51" draw:text-style-name="P72" svg:width="0.2232in" svg:height="0.2059in" svg:x="2.6972in" svg:y="3.5555in"><text:p/><draw:enhanced-geometry svg:viewBox="0 0 338 325" draw:type="non-primitive" draw:enhanced-path="M 338 17 L 305 6 0 301 25 325 331 30 299 17 331 30 338 17 331 6 319 0 305 6 338 17 Z N"/></draw:custom-shape><draw:custom-shape draw:style-name="gr52" draw:text-style-name="P72" svg:width="0.0543in" svg:height="0.2717in" svg:x="2.8661in" svg:y="3.5661in"><text:p/><draw:enhanced-geometry svg:viewBox="0 0 83 429" draw:type="non-primitive" draw:enhanced-path="M 12 429 L 38 410 83 0 44 0 0 410 24 392 0 410 6 422 18 429 32 422 38 410 12 429 Z N"/></draw:custom-shape><draw:custom-shape draw:style-name="gr39" draw:text-style-name="P72" svg:width="0.1878in" svg:height="0.0953in" svg:x="2.6937in" svg:y="3.7425in"><text:p/><draw:enhanced-geometry svg:viewBox="0 0 285 151" draw:type="non-primitive" draw:enhanced-path="M 6 6 L 13 35 273 151 285 114 25 0 31 30 25 0 6 0 0 11 0 24 13 35 6 6 Z N"/></draw:custom-shape><draw:custom-shape draw:style-name="gr55" draw:text-style-name="P77" svg:width="0.4913in" svg:height="2.1079in" svg:x="2.0209in" svg:y="3.6465in"><text:p/><draw:enhanced-geometry svg:viewBox="0 0 745 3330" draw:type="non-primitive" draw:enhanced-path="M 0 3295 L 490 337 675 0 745 373 262 3330 0 3295 Z N"/></draw:custom-shape><draw:custom-shape draw:style-name="gr56" draw:text-style-name="P72" svg:width="0.348in" svg:height="1.8835in" svg:x="2.0091in" svg:y="3.8488in"><text:p/><draw:enhanced-geometry svg:viewBox="0 0 528 2976" draw:type="non-primitive" draw:enhanced-path="M 489 13 L 489 18 0 2976 37 2976 528 18 528 24 528 18 520 7 508 0 496 7 489 18 489 13 Z N"/></draw:custom-shape><draw:custom-shape draw:style-name="gr57" draw:text-style-name="P72" svg:width="0.1469in" svg:height="0.228in" svg:x="2.3319in" svg:y="3.6362in"><text:p/><draw:enhanced-geometry svg:viewBox="0 0 223 360" draw:type="non-primitive" draw:enhanced-path="M 223 17 L 185 11 0 349 39 360 223 23 185 17 223 23 223 6 210 0 197 0 185 11 223 17 Z N"/></draw:custom-shape><draw:custom-shape draw:style-name="gr46" draw:text-style-name="P72" svg:width="0.0713in" svg:height="0.248in" svg:x="2.4543in" svg:y="3.6465in"><text:p/><draw:enhanced-geometry svg:viewBox="0 0 108 392" draw:type="non-primitive" draw:enhanced-path="M 108 373 L 108 373 38 0 0 0 71 373 71 373 71 373 77 386 89 392 102 386 108 373 Z N"/></draw:custom-shape><draw:custom-shape draw:style-name="gr58" draw:text-style-name="P72" svg:width="0.3449in" svg:height="1.8835in" svg:x="2.1807in" svg:y="3.8827in"><text:p/><draw:enhanced-geometry svg:viewBox="0 0 522 2976" draw:type="non-primitive" draw:enhanced-path="M 20 2976 L 38 2957 522 0 485 0 0 2957 20 2940 0 2957 6 2970 20 2976 32 2970 38 2957 20 2976 Z N"/></draw:custom-shape><draw:custom-shape draw:style-name="gr39" draw:text-style-name="P72" svg:width="0.185in" svg:height="0.0461in" svg:x="2.0091in" svg:y="5.7201in"><text:p/><draw:enhanced-geometry svg:viewBox="0 0 280 73" draw:type="non-primitive" draw:enhanced-path="M 0 19 L 18 37 280 73 280 37 18 0 37 19 18 0 6 7 0 19 6 30 18 37 0 19 Z N"/></draw:custom-shape><draw:custom-shape draw:style-name="gr59" draw:text-style-name="P76" svg:width="0.1685in" svg:height="0.2362in" svg:x="2.3445in" svg:y="3.6465in"><text:p/><draw:enhanced-geometry svg:viewBox="0 0 255 373" draw:type="non-primitive" draw:enhanced-path="M 0 337 L 185 0 255 373 0 337 Z N"/></draw:custom-shape><draw:custom-shape draw:style-name="gr57" draw:text-style-name="P72" svg:width="0.1469in" svg:height="0.228in" svg:x="2.3319in" svg:y="3.6362in"><text:p/><draw:enhanced-geometry svg:viewBox="0 0 223 360" draw:type="non-primitive" draw:enhanced-path="M 223 17 L 185 11 0 349 39 360 223 23 185 17 223 23 223 6 210 0 197 0 185 11 223 17 Z N"/></draw:custom-shape><draw:custom-shape draw:style-name="gr46" draw:text-style-name="P72" svg:width="0.0713in" svg:height="0.248in" svg:x="2.4543in" svg:y="3.6465in"><text:p/><draw:enhanced-geometry svg:viewBox="0 0 108 392" draw:type="non-primitive" draw:enhanced-path="M 89 392 L 108 373 38 0 0 0 71 373 89 356 71 373 77 386 89 392 102 386 108 373 89 392 Z N"/></draw:custom-shape><draw:custom-shape draw:style-name="gr39" draw:text-style-name="P72" svg:width="0.1807in" svg:height="0.0461in" svg:x="2.3319in" svg:y="3.8488in"><text:p/><draw:enhanced-geometry svg:viewBox="0 0 274 73" draw:type="non-primitive" draw:enhanced-path="M 0 13 L 19 37 274 73 274 37 19 0 39 24 19 0 7 7 0 18 7 31 19 37 0 13 Z N"/></draw:custom-shape><draw:custom-shape draw:style-name="gr60" draw:text-style-name="P78" svg:width="0.2394in" svg:height="2.1197in" svg:x="2.1181in" svg:y="3.3146in"><text:p/><draw:enhanced-geometry svg:viewBox="0 0 363 3349" draw:type="non-primitive" draw:enhanced-path="M 101 3349 L 0 362 121 0 261 350 363 3343 101 3349 Z N"/></draw:custom-shape><draw:custom-shape draw:style-name="gr61" draw:text-style-name="P72" svg:width="0.0925in" svg:height="1.9031in" svg:x="2.1055in" svg:y="3.5319in"><text:p/><draw:enhanced-geometry svg:viewBox="0 0 140 3006" draw:type="non-primitive" draw:enhanced-path="M 0 13 L 0 19 102 3006 140 3006 37 19 37 24 37 19 31 7 19 0 6 7 0 19 0 13 Z N"/></draw:custom-shape><draw:custom-shape draw:style-name="gr62" draw:text-style-name="P72" svg:width="0.1051in" svg:height="0.2433in" svg:x="2.1055in" svg:y="3.3043in"><text:p/><draw:enhanced-geometry svg:viewBox="0 0 159 384" draw:type="non-primitive" draw:enhanced-path="M 159 11 L 120 11 0 373 37 384 159 23 120 23 159 23 159 6 146 0 134 0 120 11 159 11 Z N"/></draw:custom-shape><draw:custom-shape draw:style-name="gr63" draw:text-style-name="P72" svg:width="0.1185in" svg:height="0.2362in" svg:x="2.1846in" svg:y="3.311in"><text:p/><draw:enhanced-geometry svg:viewBox="0 0 179 373" draw:type="non-primitive" draw:enhanced-path="M 179 356 L 179 349 39 0 0 12 140 362 140 356 140 362 154 373 166 373 179 368 179 349 179 356 Z N"/></draw:custom-shape><draw:custom-shape draw:style-name="gr64" draw:text-style-name="P72" svg:width="0.0925in" svg:height="1.9067in" svg:x="2.2772in" svg:y="3.5362in"><text:p/><draw:enhanced-geometry svg:viewBox="0 0 140 3012" draw:type="non-primitive" draw:enhanced-path="M 122 3012 L 140 2993 39 0 0 0 102 2993 122 2975 102 2993 108 3004 122 3012 134 3004 140 2993 122 3012 Z N"/></draw:custom-shape><draw:custom-shape draw:style-name="gr39" draw:text-style-name="P72" svg:width="0.1894in" svg:height="0.0303in" svg:x="2.1681in" svg:y="5.4197in"><text:p/><draw:enhanced-geometry svg:viewBox="0 0 287 48" draw:type="non-primitive" draw:enhanced-path="M 7 24 L 25 42 287 37 287 0 25 5 45 24 25 0 7 5 0 24 7 42 25 48 7 24 Z N"/></draw:custom-shape><draw:custom-shape draw:style-name="gr65" draw:text-style-name="P76" svg:width="0.1724in" svg:height="0.2287in" svg:x="2.1181in" svg:y="3.3146in"><text:p/><draw:enhanced-geometry svg:viewBox="0 0 261 362" draw:type="non-primitive" draw:enhanced-path="M 0 362 L 121 0 261 350 0 362 Z N"/></draw:custom-shape><draw:custom-shape draw:style-name="gr62" draw:text-style-name="P72" svg:width="0.1051in" svg:height="0.2433in" svg:x="2.1055in" svg:y="3.3043in"><text:p/><draw:enhanced-geometry svg:viewBox="0 0 159 384" draw:type="non-primitive" draw:enhanced-path="M 159 11 L 120 11 0 373 37 384 159 23 120 23 159 23 159 6 146 0 134 0 120 11 159 11 Z N"/></draw:custom-shape><draw:custom-shape draw:style-name="gr63" draw:text-style-name="P72" svg:width="0.1185in" svg:height="0.2362in" svg:x="2.1846in" svg:y="3.311in"><text:p/><draw:enhanced-geometry svg:viewBox="0 0 179 373" draw:type="non-primitive" draw:enhanced-path="M 160 373 L 179 349 39 0 0 12 140 362 160 338 140 362 154 373 166 373 179 368 179 349 160 373 Z N"/></draw:custom-shape><draw:custom-shape draw:style-name="gr39" draw:text-style-name="P72" svg:width="0.185in" svg:height="0.0303in" svg:x="2.1055in" svg:y="3.5252in"><text:p/><draw:enhanced-geometry svg:viewBox="0 0 280 48" draw:type="non-primitive" draw:enhanced-path="M 0 24 L 19 48 280 35 280 0 19 11 37 35 19 11 6 18 0 30 6 41 19 48 0 24 Z N"/></draw:custom-shape><draw:custom-shape draw:style-name="gr66" draw:text-style-name="P79" svg:width="0.478in" svg:height="2.1079in" svg:x="1.6815in" svg:y="3.7043in"><text:p/><draw:enhanced-geometry svg:viewBox="0 0 725 3330" draw:type="non-primitive" draw:enhanced-path="M 725 3293 L 261 338 69 0 0 373 471 3330 725 3293 Z N"/></draw:custom-shape><draw:custom-shape draw:style-name="gr67" draw:text-style-name="P72" svg:width="0.3323in" svg:height="1.8823in" svg:x="1.8406in" svg:y="3.9063in"><text:p/><draw:enhanced-geometry svg:viewBox="0 0 504 2974" draw:type="non-primitive" draw:enhanced-path="M 0 24 L 0 19 465 2974 504 2974 39 19 39 11 39 19 33 6 20 0 7 6 0 19 0 24 Z N"/></draw:custom-shape><draw:custom-shape draw:style-name="gr68" draw:text-style-name="P72" svg:width="0.1512in" svg:height="0.2287in" svg:x="1.7154in" svg:y="3.6929in"><text:p/><draw:enhanced-geometry svg:viewBox="0 0 229 361" draw:type="non-primitive" draw:enhanced-path="M 38 18 L 0 24 190 361 229 348 38 11 0 18 38 11 32 0 12 0 0 5 0 24 38 18 Z N"/></draw:custom-shape><draw:custom-shape draw:style-name="gr46" draw:text-style-name="P72" svg:width="0.0713in" svg:height="0.248in" svg:x="1.6689in" svg:y="3.7043in"><text:p/><draw:enhanced-geometry svg:viewBox="0 0 108 392" draw:type="non-primitive" draw:enhanced-path="M 37 373 L 37 373 108 0 70 0 0 373 0 373 0 373 6 385 19 392 31 385 37 373 Z N"/></draw:custom-shape><draw:custom-shape draw:style-name="gr58" draw:text-style-name="P72" svg:width="0.335in" svg:height="1.8835in" svg:x="1.6689in" svg:y="3.9402in"><text:p/><draw:enhanced-geometry svg:viewBox="0 0 508 2976" draw:type="non-primitive" draw:enhanced-path="M 490 2939 L 508 2957 37 0 0 0 471 2957 490 2976 471 2957 477 2969 490 2976 502 2969 508 2957 490 2939 Z N"/></draw:custom-shape><draw:custom-shape draw:style-name="gr39" draw:text-style-name="P72" svg:width="0.1807in" svg:height="0.0461in" svg:x="1.9925in" svg:y="5.778in"><text:p/><draw:enhanced-geometry svg:viewBox="0 0 274 73" draw:type="non-primitive" draw:enhanced-path="M 235 17 L 254 0 0 36 0 73 254 36 274 17 254 36 267 30 274 17 267 6 254 0 235 17 Z N"/></draw:custom-shape><draw:custom-shape draw:style-name="gr59" draw:text-style-name="P76" svg:width="0.1724in" svg:height="0.2362in" svg:x="1.6815in" svg:y="3.7043in"><text:p/><draw:enhanced-geometry svg:viewBox="0 0 261 373" draw:type="non-primitive" draw:enhanced-path="M 261 338 L 69 0 0 373 261 338 Z N"/></draw:custom-shape><draw:custom-shape draw:style-name="gr68" draw:text-style-name="P72" svg:width="0.1512in" svg:height="0.2287in" svg:x="1.7154in" svg:y="3.6929in"><text:p/><draw:enhanced-geometry svg:viewBox="0 0 229 361" draw:type="non-primitive" draw:enhanced-path="M 38 18 L 0 24 190 361 229 348 38 11 0 18 38 11 32 0 12 0 0 5 0 24 38 18 Z N"/></draw:custom-shape><draw:custom-shape draw:style-name="gr46" draw:text-style-name="P72" svg:width="0.0713in" svg:height="0.248in" svg:x="1.6689in" svg:y="3.7043in"><text:p/><draw:enhanced-geometry svg:viewBox="0 0 108 392" draw:type="non-primitive" draw:enhanced-path="M 19 355 L 37 373 108 0 70 0 0 373 19 392 0 373 6 385 19 392 31 385 37 373 19 355 Z N"/></draw:custom-shape><draw:custom-shape draw:style-name="gr39" draw:text-style-name="P72" svg:width="0.185in" svg:height="0.0461in" svg:x="1.6815in" svg:y="3.9063in"><text:p/><draw:enhanced-geometry svg:viewBox="0 0 280 73" draw:type="non-primitive" draw:enhanced-path="M 241 24 L 261 0 0 36 0 73 261 36 280 11 261 36 274 30 280 19 274 6 261 0 241 24 Z N"/></draw:custom-shape><draw:custom-shape draw:style-name="gr69" draw:text-style-name="P80" svg:width="0.1724in" svg:height="1.9059in" svg:x="2.0209in" svg:y="3.9181in"><text:p/><draw:enhanced-geometry svg:viewBox="0 0 262 3011" draw:type="non-primitive" draw:enhanced-path="M 0 3011 L 0 360 134 0 262 360 262 3011 0 3011 Z N"/></draw:custom-shape><draw:custom-shape draw:style-name="gr70" draw:text-style-name="P72" svg:width="0.0335in" svg:height="1.6933in" svg:x="2.0043in" svg:y="4.1307in"><text:p/><draw:enhanced-geometry svg:viewBox="0 0 51 2675" draw:type="non-primitive" draw:enhanced-path="M 8 18 L 0 24 0 2675 51 2675 51 24 45 31 51 24 45 7 26 0 8 7 0 24 8 18 Z N"/></draw:custom-shape><draw:custom-shape draw:style-name="gr48" draw:text-style-name="P72" svg:width="0.113in" svg:height="0.2441in" svg:x="2.0091in" svg:y="3.9063in"><text:p/><draw:enhanced-geometry svg:viewBox="0 0 171 386" draw:type="non-primitive" draw:enhanced-path="M 171 11 L 132 11 0 373 37 386 171 24 132 24 171 24 171 6 158 0 146 0 132 11 171 11 Z N"/></draw:custom-shape><draw:custom-shape draw:style-name="gr48" draw:text-style-name="P72" svg:width="0.1142in" svg:height="0.2441in" svg:x="2.0965in" svg:y="3.9134in"><text:p/><draw:enhanced-geometry svg:viewBox="0 0 173 386" draw:type="non-primitive" draw:enhanced-path="M 173 368 L 166 362 39 0 0 13 128 375 122 368 128 375 140 386 154 386 166 381 166 362 173 368 Z N"/></draw:custom-shape><draw:custom-shape draw:style-name="gr71" draw:text-style-name="P72" svg:width="0.0335in" svg:height="1.6925in" svg:x="2.1772in" svg:y="4.1461in"><text:p/><draw:enhanced-geometry svg:viewBox="0 0 51 2674" draw:type="non-primitive" draw:enhanced-path="M 26 2674 L 51 2651 51 0 0 0 0 2651 26 2627 0 2651 6 2668 26 2674 44 2668 51 2651 26 2674 Z N"/></draw:custom-shape><draw:custom-shape draw:style-name="gr39" draw:text-style-name="P72" svg:width="0.1898in" svg:height="0.0295in" svg:x="2.0043in" svg:y="5.8091in"><text:p/><draw:enhanced-geometry svg:viewBox="0 0 288 47" draw:type="non-primitive" draw:enhanced-path="M 0 24 L 26 47 288 47 288 0 26 0 51 24 26 0 8 5 0 24 8 41 26 47 0 24 Z N"/></draw:custom-shape><draw:custom-shape draw:style-name="gr72" draw:text-style-name="P76" svg:width="0.1724in" svg:height="0.228in" svg:x="2.0209in" svg:y="3.9181in"><text:p/><draw:enhanced-geometry svg:viewBox="0 0 262 360" draw:type="non-primitive" draw:enhanced-path="M 0 360 L 134 0 262 360 0 360 Z N"/></draw:custom-shape><draw:custom-shape draw:style-name="gr48" draw:text-style-name="P72" svg:width="0.113in" svg:height="0.2441in" svg:x="2.0091in" svg:y="3.9063in"><text:p/><draw:enhanced-geometry svg:viewBox="0 0 171 386" draw:type="non-primitive" draw:enhanced-path="M 171 11 L 132 11 0 373 37 386 171 24 132 24 171 24 171 6 158 0 146 0 132 11 171 11 Z N"/></draw:custom-shape><draw:custom-shape draw:style-name="gr46" draw:text-style-name="P72" svg:width="0.1094in" svg:height="0.248in" svg:x="2.0965in" svg:y="3.9134in"><text:p/><draw:enhanced-geometry svg:viewBox="0 0 166 392" draw:type="non-primitive" draw:enhanced-path="M 148 392 L 166 362 39 0 0 13 128 375 148 344 128 375 140 386 154 386 166 381 166 362 148 392 Z N"/></draw:custom-shape><draw:custom-shape draw:style-name="gr39" draw:text-style-name="P72" svg:width="0.1898in" svg:height="0.0303in" svg:x="2.0043in" svg:y="4.1307in"><text:p/><draw:enhanced-geometry svg:viewBox="0 0 288 48" draw:type="non-primitive" draw:enhanced-path="M 8 18 L 26 48 288 48 288 0 26 0 45 31 26 0 8 7 0 24 8 42 26 48 8 18 Z N"/></draw:custom-shape><draw:custom-shape draw:style-name="gr73" draw:text-style-name="P81" svg:width="0.4406in" svg:height="2.113in" svg:x="1.811in" svg:y="3.4791in"><text:p/><draw:enhanced-geometry svg:viewBox="0 0 668 3338" draw:type="non-primitive" draw:enhanced-path="M 668 3306 L 261 338 77 0 0 367 408 3338 668 3306 Z N"/></draw:custom-shape><draw:custom-shape draw:style-name="gr74" draw:text-style-name="P72" svg:width="0.2933in" svg:height="1.8906in" svg:x="1.9717in" svg:y="3.6807in"><text:p/><draw:enhanced-geometry svg:viewBox="0 0 445 2987" draw:type="non-primitive" draw:enhanced-path="M 0 24 L 0 19 406 2987 445 2987 37 19 37 13 37 19 31 7 18 0 6 7 0 19 0 24 Z N"/></draw:custom-shape><draw:custom-shape draw:style-name="gr68" draw:text-style-name="P72" svg:width="0.1469in" svg:height="0.2287in" svg:x="1.8488in" svg:y="3.4673in"><text:p/><draw:enhanced-geometry svg:viewBox="0 0 223 361" draw:type="non-primitive" draw:enhanced-path="M 38 18 L 0 24 186 361 223 350 38 12 0 18 38 12 32 0 13 0 0 7 0 24 38 18 Z N"/></draw:custom-shape><draw:custom-shape draw:style-name="gr48" draw:text-style-name="P72" svg:width="0.0752in" svg:height="0.2441in" svg:x="1.7988in" svg:y="3.4791in"><text:p/><draw:enhanced-geometry svg:viewBox="0 0 114 386" draw:type="non-primitive" draw:enhanced-path="M 37 367 L 37 367 114 0 76 0 0 367 0 367 0 367 6 380 19 386 31 380 37 367 Z N"/></draw:custom-shape><draw:custom-shape draw:style-name="gr75" draw:text-style-name="P72" svg:width="0.2933in" svg:height="1.8913in" svg:x="1.7988in" svg:y="3.711in"><text:p/><draw:enhanced-geometry svg:viewBox="0 0 445 2988" draw:type="non-primitive" draw:enhanced-path="M 427 2952 L 445 2971 37 0 0 0 408 2971 427 2988 408 2971 414 2982 427 2988 439 2982 445 2971 427 2952 Z N"/></draw:custom-shape><draw:custom-shape draw:style-name="gr39" draw:text-style-name="P72" svg:width="0.185in" svg:height="0.0421in" svg:x="2.0807in" svg:y="5.561in"><text:p/><draw:enhanced-geometry svg:viewBox="0 0 280 66" draw:type="non-primitive" draw:enhanced-path="M 241 17 L 260 0 0 30 0 66 260 36 280 17 260 36 272 30 280 17 272 6 260 0 241 17 Z N"/></draw:custom-shape><draw:custom-shape draw:style-name="gr76" draw:text-style-name="P76" svg:width="0.1724in" svg:height="0.2323in" svg:x="1.811in" svg:y="3.4791in"><text:p/><draw:enhanced-geometry svg:viewBox="0 0 261 367" draw:type="non-primitive" draw:enhanced-path="M 261 338 L 77 0 0 367 261 338 Z N"/></draw:custom-shape><draw:custom-shape draw:style-name="gr68" draw:text-style-name="P72" svg:width="0.1469in" svg:height="0.2287in" svg:x="1.8488in" svg:y="3.4673in"><text:p/><draw:enhanced-geometry svg:viewBox="0 0 223 361" draw:type="non-primitive" draw:enhanced-path="M 38 18 L 0 24 186 361 223 350 38 12 0 18 38 12 32 0 13 0 0 7 0 24 38 18 Z N"/></draw:custom-shape><draw:custom-shape draw:style-name="gr48" draw:text-style-name="P72" svg:width="0.0752in" svg:height="0.2441in" svg:x="1.7988in" svg:y="3.4791in"><text:p/><draw:enhanced-geometry svg:viewBox="0 0 114 386" draw:type="non-primitive" draw:enhanced-path="M 19 349 L 37 367 114 0 76 0 0 367 19 386 0 367 6 380 19 386 31 380 37 367 19 349 Z N"/></draw:custom-shape><draw:custom-shape draw:style-name="gr39" draw:text-style-name="P72" svg:width="0.185in" svg:height="0.0425in" svg:x="1.811in" svg:y="3.6807in"><text:p/><draw:enhanced-geometry svg:viewBox="0 0 280 67" draw:type="non-primitive" draw:enhanced-path="M 243 24 L 261 0 0 30 0 67 261 37 280 13 261 37 274 30 280 19 274 7 261 0 243 24 Z N"/></draw:custom-shape><draw:custom-shape draw:style-name="gr77" draw:text-style-name="P74" svg:width="0.785in" svg:height="1.2732in" svg:x="1.7736in" svg:y="4.5925in"><text:p/><draw:enhanced-geometry svg:viewBox="0 0 1190 2011" draw:type="non-primitive" draw:enhanced-path="M 0 1885 L 26 1909 63 1933 127 1952 197 1969 286 1987 382 2000 483 2006 585 2011 688 2011 789 2011 885 2000 974 1987 1050 1969 1114 1946 1165 1922 1190 1885 1190 1512 1190 945 1190 380 1190 0 1151 24 1102 42 1037 54 954 66 865 78 777 84 674 84 572 84 471 84 375 78 286 72 203 66 127 54 69 42 26 29 0 12 0 439 0 1006 0 1547 0 1885 Z N"/></draw:custom-shape><draw:custom-shape draw:style-name="gr78" draw:text-style-name="P72" svg:width="0.815in" svg:height="0.0996in" svg:x="1.761in" svg:y="5.7819in"><text:p/><draw:enhanced-geometry svg:viewBox="0 0 1235 157" draw:type="non-primitive" draw:enhanced-path="M 1184 6 L 1190 0 1170 24 1127 48 1062 73 993 90 904 102 808 114 707 108 604 108 502 108 401 102 305 90 216 73 153 54 88 36 57 11 37 0 0 11 31 48 76 73 140 90 216 108 305 127 401 138 502 145 604 157 707 157 808 151 904 138 993 127 1075 108 1139 84 1196 60 1227 11 1235 6 1227 11 1235 6 1235 6 1184 6 Z N"/></draw:custom-shape><draw:custom-shape draw:style-name="gr79" draw:text-style-name="P72" svg:width="0.0335in" svg:height="1.228in" svg:x="2.5425in" svg:y="4.5579in"><text:p/><draw:enhanced-geometry svg:viewBox="0 0 51 1940" draw:type="non-primitive" draw:enhanced-path="M 37 67 L 0 55 0 435 0 1000 0 1567 0 1940 51 1940 51 1567 51 1000 51 435 51 55 12 43 51 55 51 0 12 43 37 67 Z N"/></draw:custom-shape><draw:custom-shape draw:style-name="gr80" draw:text-style-name="P72" svg:width="0.8094in" svg:height="0.0996in" svg:x="1.7571in" svg:y="4.561in"><text:p/><draw:enhanced-geometry svg:viewBox="0 0 1227 157" draw:type="non-primitive" draw:enhanced-path="M 51 61 L 6 73 43 97 94 110 152 121 228 133 311 140 400 145 496 157 597 157 699 157 802 157 890 145 979 133 1062 121 1133 110 1184 91 1227 61 1202 37 1170 54 1119 73 1062 86 979 97 890 110 802 110 699 110 597 110 496 110 400 110 311 103 228 97 152 86 94 73 57 61 43 49 0 61 43 49 0 0 0 61 51 61 Z N"/></draw:custom-shape><draw:custom-shape draw:style-name="gr81" draw:text-style-name="P72" svg:width="0.0335in" svg:height="1.1886in" svg:x="1.7571in" svg:y="4.6in"><text:p/><draw:enhanced-geometry svg:viewBox="0 0 51 1878" draw:type="non-primitive" draw:enhanced-path="M 43 1867 L 51 1873 51 1535 51 994 51 427 51 0 0 0 0 427 0 994 0 1535 0 1873 6 1878 0 1873 0 1873 6 1878 43 1867 Z N"/></draw:custom-shape></draw:g><draw:custom-shape draw:style-name="gr82" draw:text-style-name="P82" svg:width="1.9906in" svg:height="1.4295in" svg:x="2.8201in" svg:y="4.437in"><text:p/><draw:enhanced-geometry svg:viewBox="0 0 3017 2258" draw:type="non-primitive" draw:enhanced-path="M 3017 1704 L 3005 1818 2972 1921 2914 2018 2845 2096 2762 2162 2660 2216 2552 2247 2431 2258 2431 2258 6 2258 0 409 12 349 45 301 94 271 159 259 617 259 611 84 617 54 636 30 662 12 693 6 1897 0 1929 6 1954 19 1966 41 1972 73 1980 259 3017 259 3017 1704 3017 1704 Z N"/></draw:custom-shape><draw:custom-shape draw:style-name="gr83" draw:text-style-name="P77" svg:width="1.8571in" svg:height="0.987in" svg:x="2.9543in" svg:y="4.8791in"><text:p/><draw:enhanced-geometry svg:viewBox="0 0 2814 1559" draw:type="non-primitive" draw:enhanced-path="M 2228 1559 L 2349 1548 2457 1517 2559 1463 2642 1397 2711 1319 2769 1222 2802 1119 2814 1005 2814 1005 2814 295 1980 120 1948 120 1923 126 1897 144 1884 168 1840 336 630 6 599 0 567 0 542 6 510 17 484 36 465 54 445 77 433 108 0 1559 2228 1559 2228 1559 Z N"/></draw:custom-shape><draw:custom-shape draw:style-name="gr84" draw:text-style-name="P83" svg:width="1.676in" svg:height="0.8232in" svg:x="3.1346in" svg:y="5.0425in"><text:p/><draw:enhanced-geometry svg:viewBox="0 0 2540 1301" draw:type="non-primitive" draw:enhanced-path="M 1954 1301 L 2075 1290 2183 1259 2285 1205 2368 1139 2437 1061 2495 964 2528 861 2540 747 2540 747 2540 242 1903 121 1872 121 1846 127 1820 145 1808 169 1763 337 553 7 522 0 490 0 459 7 433 19 407 37 388 54 370 78 356 110 0 1301 1954 1301 1954 1301 Z N"/></draw:custom-shape></draw:g><draw:frame draw:style-name="fr1" draw:name="Frame1" text:anchor-type="char" svg:x="0.0693in" svg:y="7.061in" svg:width="6.3075in" svg:height="1.9665in" draw:z-index="1"><draw:text-box><text:p text:style-name="P15"/><text:p text:style-name="P15">Ministry of Employment, Labour Productivity and Skills Development</text:p><text:p text:style-name="P15">Department of Skills Development </text:p><text:p text:style-name="P15">Tswapong Bokone Brigade<text:span text:style-name="T2"/></text:p><text:p text:style-name="P15"/><text:p text:style-name="P15">November 2021<text:span text:style-name="T2"/></text:p><text:p text:style-name="P16"/></draw:text-box></draw:frame>NCS<text:span text:style-name="T3"/></text:p>
      <table:table table:name="Table10" table:style-name="Table10">
        <table:table-column table:style-name="Table10.A"/>
        <table:table-row table:style-name="Table10.1">
          <table:table-cell table:style-name="Table10.A1" office:value-type="string">
            <text:p text:style-name="P25">SHORTHAND THEORY - PITMAN</text:p>
            <text:p text:style-name="P23"/>
            <text:p text:style-name="P26">LEVEL:<text:tab/>NATIONAL CERTIFICATE IN SECRETARIAL STUDIES</text:p>
            <text:p text:style-name="P26"><text:s text:c="45"/><text:span text:style-name="T6"/></text:p>
            <text:p text:style-name="P23"/>
          </table:table-cell>
        </table:table-row>
        <table:table-row table:style-name="Table10.1">
          <table:table-cell table:style-name="Table10.A2" office:value-type="string">
            <text:p text:style-name="P24"/>
          </table:table-cell>
        </table:table-row>
      </table:table>
      <text:p text:style-name="P18"/>
      <text:p text:style-name="P18"/>
      <table:table table:name="Table11" table:style-name="Table11">
        <table:table-column table:style-name="Table11.A"/>
        <table:table-row table:style-name="Table11.1">
          <table:table-cell table:style-name="Table11.A1" office:value-type="string">
            <text:p text:style-name="Standard"><text:span text:style-name="T1">DURATION:</text:span> <text:s text:c="25"/><text:span text:style-name="T8">2 Semester </text:span>programme: <text:s/><text:span text:style-name="T8">6</text:span> hours/week</text:p>
            <text:p text:style-name="Standard"><text:s text:c="48"/></text:p>
          </table:table-cell>
        </table:table-row>
      </table:table>
      <text:p text:style-name="P18"/>
      <text:p text:style-name="P36">AIMS</text:p>
      <text:p text:style-name="P35"/>
      <text:p text:style-name="P2">The aims of the syllabus are to enable the candidates to:</text:p>
      <text:p text:style-name="Standard"/>
      <text:p text:style-name="P3">1. <text:tab/>Apply the theory and principles of Shorthand in order to:</text:p>
      <text:p text:style-name="P3"/>
      <text:p text:style-name="Standard">1.1<text:tab/>Write legible, accurate and neat outlines with a view to transcribing into longhand</text:p>
      <text:p text:style-name="P28">1.2 <text:tab/>Read back accurately from plate shorthand and own shorthand notes</text:p>
      <text:p text:style-name="Standard"/>
      <text:p text:style-name="Standard"/>
      <text:p text:style-name="P14">Objectives/tasks:</text:p>
      <text:p text:style-name="P14"/>
      <text:p text:style-name="Standard"/>
      <text:p text:style-name="Standard">A.<text:tab/><text:span text:style-name="T1">INTRODUCTION</text:span><text:span text:style-name="T1"/></text:p>
      <text:p text:style-name="P18"/>
      <text:p text:style-name="Standard">Candidates should be able to:</text:p>
      <text:p text:style-name="Standard"/>
      <text:list text:style-name="WW8Num61">
        <text:list-item>
          <text:p text:style-name="P46">Explain Phonography</text:p>
        </text:list-item>
        <text:list-item>
          <text:p text:style-name="P46">Identify, consonants, vowels</text:p>
        </text:list-item>
        <text:list-item>
          <text:p text:style-name="P46">Explain touch/penmanship, the ‘wheel’</text:p>
        </text:list-item>
      </text:list>
      <text:p text:style-name="Standard"/>
      <text:p text:style-name="Standard"/>
      <text:p text:style-name="P39">B.<text:span text:style-name="T1"><text:tab/>STRAIGHT STROKES</text:span><text:span text:style-name="T5"/></text:p>
      <text:p text:style-name="P19"/>
      <text:p text:style-name="Standard">Candidates should be able to write:</text:p>
      <text:p text:style-name="P4"/>
      <text:list text:style-name="WW8Num33">
        <text:list-item>
          <text:p text:style-name="P48">First six consonants (P, B, T, D, Ch, J) phonetic names, light/dark 'pairs', direction, position, Joining - one stroke,</text:p>
        </text:list-item>
        <text:list-item>
          <text:p text:style-name="P47">Second place dot vowels</text:p>
        </text:list-item>
        <text:list-item>
          <text:p text:style-name="P47">Circle <text:s/>S,</text:p>
        </text:list-item>
        <text:list-item>
          <text:p text:style-name="P47">Related short forms and phrases</text:p>
        </text:list-item>
      </text:list>
      <text:p text:style-name="Standard"/>
      <text:p text:style-name="P39">C.<text:tab/><text:span text:style-name="T1">CURVED (SHALLOW) STROKES</text:span><text:span text:style-name="T5"/></text:p>
      <text:p text:style-name="P19"/>
      <text:p text:style-name="Standard"><text:soft-page-break/>Candidates should be able to write:</text:p>
      <text:p text:style-name="P5"/>
      <text:list text:style-name="WW8Num77">
        <text:list-item>
          <text:p text:style-name="P49">Upright/slanting (F, V, TH <text:span text:style-name="T1">(ith)</text:span> THE <text:span text:style-name="T1">(thee</text:span>), S, Z, SH ZH)- phonetic sounds/names</text:p>
        </text:list-item>
        <text:list-item>
          <text:p text:style-name="P50">Second place dash vowels, position - outline, vowel</text:p>
        </text:list-item>
        <text:list-item>
          <text:p text:style-name="P50">Related Shortforms and phrases</text:p>
        </text:list-item>
      </text:list>
      <text:p text:style-name="Standard"/>
      <text:p text:style-name="Standard"/>
      <text:p text:style-name="P39">D.<text:span text:style-name="T1"><text:tab/>HORIZONTAL STROKES</text:span><text:span text:style-name="T1"/></text:p>
      <text:p text:style-name="P8"/>
      <text:p text:style-name="Standard">Candidates should be able to write:</text:p>
      <text:p text:style-name="Standard"/>
      <text:list text:style-name="WW8Num51">
        <text:list-item>
          <text:p text:style-name="P51">Next five consonants (K, G, M, N, ING<text:span text:style-name="T7">)</text:span></text:p>
        </text:list-item>
        <text:list-item>
          <text:p text:style-name="P51">Upward strokes (L, RAY)</text:p>
        </text:list-item>
        <text:list-item>
          <text:p text:style-name="P51">Related Shortforms, Phrases and Intersections</text:p>
        </text:list-item>
      </text:list>
      <text:p text:style-name="P29"/>
      <text:p text:style-name="P29"/>
      <text:p text:style-name="P39">E.<text:tab/><text:span text:style-name="T1">FIRST PLACE VOWELS</text:span><text:span text:style-name="T1"/></text:p>
      <text:p text:style-name="P8"/>
      <text:p text:style-name="Standard">Candidates should be able to write:</text:p>
      <text:p text:style-name="P5"><text:s text:c="9"/></text:p>
      <text:list text:style-name="WW8Num17">
        <text:list-item>
          <text:p text:style-name="P52">Position - Outline, Vowel sign</text:p>
        </text:list-item>
      </text:list>
      <text:p text:style-name="P34">Two dot vowels</text:p>
      <text:p text:style-name="P34">Two dash vowels</text:p>
      <text:list text:continue-numbering="true" text:style-name="WW8Num17">
        <text:list-item>
          <text:p text:style-name="P52">Related Shortforms and Phrases</text:p>
        </text:list-item>
      </text:list>
      <text:p text:style-name="Standard"/>
      <text:p text:style-name="Standard"/>
      <text:p text:style-name="P39">F.<text:span text:style-name="T1"><text:tab/>THIRD PLACE VOWELS</text:span><text:span text:style-name="T5"/></text:p>
      <text:p text:style-name="P19"/>
      <text:p text:style-name="Standard">Candidates should be able to write:</text:p>
      <text:p text:style-name="Standard"/>
      <text:list text:style-name="WW8Num30">
        <text:list-item>
          <text:p text:style-name="P53">Position - Outline, Vowel sign</text:p>
        </text:list-item>
      </text:list>
      <text:p text:style-name="P34">Two dot vowels</text:p>
      <text:p text:style-name="P34">Two dash vowels</text:p>
      <text:list text:continue-numbering="true" text:style-name="WW8Num30">
        <text:list-item>
          <text:p text:style-name="P53">Third place horizontal outlines</text:p>
        </text:list-item>
        <text:list-item>
          <text:p text:style-name="P53">Related Shortforms, Phrases, Intersections</text:p>
        </text:list-item>
        <text:list-item>
          <text:p text:style-name="P53">Mnemonic sentences</text:p>
        </text:list-item>
      </text:list>
      <text:p text:style-name="P29"/>
      <text:p text:style-name="P30"/>
      <text:p text:style-name="P40">G.<text:span text:style-name="T1"> <text:tab/>S CIRCLE: DOWNWARD L</text:span><text:span text:style-name="T1"/></text:p>
      <text:p text:style-name="P10"/>
      <text:p text:style-name="Standard">Candidates should be able to write:</text:p>
      <text:p text:style-name="Standard"><text:s text:c="9"/></text:p>
      <text:list text:style-name="WW8Num74">
        <text:list-item>
          <text:p text:style-name="P54">S Circle in relation to Curves,</text:p>
        </text:list-item>
      </text:list>
      <text:p text:style-name="P34">in relation to straight strokes,</text:p>
      <text:p text:style-name="P34">Angle formed by straight strokes</text:p>
      <text:list text:continue-numbering="true" text:style-name="WW8Num74">
        <text:list-item>
          <text:p text:style-name="P54">S &amp; Z strokes</text:p>
        </text:list-item>
        <text:list-item>
          <text:p text:style-name="P54">Downward L</text:p>
        </text:list-item>
        <text:list-item>
          <text:p text:style-name="P54">Related Shortforms, Phrases, and Intersections</text:p>
        </text:list-item>
        <text:list-item>
          <text:p text:style-name="P54">Speed Development</text:p>
        </text:list-item>
      </text:list>
      <text:p text:style-name="P39"/>
      <text:p text:style-name="P39"/>
      <text:p text:style-name="P39">H.<text:tab/><text:span text:style-name="T1">STROKE R</text:span><text:span text:style-name="T5"/></text:p>
      <text:p text:style-name="P19"/>
      <text:p text:style-name="Standard">Candidates should be able to write:</text:p>
      <text:p text:style-name="Standard"><text:s text:c="9"/></text:p>
      <text:list text:style-name="WW8Num34">
        <text:list-item>
          <text:p text:style-name="P55">Ray - upward</text:p>
        </text:list-item>
        <text:list-item>
          <text:p text:style-name="P55">Ar - downward</text:p>
        </text:list-item>
        <text:list-item>
          <text:p text:style-name="P55">Related Shortforms, Phrases and Intersections</text:p>
        </text:list-item>
        <text:list-item>
          <text:p text:style-name="P55">Speed Development</text:p>
        </text:list-item>
      </text:list>
      <text:p text:style-name="P29"/>
      <text:p text:style-name="Standard"/>
      <text:p text:style-name="Standard">I. <text:s/><text:tab/><text:span text:style-name="T1">DIPHTHONGS, TRIPHONES &amp; DIPHONES</text:span><text:span text:style-name="T1"/></text:p>
      <text:p text:style-name="P9"/>
      <text:p text:style-name="Standard">Candidates should be able to write:</text:p>
      <text:p text:style-name="P27"/>
      <text:list text:style-name="WW8Num8">
        <text:list-item>
          <text:p text:style-name="P56">Diphthongs</text:p>
        </text:list-item>
      </text:list>
      <text:p text:style-name="P34">First place</text:p>
      <text:p text:style-name="P34">third place</text:p>
      <text:p text:style-name="P34">Joined diphthongs</text:p>
      <text:list text:continue-numbering="true" text:style-name="WW8Num8">
        <text:list-item>
          <text:p text:style-name="P56">Triphones and stroke S</text:p>
        </text:list-item>
        <text:list-item>
          <text:p text:style-name="P56">Diphones</text:p>
        </text:list-item>
        <text:list-item>
          <text:p text:style-name="P56">Related Shortforms, Phrases and Intersections</text:p>
        </text:list-item>
        <text:list-item>
          <text:p text:style-name="P56">Mnemonic Sentences</text:p>
        </text:list-item>
        <text:list-item>
          <text:p text:style-name="P56">Speed Development</text:p>
        </text:list-item>
      </text:list>
      <text:p text:style-name="P31"/>
      <text:p text:style-name="P31"/>
      <text:p text:style-name="P28">J.<text:tab/><text:span text:style-name="T1">CONSONANT H</text:span><text:span text:style-name="T1"/></text:p>
      <text:p text:style-name="P11"/>
      <text:p text:style-name="Standard">Candidates should be able to write:</text:p>
      <text:p text:style-name="P27"/>
      <text:list text:style-name="WW8Num87">
        <text:list-item>
          <text:p text:style-name="P57">Upward</text:p>
        </text:list-item>
        <text:list-item>
          <text:p text:style-name="P57">Downward</text:p>
        </text:list-item>
        <text:list-item>
          <text:p text:style-name="P57">Tick</text:p>
        </text:list-item>
      </text:list>
      <text:p text:style-name="P34"><text:soft-page-break/>Mnemonic Sentence</text:p>
      <text:list text:continue-numbering="true" text:style-name="WW8Num87">
        <text:list-item>
          <text:p text:style-name="P57">Dot</text:p>
        </text:list-item>
        <text:list-item>
          <text:p text:style-name="P57">Related Shortforms, Phrases, etc</text:p>
        </text:list-item>
        <text:list-item>
          <text:p text:style-name="P57">Speed Development</text:p>
        </text:list-item>
      </text:list>
      <text:p text:style-name="Standard"/>
      <text:p text:style-name="Standard"/>
      <text:p text:style-name="P28">K.<text:tab/><text:span text:style-name="T1">ST, STR, SES AND SWAY</text:span><text:span text:style-name="T5"/></text:p>
      <text:p text:style-name="P20"/>
      <text:p text:style-name="Standard">Candidates should be able to write:</text:p>
      <text:p text:style-name="Standard"/>
      <text:list text:style-name="WW8Num83">
        <text:list-item>
          <text:p text:style-name="P58">LOOPS</text:p>
        </text:list-item>
      </text:list>
      <text:p text:style-name="P34">ST</text:p>
      <text:p text:style-name="P34">STR</text:p>
      <text:list text:continue-numbering="true" text:style-name="WW8Num83">
        <text:list-item>
          <text:p text:style-name="P58">CIRCLES</text:p>
        </text:list-item>
      </text:list>
      <text:p text:style-name="P34">SES</text:p>
      <text:p text:style-name="P34">SWAY</text:p>
      <text:list text:continue-numbering="true" text:style-name="WW8Num83">
        <text:list-item>
          <text:p text:style-name="P58">Related Shortforms, Phrases, etc</text:p>
        </text:list-item>
        <text:list-item>
          <text:p text:style-name="P58">Speed Development</text:p>
        </text:list-item>
      </text:list>
      <text:p text:style-name="Standard"/>
      <text:p text:style-name="Standard"/>
      <text:p text:style-name="Standard">L.<text:span text:style-name="T1"> <text:s/><text:tab/>HALVING PRINCIPLE</text:span><text:span text:style-name="T1"/></text:p>
      <text:p text:style-name="P7"/>
      <text:p text:style-name="Standard">Candidates should be able to write:</text:p>
      <text:p text:style-name="Standard"/>
      <text:list text:style-name="WW8Num69">
        <text:list-item>
          <text:list>
            <text:list-item>
              <text:list>
                <text:list-item>
                  <text:h text:style-name="P44" text:outline-level="3">Rules for halving</text:h>
                </text:list-item>
                <text:list-item>
                  <text:h text:style-name="P44" text:outline-level="3">Thickening</text:h>
                </text:list-item>
                <text:list-item>
                  <text:h text:style-name="P44" text:outline-level="3">Non-Use of Halving</text:h>
                </text:list-item>
                <text:list-item>
                  <text:h text:style-name="P44" text:outline-level="3">Related Shortforms, Phrases, etc</text:h>
                </text:list-item>
                <text:list-item>
                  <text:h text:style-name="P44" text:outline-level="3">Speed Development</text:h>
                </text:list-item>
              </text:list>
            </text:list-item>
          </text:list>
        </text:list-item>
      </text:list>
      <text:p text:style-name="P18"/>
      <text:p text:style-name="P18"/>
      <text:p text:style-name="Standard">M.<text:span text:style-name="T1"> <text:s text:c="5"/>R HOOK</text:span></text:p>
      <text:p text:style-name="P7"/>
      <text:p text:style-name="Standard">Candidates should be able to write:</text:p>
      <text:p text:style-name="Standard"/>
      <text:list text:style-name="WW8Num47">
        <text:list-item>
          <text:p text:style-name="P59">Straight strokes</text:p>
        </text:list-item>
        <text:list-item>
          <text:p text:style-name="P59">Circles</text:p>
        </text:list-item>
        <text:list-item>
          <text:p text:style-name="P59">Loops</text:p>
        </text:list-item>
        <text:list-item>
          <text:p text:style-name="P59">Special use with vowels</text:p>
        </text:list-item>
        <text:list-item>
          <text:p text:style-name="P59">Related Shortforms, Phrases, etc</text:p>
        </text:list-item>
        <text:list-item>
          <text:p text:style-name="P59">Curves</text:p>
        </text:list-item>
        <text:list-item>
          <text:p text:style-name="P59"><text:soft-page-break/>Reversed Forms</text:p>
        </text:list-item>
        <text:list-item>
          <text:p text:style-name="P59">Related Shortforms, Phrases, etc</text:p>
        </text:list-item>
        <text:list-item>
          <text:p text:style-name="P59">Speed Development</text:p>
        </text:list-item>
      </text:list>
      <text:p text:style-name="P5"/>
      <text:p text:style-name="Standard">N.<text:span text:style-name="T1"> <text:s text:c="3"/><text:tab/>N HOOK</text:span></text:p>
      <text:p text:style-name="P18"/>
      <text:p text:style-name="Standard">Candidates should be able to write:</text:p>
      <text:p text:style-name="Standard"/>
      <text:list text:style-name="WW8Num65">
        <text:list-item>
          <text:p text:style-name="P60">Straight strokes</text:p>
        </text:list-item>
        <text:list-item>
          <text:p text:style-name="P61">Circles</text:p>
        </text:list-item>
        <text:list-item>
          <text:p text:style-name="P60">Loops</text:p>
        </text:list-item>
        <text:list-item>
          <text:p text:style-name="P60">Curves</text:p>
        </text:list-item>
      </text:list>
      <text:p text:style-name="P34">Stroke N</text:p>
      <text:list text:continue-numbering="true" text:style-name="WW8Num65">
        <text:list-item>
          <text:p text:style-name="P60">Related Shortforms, Phrases, etc</text:p>
        </text:list-item>
        <text:list-item>
          <text:p text:style-name="P60">Speed Development</text:p>
        </text:list-item>
      </text:list>
      <text:p text:style-name="Standard"/>
      <text:p text:style-name="Standard"/>
      <text:p text:style-name="P28">O. <text:s/><text:tab/><text:span text:style-name="T1">WH, ABBREVIATED W, WL, WHL AND MEDIAL</text:span></text:p>
      <text:p text:style-name="P7"/>
      <text:p text:style-name="Standard">Candidates should be able to write:</text:p>
      <text:p text:style-name="P28"/>
      <text:list text:style-name="WW8Num41">
        <text:list-item>
          <text:p text:style-name="P62">WH</text:p>
        </text:list-item>
        <text:list-item>
          <text:p text:style-name="P62">ABBREVIATED W</text:p>
        </text:list-item>
        <text:list-item>
          <text:p text:style-name="P62">WL</text:p>
        </text:list-item>
        <text:list-item>
          <text:p text:style-name="P62">WHL</text:p>
        </text:list-item>
        <text:list-item>
          <text:p text:style-name="P62">MEDIAL W</text:p>
        </text:list-item>
        <text:list-item>
          <text:p text:style-name="P62">Vowel indication</text:p>
        </text:list-item>
        <text:list-item>
          <text:p text:style-name="P62">Related Shortforms, Phrases, etc</text:p>
        </text:list-item>
        <text:list-item>
          <text:p text:style-name="P62">Speed Development</text:p>
        </text:list-item>
      </text:list>
      <text:p text:style-name="P28"/>
      <text:p text:style-name="P28"/>
      <text:p text:style-name="P28">P.<text:tab/><text:span text:style-name="T1">L HOOK</text:span><text:span text:style-name="T1"/></text:p>
      <text:p text:style-name="P7"/>
      <text:p text:style-name="Standard">Candidates should be able to write:</text:p>
      <text:p text:style-name="Standard"/>
      <text:p text:style-name="Standard"/>
      <text:list text:style-name="WW8Num37">
        <text:list-item>
          <text:p text:style-name="P63">Straight Strokes</text:p>
        </text:list-item>
        <text:list-item>
          <text:p text:style-name="P63">Curved strokes</text:p>
        </text:list-item>
        <text:list-item>
          <text:p text:style-name="P63">Reversed forms</text:p>
        </text:list-item>
        <text:list-item>
          <text:p text:style-name="P63">SHL</text:p>
        </text:list-item>
        <text:list-item>
          <text:p text:style-name="P63">Special use with vowels</text:p>
        </text:list-item>
        <text:list-item>
          <text:p text:style-name="P63">Related Shortforms, Phrases, etc</text:p>
        </text:list-item>
        <text:list-item>
          <text:p text:style-name="P63">Speed Development</text:p>
        </text:list-item>
      </text:list>
      <text:p text:style-name="P11"/>
      <text:p text:style-name="P12"/>
      <text:p text:style-name="P28">Q.<text:span text:style-name="T1"> <text:s text:c="2"/><text:tab/>F/V HOOKS</text:span></text:p>
      <text:p text:style-name="P20"/>
      <text:p text:style-name="Standard">Candidates should be able to write:</text:p>
      <text:p text:style-name="P27"/>
      <text:list text:style-name="WW8Num24">
        <text:list-item>
          <text:p text:style-name="P64">Upstrokes</text:p>
        </text:list-item>
        <text:list-item>
          <text:p text:style-name="P64">Downstrokes</text:p>
        </text:list-item>
        <text:list-item>
          <text:p text:style-name="P64">Horizontal strokes</text:p>
        </text:list-item>
        <text:list-item>
          <text:p text:style-name="P64">Circle S</text:p>
        </text:list-item>
        <text:list-item>
          <text:p text:style-name="P64">Related Shortforms, Phrases, etc</text:p>
        </text:list-item>
        <text:list-item>
          <text:p text:style-name="P64">Speed Development</text:p>
        </text:list-item>
      </text:list>
      <text:p text:style-name="P41"/>
      <text:p text:style-name="P41"/>
      <text:p text:style-name="P43">R.<text:span text:style-name="T1"> <text:s text:c="3"/><text:tab/>SHUN</text:span> <text:span text:style-name="T1">HOOK; UPWARD SH</text:span></text:p>
      <text:p text:style-name="P18"/>
      <text:p text:style-name="Standard">Candidates should be able to write:</text:p>
      <text:p text:style-name="P41"/>
      <text:list text:style-name="WW8Num72">
        <text:list-item>
          <text:p text:style-name="P65">SHUN HOOK</text:p>
        </text:list-item>
      </text:list>
      <text:p text:style-name="P34">Curved strokes</text:p>
      <text:p text:style-name="P34">Straight Strokes</text:p>
      <text:list text:continue-numbering="true" text:style-name="WW8Num72">
        <text:list-item>
          <text:p text:style-name="P65">SHUN CURL</text:p>
        </text:list-item>
        <text:list-item>
          <text:p text:style-name="P65">Upward SH</text:p>
        </text:list-item>
        <text:list-item>
          <text:p text:style-name="P65"><text:s text:c="2"/>Related Shortforms, Phrases, etc</text:p>
        </text:list-item>
        <text:list-item>
          <text:p text:style-name="P65"><text:s text:c="2"/>Speed Development</text:p>
        </text:list-item>
      </text:list>
      <text:p text:style-name="P5"/>
      <text:p text:style-name="P5"/>
      <text:p text:style-name="P28">S. <text:s/><text:tab/><text:span text:style-name="T1">COMPOUND CONSONANTS; OMISSION</text:span><text:span text:style-name="T7"> </text:span><text:span text:style-name="T1">OF CONSONANTS</text:span></text:p>
      <text:p text:style-name="P7"/>
      <text:p text:style-name="Standard">Candidates should be able to write:</text:p>
      <text:p text:style-name="Standard"/>
      <text:list text:style-name="WW8Num86">
        <text:list-item>
          <text:p text:style-name="P66">COMPOUND CONSONANTS</text:p>
        </text:list-item>
      </text:list>
      <text:p text:style-name="P34">Kw &amp; Gw</text:p>
      <text:p text:style-name="P34">Mp &amp; Mb</text:p>
      <text:p text:style-name="P34">Lr</text:p>
      <text:p text:style-name="P34">Rr</text:p>
      <text:list text:continue-numbering="true" text:style-name="WW8Num86">
        <text:list-item>
          <text:p text:style-name="P66">Consonant Omission</text:p>
        </text:list-item>
        <text:list-item>
          <text:p text:style-name="P66">Related Shortforms, Phrases, etc</text:p>
        </text:list-item>
        <text:list-item>
          <text:p text:style-name="P66">Speed Development</text:p>
        </text:list-item>
      </text:list>
      <text:p text:style-name="P41"/>
      <text:p text:style-name="P42"/>
      <text:p text:style-name="P28">T.<text:span text:style-name="T1"> <text:s text:c="3"/><text:tab/>DOUBLING PRINCIPLE</text:span></text:p>
      <text:p text:style-name="P7"/>
      <text:p text:style-name="Standard">Candidates should be able to write:</text:p>
      <text:p text:style-name="P28"/>
      <text:list text:style-name="WW8Num78">
        <text:list-item>
          <text:p text:style-name="P67">Rules for doubling</text:p>
        </text:list-item>
        <text:list-item>
          <text:p text:style-name="P67">Related Shortforms, etc.</text:p>
        </text:list-item>
        <text:list-item>
          <text:p text:style-name="P67">Speed Development</text:p>
        </text:list-item>
      </text:list>
      <text:p text:style-name="P41"/>
      <text:p text:style-name="P41"/>
      <text:p text:style-name="P28">U.<text:tab/><text:span text:style-name="T1">PREFIXES, SUFFIXES AND WORD ENDINGS</text:span></text:p>
      <text:p text:style-name="P7"/>
      <text:p text:style-name="Standard">Candidates should be able to write:</text:p>
      <text:p text:style-name="P27"/>
      <text:list text:style-name="WW8Num40">
        <text:list-item>
          <text:p text:style-name="P68">PREFIXES</text:p>
        </text:list-item>
      </text:list>
      <text:p text:style-name="P34">dot</text:p>
      <text:p text:style-name="P34">disjoining</text:p>
      <text:p text:style-name="P34">self</text:p>
      <text:p text:style-name="P34">negative</text:p>
      <text:p text:style-name="Standard"/>
      <text:list text:continue-numbering="true" text:style-name="WW8Num40">
        <text:list-item>
          <text:p text:style-name="P68">SUFFIXES AND WORD ENDINGS</text:p>
        </text:list-item>
      </text:list>
      <text:p text:style-name="P34">ing</text:p>
      <text:p text:style-name="P34">ment, mental</text:p>
      <text:p text:style-name="P34">ness</text:p>
      <text:p text:style-name="P34">ship</text:p>
      <text:p text:style-name="P34">ility, rity, etc</text:p>
      <text:p text:style-name="P34"/>
      <text:list text:continue-numbering="true" text:style-name="WW8Num40">
        <text:list-item>
          <text:p text:style-name="P68">Speed Development</text:p>
        </text:list-item>
      </text:list>
      <text:p text:style-name="Standard"/>
      <text:p text:style-name="Standard"/>
      <text:p text:style-name="P28">V.<text:tab/><text:span text:style-name="T1">REPRESENT NUMERALS</text:span><text:span text:style-name="T5"/></text:p>
      <text:p text:style-name="P20"/>
      <text:p text:style-name="Standard"><text:s/>Candidates should be able to write:</text:p>
      <text:p text:style-name="Standard"/>
      <text:p text:style-name="Standard">1. <text:s text:c="3"/>Figures</text:p>
      <text:p text:style-name="Standard">2. <text:s text:c="3"/>Fractions</text:p>
      <text:p text:style-name="Standard">3. <text:s text:c="3"/>Dates</text:p>
      <text:p text:style-name="Standard">4. <text:s text:c="3"/>Times</text:p>
      <text:p text:style-name="P21"/>
      <text:p text:style-name="P18">ASSESSMENT</text:p>
      <text:p text:style-name="P18"/>
      <text:p text:style-name="P22"/>
      <text:list text:style-name="WW8Num63">
        <text:list-item>
          <text:p text:style-name="P69">At the end of each Unit:</text:p>
        </text:list-item>
      </text:list>
      <text:p text:style-name="P37"/>
      <text:p text:style-name="P38">Theory checks (20 in all); 95% accuracy or one mark each for – correct position, correct outline and at least one vowel sign. </text:p>
      <text:p text:style-name="P37"/>
      <text:list text:continue-numbering="true" text:style-name="WW8Num63">
        <text:list-item>
          <text:p text:style-name="P69">Mid-year and the Final Examinations will take the following format:</text:p>
        </text:list-item>
      </text:list>
      <text:p text:style-name="P37"/>
      <text:p text:style-name="P33">Plate shorthand to be transcribed into longhand - 40%</text:p>
      <text:p text:style-name="P37"/>
      <text:p text:style-name="P27">A passage consisting of simple words, dictated at a speed of not more than 30 words a minute - 30%</text:p>
      <text:p text:style-name="P37"/>
      <text:p text:style-name="P33">A list of words, short forms, and phrases to be written in Shorthand - 30%</text:p>
      <text:p text:style-name="P37"/>
      <text:p text:style-name="P38">(Note: <text:s text:c="2"/>The Mid-year examination will, however, not necessarily be limited to the above format)</text:p>
      <text:p text:style-name="P37"/>
      <text:p text:style-name="P37"/>
      <text:p text:style-name="Standard">3<text:tab/>Time Allowed for the Final Examination is One (1) Hour.</text:p>
      <text:p text:style-name="Standard"/>
      <text:p text:style-name="Standard"/>
      <text:p text:style-name="P18">SUGGESTED TEXTBOOKS</text:p>
      <text:p text:style-name="P18"/>
      <text:p text:style-name="Standard">1. <text:s/><text:tab/>O'DEA, A., et al, Pitman<text:span text:style-name="T4"> New Era Shorthand </text:span>-</text:p>
      <text:p text:style-name="P32"><text:s text:c="17"/>Anniversary Edition + Key Pitman Publishing</text:p>
      <text:p text:style-name="Standard"/>
      <text:p text:style-name="P28">2.<text:tab/>CANNING, <text:span text:style-name="T1">B.W., </text:span><text:span text:style-name="T4">Pitman New Era Shorthand - Workbook 1</text:span></text:p>
      <text:p text:style-name="P32"><text:s text:c="17"/>- Anniversary Edition, Pitman Publishing</text:p>
      <text:p text:style-name="P5"/>
      <text:p text:style-name="P39">3.<text:tab/>CANNING, B.W., <text:span text:style-name="T4">Pitman New Era Shorthand - Workbook 2</text:span></text:p>
      <text:p text:style-name="P32"><text:s text:c="13"/>- Anniversary Edition, Pitman Publishing</text:p>
      <text:p text:style-name="Standard"/>
      <text:p text:style-name="P39">4.<text:tab/>WATSON, J., <text:span text:style-name="T4">Pitman New Era Shorthand - Facility</text:span></text:p>
      <text:p text:style-name="P32"><text:s text:c="8"/>Drills ~ Anniversary Edition, Pitman Publishing</text:p>
      <text:p text:style-name="Standard"/>
      <text:p text:style-name="P6"/>
      <text:p text:style-name="P18">REVISION/CONSOLIDATION</text:p>
      <text:p text:style-name="P22"/>
      <text:p text:style-name="P28">1.<text:tab/>COOMBS, B., <text:span text:style-name="T4">Rapid Review and Speed Development</text:span></text:p>
      <text:p text:style-name="P32"><text:s text:c="12"/>Pitman Publishing</text:p>
      <text:p text:style-name="Standard"/>
      <text:p text:style-name="P28">2.<text:tab/>SEARLE, E., <text:span text:style-name="T4">Basic Business Dictation - </text:span>700<text:span text:style-name="T1"> </text:span>Common</text:p>
      <text:p text:style-name="P32"><text:s text:c="10"/>Words, Pitman Publishing</text:p>
      <text:p text:style-name="P5"/>
      <text:p text:style-name="P18">REFERENCE MATERIALS</text:p>
      <text:p text:style-name="P22"/>
      <text:p text:style-name="Standard">1. <text:s/><text:tab/><text:span text:style-name="T4">Pitman New Era ~ Instructor and Key, Combined Edition</text:span>,</text:p>
      <text:p text:style-name="Standard"><text:s text:c="39"/>Pitman Publishing</text:p>
      <text:p text:style-name="Standard"/>
      <text:p text:style-name="P39">2.<text:tab/>MILLINGTON, W., <text:span text:style-name="T4">Pitman New Era - Theory Workbook</text:span>,</text:p>
      <text:p text:style-name="P32"><text:s text:c="19"/>Pitman Publishing</text:p>
      <text:p text:style-name="Standard"/>
      <text:p text:style-name="P39">3.<text:tab/><text:span text:style-name="T4">Pitman </text:span>New Era, The <text:span text:style-name="T4">Pitman </text:span>Dictionary of English and</text:p>
      <text:p text:style-name="P32"><text:s text:c="14"/>Shorthand, Pitman Publishing</text:p>
      <text:p text:style-name="Standard"/>
      <text:p text:style-name="P28">4.<text:tab/><text:span text:style-name="T4">Pitman New Era, Pitman Pocket Shorthand Dictionary</text:span>,</text:p>
      <text:p text:style-name="P32"><text:s text:c="13"/>Pitman Publishing</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Bahnschrift" svg:font-family="Bahnschrift, 'Segoe UI'" style:font-family-generic="swiss" style:font-pitch="variable"/>
    <style:font-face style:name="Broadway" svg:font-family="Broadway" style:font-family-generic="decorative" style:font-pitch="variable"/>
    <style:font-face style:name="Courier New" svg:font-family="'Courier New'" style:font-family-generic="modern"/>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4pt" fo:language="en" fo:country="US" fo:font-weight="bold" style:font-size-asian="14pt" style:font-weight-asian="bold" style:font-size-complex="12pt" style:font-weight-complex="bold"/>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loext:graphic-properties draw:fill="solid" draw:fill-color="#bfbfbf"/>
      <style:paragraph-properties fo:margin-top="0.1665in" fo:margin-bottom="0.0417in" style:contextual-spacing="false" fo:background-color="#bfbfbf" fo:padding="0.0138in" fo:border="1.5pt solid #000000" style:shadow="non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ab-stops>
          <style:tab-stop style:position="6.8701in" style:type="right"/>
        </style:tab-stops>
      </style:paragraph-propertie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1665in" fo:margin-right="0in" fo:margin-top="0.1665in" fo:margin-bottom="0in" style:contextual-spacing="false" fo:text-indent="0in" style:auto-text-indent="false">
        <style:tab-stops>
          <style:tab-stop style:position="6.8701in" style:type="right"/>
        </style:tab-stops>
      </style:paragraph-properties>
      <style:text-properties fo:font-size="10pt" fo:font-weight="bold" style:font-size-asian="10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8701in" style:type="right"/>
        </style:tab-stops>
      </style:paragraph-properties>
      <style:text-properties fo:font-size="10pt" style:font-size-asian="10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8701in" style:type="righ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8701in" style:type="right"/>
        </style:tab-stops>
      </style:paragraph-properties>
      <style:text-properties fo:font-size="10pt" style:font-size-asian="10pt"/>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8701in" style:type="right"/>
        </style:tab-stops>
      </style:paragraph-properties>
      <style:text-properties fo:font-size="10pt" style:font-size-asian="10pt"/>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8701in" style:type="right"/>
        </style:tab-stops>
      </style:paragraph-properties>
      <style:text-properties fo:font-size="10pt" style:font-size-asian="10pt"/>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8701in" style:type="right"/>
        </style:tab-stops>
      </style:paragraph-properties>
      <style:text-properties fo:font-size="10pt" style:font-size-asian="10pt"/>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8701in" style:type="right"/>
        </style:tab-stops>
      </style:paragraph-properties>
      <style:text-properties fo:font-size="10pt" style:font-size-asian="10pt"/>
    </style:style>
    <style:style style:name="Body_20_Text_20_3" style:display-name="Body Text 3" style:family="paragraph" style:parent-style-name="Standard">
      <style:text-properties fo:font-weight="bold" style:font-weight-asian="bold"/>
    </style:style>
    <style:style style:name="Comment_20_Text" style:display-name="Comment Text" style:family="paragraph" style:parent-style-name="Standard">
      <style:text-properties fo:font-size="10pt" style:font-size-asian="10pt"/>
    </style:style>
    <style:style style:name="Subtitle" style:family="paragraph" style:parent-style-name="Standard" style:next-style-name="Text_20_body" style:class="chapter">
      <style:text-properties fo:font-size="22pt" fo:language="en" fo:country="US" fo:font-weight="bold" style:font-size-asian="22pt" style:font-weight-asian="bold" style:font-size-complex="12pt" style:font-weight-complex="bold"/>
    </style:style>
    <style:style style:name="Body_20_Text_20_2" style:display-name="Body Text 2" style:family="paragraph" style:parent-style-name="Standard">
      <style:paragraph-properties fo:padding="0.0138in" fo:border="0.74pt solid #000000" style:shadow="none">
        <style:tab-stops>
          <style:tab-stop style:position="1.0626in"/>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US" style:font-size-complex="12pt"/>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style style:name="WW8Num17z0" style:family="text"/>
    <style:style style:name="WW8Num19z0" style:family="text"/>
    <style:style style:name="WW8Num19z1" style:family="text">
      <style:text-properties fo:font-weight="normal" style:font-weight-asian="normal"/>
    </style:style>
    <style:style style:name="WW8Num20z0" style:family="text"/>
    <style:style style:name="WW8Num22z0" style:family="text"/>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5z0" style:family="text"/>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style style:name="WW8Num28z0" style:family="text"/>
    <style:style style:name="WW8Num29z0" style:family="text"/>
    <style:style style:name="WW8Num30z0" style:family="text"/>
    <style:style style:name="WW8Num31z0" style:family="text"/>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style style:name="WW8Num34z0" style:family="text"/>
    <style:style style:name="WW8Num35z0" style:family="text"/>
    <style:style style:name="WW8Num36z0" style:family="text"/>
    <style:style style:name="WW8Num37z0" style:family="text"/>
    <style:style style:name="WW8Num38z0"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style style:name="WW8Num41z0" style:family="text"/>
    <style:style style:name="WW8Num42z0" style:family="text"/>
    <style:style style:name="WW8Num43z0" style:family="text"/>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style style:name="WW8Num46z0" style:family="text"/>
    <style:style style:name="WW8Num47z0" style:family="text"/>
    <style:style style:name="WW8Num48z0" style:family="text"/>
    <style:style style:name="WW8Num49z0" style:family="text"/>
    <style:style style:name="WW8Num49z1" style:family="text">
      <style:text-properties fo:font-weight="normal" style:font-weight-asian="norma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0" style:family="text"/>
    <style:style style:name="WW8Num53z0" style:family="text"/>
    <style:style style:name="WW8Num54z0" style:family="text"/>
    <style:style style:name="WW8Num55z0" style:family="text"/>
    <style:style style:name="WW8Num56z0" style:family="text">
      <style:text-properties style:text-underline-style="none"/>
    </style:style>
    <style:style style:name="WW8Num57z0" style:family="text"/>
    <style:style style:name="WW8Num58z0" style:family="text"/>
    <style:style style:name="WW8Num59z0" style:family="text"/>
    <style:style style:name="WW8Num60z0" style:family="text"/>
    <style:style style:name="WW8Num61z0" style:family="text"/>
    <style:style style:name="WW8Num62z0" style:family="text"/>
    <style:style style:name="WW8Num63z0" style:family="text"/>
    <style:style style:name="WW8Num64z0" style:family="text"/>
    <style:style style:name="WW8Num65z0" style:family="text"/>
    <style:style style:name="WW8Num66z0" style:family="text"/>
    <style:style style:name="WW8Num67z0" style:family="text"/>
    <style:style style:name="WW8Num68z0" style:family="text"/>
    <style:style style:name="WW8Num70z0" style:family="text"/>
    <style:style style:name="WW8Num71z0" style:family="text"/>
    <style:style style:name="WW8Num71z1" style:family="text">
      <style:text-properties fo:font-weight="normal" style:font-weight-asian="normal"/>
    </style:style>
    <style:style style:name="WW8Num72z0" style:family="text"/>
    <style:style style:name="WW8Num74z0" style:family="text"/>
    <style:style style:name="WW8Num75z0" style:family="text"/>
    <style:style style:name="WW8Num76z0" style:family="text"/>
    <style:style style:name="WW8Num77z0" style:family="text"/>
    <style:style style:name="WW8Num78z0" style:family="text"/>
    <style:style style:name="WW8Num79z0" style:family="text"/>
    <style:style style:name="WW8Num80z0" style:family="text"/>
    <style:style style:name="WW8Num82z0" style:family="text"/>
    <style:style style:name="WW8Num83z0" style:family="text"/>
    <style:style style:name="WW8Num84z0" style:family="text"/>
    <style:style style:name="WW8Num85z0" style:family="text"/>
    <style:style style:name="WW8Num86z0" style:family="text"/>
    <style:style style:name="WW8Num87z0" style:family="text"/>
    <style:style style:name="WW8Num88z0" style:family="text"/>
    <style:style style:name="WW8Num9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0z1" style:family="text">
      <style:text-properties style:font-name="Courier New" fo:font-family="'Courier New'" style:font-family-generic="modern" style:font-name-complex="Courier New" style:font-family-complex="'Courier New'" style:font-family-generic-complex="modern"/>
    </style:style>
    <style:style style:name="WW8Num9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0" style:family="text"/>
    <style:style style:name="WW8Num92z0" style:family="text"/>
    <style:style style:name="WW8Num9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4z0" style:family="text"/>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suffix="." style:num-format="I">
        <style:list-level-properties text:list-level-position-and-space-mode="label-alignment">
          <style:list-level-label-alignment text:label-followed-by="listtab" text:list-tab-stop-position="0.4917in" fo:text-indent="-0.4917in" fo:margin-left="0.4917in"/>
        </style:list-level-properties>
      </text:outline-level-style>
      <text:outline-level-style text:level="2" loext:num-list-format="%2%." style:num-suffix="." style:num-format="A" style:num-letter-sync="true">
        <style:list-level-properties text:list-level-position-and-space-mode="label-alignment">
          <style:list-level-label-alignment text:label-followed-by="listtab" text:list-tab-stop-position="0.4917in" fo:text-indent="-0.4917in" fo:margin-left="0.9835in"/>
        </style:list-level-properties>
      </text:outline-level-style>
      <text:outline-level-style text:level="3" loext:num-list-format="%3%." style:num-suffix="." style:num-format="1">
        <style:list-level-properties text:list-level-position-and-space-mode="label-alignment">
          <style:list-level-label-alignment text:label-followed-by="listtab" text:list-tab-stop-position="0.4917in" fo:text-indent="-0.4917in" fo:margin-left="1.4752in"/>
        </style:list-level-properties>
      </text:outline-level-style>
      <text:outline-level-style text:level="4" loext:num-list-format="%4%)" style:num-suffix=")" style:num-format="a" style:num-letter-sync="true">
        <style:list-level-properties text:list-level-position-and-space-mode="label-alignment">
          <style:list-level-label-alignment text:label-followed-by="listtab" text:list-tab-stop-position="0.4917in" fo:text-indent="-0.4917in" fo:margin-left="1.9665in"/>
        </style:list-level-properties>
      </text:outline-level-style>
      <text:outline-level-style text:level="5" loext:num-list-format="(%5%)" style:num-prefix="(" style:num-suffix=")" style:num-format="1">
        <style:list-level-properties text:list-level-position-and-space-mode="label-alignment">
          <style:list-level-label-alignment text:label-followed-by="listtab" text:list-tab-stop-position="0.4917in" fo:text-indent="-0.4917in" fo:margin-left="2.4583in"/>
        </style:list-level-properties>
      </text:outline-level-style>
      <text:outline-level-style text:level="6" loext:num-list-format="(%6%)" style:num-prefix="(" style:num-suffix=")" style:num-format="a" style:num-letter-sync="true">
        <style:list-level-properties text:list-level-position-and-space-mode="label-alignment">
          <style:list-level-label-alignment text:label-followed-by="listtab" text:list-tab-stop-position="0.4917in" fo:text-indent="-0.4917in" fo:margin-left="2.95in"/>
        </style:list-level-properties>
      </text:outline-level-style>
      <text:outline-level-style text:level="7" loext:num-list-format="(%7%)" style:num-prefix="(" style:num-suffix=")" style:num-format="i">
        <style:list-level-properties text:list-level-position-and-space-mode="label-alignment">
          <style:list-level-label-alignment text:label-followed-by="listtab" text:list-tab-stop-position="0.4917in" fo:text-indent="-0.4917in" fo:margin-left="3.4417in"/>
        </style:list-level-properties>
      </text:outline-level-style>
      <text:outline-level-style text:level="8" loext:num-list-format="(%8%)" style:num-prefix="(" style:num-suffix=")" style:num-format="a" style:num-letter-sync="true">
        <style:list-level-properties text:list-level-position-and-space-mode="label-alignment">
          <style:list-level-label-alignment text:label-followed-by="listtab" text:list-tab-stop-position="0.4917in" fo:text-indent="-0.4917in" fo:margin-left="3.9335in"/>
        </style:list-level-properties>
      </text:outline-level-style>
      <text:outline-level-style text:level="9" loext:num-list-format="(%9%)" style:num-prefix="(" style:num-suffix=")" style:num-format="i">
        <style:list-level-properties text:list-level-position-and-space-mode="label-alignment">
          <style:list-level-label-alignment text:label-followed-by="listtab" text:list-tab-stop-position="0.4917in" fo:text-indent="-0.4917in" fo:margin-left="4.4252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I">
        <style:list-level-properties text:list-level-position-and-space-mode="label-alignment">
          <style:list-level-label-alignment text:label-followed-by="listtab" text:list-tab-stop-position="0.4917in" fo:text-indent="-0.4917in" fo:margin-left="0.4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4917in" fo:text-indent="-0.4917in" fo:margin-left="0.983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4917in" fo:text-indent="-0.4917in" fo:margin-left="1.4752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text:list-tab-stop-position="0.4917in" fo:text-indent="-0.4917in" fo:margin-left="1.966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0.4917in" fo:text-indent="-0.4917in" fo:margin-left="2.4583in"/>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text:list-tab-stop-position="0.4917in" fo:text-indent="-0.4917in" fo:margin-left="2.95in"/>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text:list-tab-stop-position="0.4917in" fo:text-indent="-0.4917in" fo:margin-left="3.4417in"/>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text:list-tab-stop-position="0.4917in" fo:text-indent="-0.4917in" fo:margin-left="3.9335in"/>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text:list-tab-stop-position="0.4917in" fo:text-indent="-0.4917in" fo:margin-left="4.4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format="" text:start-value="0">
        <style:list-level-properties text:list-level-position-and-space-mode="label-alignment">
          <style:list-level-label-alignment text:label-followed-by="listtab" text:list-tab-stop-position="0.2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0.25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0.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0.2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0.2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0.25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0.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format="" text:start-value="0">
        <style:list-level-properties text:list-level-position-and-space-mode="label-alignment">
          <style:list-level-label-alignment text:label-followed-by="listtab" text:list-tab-stop-position="0.2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0.25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0.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0.2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0.2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0.25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0.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loext:num-list-format="%1%" style:num-format="1" text:start-value="7">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9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9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9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9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9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9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9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9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loext:num-list-format="%1%"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0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10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10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10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10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10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10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10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loext:num-list-format="(%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loext:num-list-format="%1%"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6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16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16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16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16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16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16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16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9z1" loext:num-list-format="%2%." style:num-suffix="." style:num-format="A" style:num-letter-sync="true" text:start-value="1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format="" text:start-value="0">
        <style:list-level-properties text:list-level-position-and-space-mode="label-alignment">
          <style:list-level-label-alignment text:label-followed-by="listtab" text:list-tab-stop-position="0.2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0.25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0.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0.2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0.2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0.25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0.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format="" text:start-value="0">
        <style:list-level-properties text:list-level-position-and-space-mode="label-alignment">
          <style:list-level-label-alignment text:label-followed-by="listtab" text:list-tab-stop-position="0.2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0.25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0.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0.2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0.2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0.25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0.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loext:num-list-format="%1%" style:num-format="1"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27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27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7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7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7z0" loext:num-list-format="%1%.%2%.%3%.%4%.%5%.%6%"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7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7z0" loext:num-list-format="%1%.%2%.%3%.%4%.%5%.%6%.%7%.%8%"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7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loext:num-list-format="%1%" style:num-format="1" text:start-value="2">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2" text:style-name="WW8Num31z0" loext:num-list-format="%1%.%2%" style:num-format="1" text:display-levels="2">
        <style:list-level-properties text:list-level-position-and-space-mode="label-alignment">
          <style:list-level-label-alignment text:label-followed-by="listtab" text:list-tab-stop-position="1in" fo:text-indent="-0.5102in" fo:margin-left="1in"/>
        </style:list-level-properties>
      </text:list-level-style-number>
      <text:list-level-style-number text:level="3" text:style-name="WW8Num31z0" loext:num-list-format="%1%.%2%.%3%" style:num-format="1" text:display-levels="3">
        <style:list-level-properties text:list-level-position-and-space-mode="label-alignment">
          <style:list-level-label-alignment text:label-followed-by="listtab" text:list-tab-stop-position="1.4898in" fo:text-indent="-0.5102in" fo:margin-left="1.4898in"/>
        </style:list-level-properties>
      </text:list-level-style-number>
      <text:list-level-style-number text:level="4" text:style-name="WW8Num31z0" loext:num-list-format="%1%.%2%.%3%.%4%" style:num-format="1" text:display-levels="4">
        <style:list-level-properties text:list-level-position-and-space-mode="label-alignment">
          <style:list-level-label-alignment text:label-followed-by="listtab" text:list-tab-stop-position="1.9791in" fo:text-indent="-0.5102in" fo:margin-left="1.9791in"/>
        </style:list-level-properties>
      </text:list-level-style-number>
      <text:list-level-style-number text:level="5" text:style-name="WW8Num31z0" loext:num-list-format="%1%.%2%.%3%.%4%.%5%" style:num-format="1" text:display-levels="5">
        <style:list-level-properties text:list-level-position-and-space-mode="label-alignment">
          <style:list-level-label-alignment text:label-followed-by="listtab" text:list-tab-stop-position="2.7083in" fo:text-indent="-0.75in" fo:margin-left="2.7083in"/>
        </style:list-level-properties>
      </text:list-level-style-number>
      <text:list-level-style-number text:level="6" text:style-name="WW8Num31z0" loext:num-list-format="%1%.%2%.%3%.%4%.%5%.%6%" style:num-format="1" text:display-levels="6">
        <style:list-level-properties text:list-level-position-and-space-mode="label-alignment">
          <style:list-level-label-alignment text:label-followed-by="listtab" text:list-tab-stop-position="3.448in" fo:text-indent="-1in" fo:margin-left="3.448in"/>
        </style:list-level-properties>
      </text:list-level-style-number>
      <text:list-level-style-number text:level="7" text:style-name="WW8Num31z0" loext:num-list-format="%1%.%2%.%3%.%4%.%5%.%6%.%7%" style:num-format="1" text:display-levels="7">
        <style:list-level-properties text:list-level-position-and-space-mode="label-alignment">
          <style:list-level-label-alignment text:label-followed-by="listtab" text:list-tab-stop-position="3.9374in" fo:text-indent="-1in" fo:margin-left="3.9374in"/>
        </style:list-level-properties>
      </text:list-level-style-number>
      <text:list-level-style-number text:level="8" text:style-name="WW8Num31z0" loext:num-list-format="%1%.%2%.%3%.%4%.%5%.%6%.%7%.%8%" style:num-format="1" text:display-levels="8">
        <style:list-level-properties text:list-level-position-and-space-mode="label-alignment">
          <style:list-level-label-alignment text:label-followed-by="listtab" text:list-tab-stop-position="4.6772in" fo:text-indent="-1.25in" fo:margin-left="4.6772in"/>
        </style:list-level-properties>
      </text:list-level-style-number>
      <text:list-level-style-number text:level="9" text:style-name="WW8Num31z0" loext:num-list-format="%1%.%2%.%3%.%4%.%5%.%6%.%7%.%8%.%9%" style:num-format="1" text:display-levels="9">
        <style:list-level-properties text:list-level-position-and-space-mode="label-alignment">
          <style:list-level-label-alignment text:label-followed-by="listtab" text:list-tab-stop-position="5.1665in" fo:text-indent="-1.25in" fo:margin-left="5.1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2z0" loext:num-list-format="%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2z3" loext:num-list-format="%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2z0" loext:num-list-format="%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2z3" loext:num-list-format="%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2z0" loext:num-list-format="%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format="" text:start-value="0">
        <style:list-level-properties text:list-level-position-and-space-mode="label-alignment">
          <style:list-level-label-alignment text:label-followed-by="listtab" text:list-tab-stop-position="0.2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0.25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0.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0.2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0.2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0.25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0.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loext:num-list-format="%1%" style:num-format="1"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5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35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35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35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35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35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35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35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format="" text:start-value="0">
        <style:list-level-properties text:list-level-position-and-space-mode="label-alignment">
          <style:list-level-label-alignment text:label-followed-by="listtab" text:list-tab-stop-position="0.2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0.25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0.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0.2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0.2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0.25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0.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loext:num-list-format="(%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4z1" loext:num-list-format="%2%."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44z0" loext:num-list-format="%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44z3" loext:num-list-format="%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44z1" loext:num-list-format="%5%."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44z0" loext:num-list-format="%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44z3" loext:num-list-format="%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44z1" loext:num-list-format="%8%."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44z0" loext:num-list-format="%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9z1" loext:num-list-format="%2%." style:num-suffix="." style:num-format="A" style:num-letter-sync="true" text:start-value="13">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text:style-name="WW8Num51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format="" text:start-value="0">
        <style:list-level-properties text:list-level-position-and-space-mode="label-alignment">
          <style:list-level-label-alignment text:label-followed-by="listtab" text:list-tab-stop-position="0.2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0.25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0.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0.2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0.2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0.25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0.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text:style-name="WW8Num54z0" loext:num-list-format="%1%" style:num-format="1"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54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54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54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54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54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54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54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54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text:style-name="WW8Num55z0" loext:num-list-format="%1%" style:num-format="1" text:start-value="5">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55z0" loext:num-list-format="%1%.%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WW8Num55z0" loext:num-list-format="%1%.%2%.%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55z0" loext:num-list-format="%1%.%2%.%3%.%4%"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55z0" loext:num-list-format="%1%.%2%.%3%.%4%.%5%"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text:style-name="WW8Num55z0" loext:num-list-format="%1%.%2%.%3%.%4%.%5%.%6%"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55z0" loext:num-list-format="%1%.%2%.%3%.%4%.%5%.%6%.%7%"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text:style-name="WW8Num55z0" loext:num-list-format="%1%.%2%.%3%.%4%.%5%.%6%.%7%.%8%"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55z0" loext:num-list-format="%1%.%2%.%3%.%4%.%5%.%6%.%7%.%8%.%9%"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text:style-name="WW8Num56z0" loext:num-list-format="%1%"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56z0" loext:num-list-format="%1%.%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56z0"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6z0"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56z0"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56z0"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56z0"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56z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6z0" loext:num-list-format="%1%.%2%.%3%.%4%.%5%.%6%.%7%.%8%.%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number text:level="1" text:style-name="WW8Num57z0" loext:num-list-format="(%1%)" style:num-prefix="("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57z0" loext:num-list-format="(%2%)" style:num-prefix="("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number text:level="1" text:style-name="WW8Num58z0" loext:num-list-format="%1%"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58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58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58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58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58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58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58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58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text:style-name="WW8Num59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format="" text:start-value="0">
        <style:list-level-properties text:list-level-position-and-space-mode="label-alignment">
          <style:list-level-label-alignment text:label-followed-by="listtab" text:list-tab-stop-position="0.2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0.25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0.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0.2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0.2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0.25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0.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text:style-name="WW8Num60z0" loext:num-list-format="(%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text:style-name="WW8Num61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format="" text:start-value="0">
        <style:list-level-properties text:list-level-position-and-space-mode="label-alignment">
          <style:list-level-label-alignment text:label-followed-by="listtab" text:list-tab-stop-position="0.2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0.25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0.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0.2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0.2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0.25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0.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number text:level="1" text:style-name="WW8Num6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format="" text:start-value="0">
        <style:list-level-properties text:list-level-position-and-space-mode="label-alignment">
          <style:list-level-label-alignment text:label-followed-by="listtab" text:list-tab-stop-position="0.2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0.25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0.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0.2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0.2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0.25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0.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number text:level="1" text:style-name="WW8Num64z0" loext:num-list-format="%1%" style:num-format="1" text:start-value="5">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64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64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64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64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64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64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64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64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number text:level="1" text:style-name="WW8Num66z0" loext:num-list-format="%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66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66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66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66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66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66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66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66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number text:level="1" text:style-name="WW8Num67z0" loext:num-list-format="%1%"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67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67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67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67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67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67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67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67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number text:level="1" text:style-name="WW8Num68z0" loext:num-list-format="%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68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68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68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68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68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68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68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68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number text:level="1"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number text:level="1" text:style-name="WW8Num7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number text:level="1" text:style-name="WW8Num71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1z1" loext:num-list-format="%2%." style:num-suffix="." style:num-format="A" style:num-letter-sync="true" text:start-value="1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number text:level="1" text:style-name="WW8Num7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number text:level="1" text:style-name="WW8Num74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number text:level="1" text:style-name="WW8Num75z0" loext:num-list-format="%1%" style:num-format="1" text:start-value="3">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75z0" loext:num-list-format="%1%.%2%" style:num-format="1" text:display-levels="2">
        <style:list-level-properties text:list-level-position-and-space-mode="label-alignment">
          <style:list-level-label-alignment text:label-followed-by="listtab" text:list-tab-stop-position="0.9791in" fo:text-indent="-0.448in" fo:margin-left="0.9791in"/>
        </style:list-level-properties>
      </text:list-level-style-number>
      <text:list-level-style-number text:level="3" text:style-name="WW8Num75z0" loext:num-list-format="%1%.%2%.%3%" style:num-format="1" text:display-levels="3">
        <style:list-level-properties text:list-level-position-and-space-mode="label-alignment">
          <style:list-level-label-alignment text:label-followed-by="listtab" text:list-tab-stop-position="1.5626in" fo:text-indent="-0.5in" fo:margin-left="1.5626in"/>
        </style:list-level-properties>
      </text:list-level-style-number>
      <text:list-level-style-number text:level="4" text:style-name="WW8Num75z0" loext:num-list-format="%1%.%2%.%3%.%4%" style:num-format="1" text:display-levels="4">
        <style:list-level-properties text:list-level-position-and-space-mode="label-alignment">
          <style:list-level-label-alignment text:label-followed-by="listtab" text:list-tab-stop-position="2.0937in" fo:text-indent="-0.5in" fo:margin-left="2.0937in"/>
        </style:list-level-properties>
      </text:list-level-style-number>
      <text:list-level-style-number text:level="5" text:style-name="WW8Num75z0" loext:num-list-format="%1%.%2%.%3%.%4%.%5%" style:num-format="1" text:display-levels="5">
        <style:list-level-properties text:list-level-position-and-space-mode="label-alignment">
          <style:list-level-label-alignment text:label-followed-by="listtab" text:list-tab-stop-position="2.8752in" fo:text-indent="-0.75in" fo:margin-left="2.8752in"/>
        </style:list-level-properties>
      </text:list-level-style-number>
      <text:list-level-style-number text:level="6" text:style-name="WW8Num75z0" loext:num-list-format="%1%.%2%.%3%.%4%.%5%.%6%" style:num-format="1" text:display-levels="6">
        <style:list-level-properties text:list-level-position-and-space-mode="label-alignment">
          <style:list-level-label-alignment text:label-followed-by="listtab" text:list-tab-stop-position="3.6563in" fo:text-indent="-1in" fo:margin-left="3.6563in"/>
        </style:list-level-properties>
      </text:list-level-style-number>
      <text:list-level-style-number text:level="7" text:style-name="WW8Num75z0" loext:num-list-format="%1%.%2%.%3%.%4%.%5%.%6%.%7%" style:num-format="1" text:display-levels="7">
        <style:list-level-properties text:list-level-position-and-space-mode="label-alignment">
          <style:list-level-label-alignment text:label-followed-by="listtab" text:list-tab-stop-position="4.1874in" fo:text-indent="-1in" fo:margin-left="4.1874in"/>
        </style:list-level-properties>
      </text:list-level-style-number>
      <text:list-level-style-number text:level="8" text:style-name="WW8Num75z0" loext:num-list-format="%1%.%2%.%3%.%4%.%5%.%6%.%7%.%8%" style:num-format="1" text:display-levels="8">
        <style:list-level-properties text:list-level-position-and-space-mode="label-alignment">
          <style:list-level-label-alignment text:label-followed-by="listtab" text:list-tab-stop-position="4.9689in" fo:text-indent="-1.25in" fo:margin-left="4.9689in"/>
        </style:list-level-properties>
      </text:list-level-style-number>
      <text:list-level-style-number text:level="9" text:style-name="WW8Num75z0" loext:num-list-format="%1%.%2%.%3%.%4%.%5%.%6%.%7%.%8%.%9%" style:num-format="1" text:display-levels="9">
        <style:list-level-properties text:list-level-position-and-space-mode="label-alignment">
          <style:list-level-label-alignment text:label-followed-by="listtab" text:list-tab-stop-position="5.5in" fo:text-indent="-1.2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number text:level="1" text:style-name="WW8Num76z0" loext:num-list-format="%1%" style:num-format="1" text:start-value="5">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76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76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76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76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76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76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76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76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number text:level="1" text:style-name="WW8Num77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number text:level="1" text:style-name="WW8Num78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text:style-name="WW8Num79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number text:level="1" text:style-name="WW8Num8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format="" text:start-value="0">
        <style:list-level-properties text:list-level-position-and-space-mode="label-alignment">
          <style:list-level-label-alignment text:label-followed-by="listtab" text:list-tab-stop-position="0.25in"/>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0.25in"/>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0.25in"/>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0.25in"/>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0.25in"/>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0.25in"/>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0.25in"/>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list-level-style-number text:level="1" text:style-name="WW8Num82z0" loext:num-list-format="%1%" style:num-format="1" text:start-value="7">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82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82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82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82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82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82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82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82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number text:level="1" text:style-name="WW8Num83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number text:level="1" text:style-name="WW8Num84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number text:level="1" text:style-name="WW8Num85z0" loext:num-list-format="%1%" style:num-format="1" text:start-value="5">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85z0" loext:num-list-format="%1%.%2%" style:num-format="1" text:start-value="2"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WW8Num85z0" loext:num-list-format="%1%.%2%.%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85z0" loext:num-list-format="%1%.%2%.%3%.%4%"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85z0" loext:num-list-format="%1%.%2%.%3%.%4%.%5%"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text:style-name="WW8Num85z0" loext:num-list-format="%1%.%2%.%3%.%4%.%5%.%6%"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85z0" loext:num-list-format="%1%.%2%.%3%.%4%.%5%.%6%.%7%"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text:style-name="WW8Num85z0" loext:num-list-format="%1%.%2%.%3%.%4%.%5%.%6%.%7%.%8%"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85z0" loext:num-list-format="%1%.%2%.%3%.%4%.%5%.%6%.%7%.%8%.%9%"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number text:level="1" text:style-name="WW8Num8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number text:level="1" text:style-name="WW8Num87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number text:level="1" text:style-name="WW8Num88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consecutive-numbering="true">
      <text:list-level-style-bullet text:level="1" text:style-name="WW8Num9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0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0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0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0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0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0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0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number text:level="1" text:style-name="WW8Num91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number text:level="1" text:style-name="WW8Num9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3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3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3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number text:level="1" text:style-name="WW8Num94z0" loext:num-list-format="%1%" style:num-format="1"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94z0" loext:num-list-format="%1%.%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94z0" loext:num-list-format="%1%.%2%.%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94z0" loext:num-list-format="%1%.%2%.%3%.%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94z0" loext:num-list-format="%1%.%2%.%3%.%4%.%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94z0" loext:num-list-format="%1%.%2%.%3%.%4%.%5%.%6%"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94z0" loext:num-list-format="%1%.%2%.%3%.%4%.%5%.%6%.%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94z0" loext:num-list-format="%1%.%2%.%3%.%4%.%5%.%6%.%7%.%8%"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94z0" loext:num-list-format="%1%.%2%.%3%.%4%.%5%.%6%.%7%.%8%.%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right="0.25in" fo:text-align="center" style:justify-single-word="false"/>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1.25in" fo:margin-bottom="1.2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2" draw:style-name="Mdp1"/>
    <style:master-page style:name="Convert_20_2" style:display-name="Convert 2" style:page-layout-name="Mpm3" draw:style-name="Mdp1">
      <style:footer>
        <text:p text:style-name="MP1"><draw:frame draw:style-name="Mfr1" draw:name="Frame2" text:anchor-type="paragraph" svg:y="0.0008in" draw:z-index="0"><draw:text-box fo:min-height="0.0228in" fo:min-width="0.0161in"><text:p text:style-name="Footer"><text:span text:style-name="Page_20_Number"><text:page-number text:select-page="current">0</text:page-number></text:span></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ATIONAL CERTIFICATE IN SECRETARIAL STUDIES</dc:title>
    <dc:subject/>
    <meta:keyword/>
    <meta:initial-creator>DIRECTOR</meta:initial-creator>
    <meta:creation-date>2015-05-11T10:27:00</meta:creation-date>
    <dc:date>2025-10-20T12:02:38.910213960</dc:date>
    <meta:print-date>2021-11-26T12:20:00</meta:print-date>
    <meta:editing-cycles>9</meta:editing-cycles>
    <meta:editing-duration>PT20H48M56S</meta:editing-duration>
    <meta:generator>LibreOffice/24.2.7.2$Linux_X86_64 LibreOffice_project/420$Build-2</meta:generator>
    <meta:document-statistic meta:table-count="2" meta:image-count="0" meta:object-count="0" meta:page-count="10" meta:paragraph-count="230" meta:word-count="1011" meta:character-count="6267" meta:non-whitespace-character-count="5217"/>
  </office:meta>
</office:document-meta>
</file>